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70000264A5F29DD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table:align="left"/>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A1" style:family="table-cell">
      <style:table-cell-properties fo:padding-left="0.191cm" fo:padding-right="0.191cm" fo:padding-top="0cm" fo:padding-bottom="0cm" fo:border="0.018cm solid #00000a" style:writing-mode="lr-tb"/>
    </style:style>
    <style:style style:name="Tabelle1.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elle2" style:family="table">
      <style:table-properties style:width="16.993cm" fo:margin-left="-0.191cm" table:align="left"/>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A1" style:family="table-cell">
      <style:table-cell-properties style:vertical-align="middle" fo:padding-left="0.191cm" fo:padding-right="0.191cm" fo:padding-top="0cm" fo:padding-bottom="0cm" fo:border="0.018cm solid #bfbfbf" style:writing-mode="lr-tb"/>
    </style:style>
    <style:style style:name="Tabelle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writing-mode="lr-tb"/>
    </style:style>
    <style:style style:name="Tabelle3" style:family="table">
      <style:table-properties style:width="16.993cm" fo:margin-left="-0.191cm" table:align="left"/>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A1" style:family="table-cell">
      <style:table-cell-properties style:vertical-align="middle" fo:padding-left="0.191cm" fo:padding-right="0.191cm" fo:padding-top="0cm" fo:padding-bottom="0cm" fo:border="0.018cm solid #bfbfbf" style:writing-mode="lr-tb"/>
    </style:style>
    <style:style style:name="Tabelle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4" style:family="table">
      <style:table-properties style:width="16.986cm" fo:margin-left="-0.191cm" table:align="left"/>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A1" style:family="table-cell">
      <style:table-cell-properties style:vertical-align="middle" fo:padding-left="0.191cm" fo:padding-right="0.191cm" fo:padding-top="0cm" fo:padding-bottom="0cm" fo:border="0.018cm solid #bfbfbf" style:writing-mode="lr-tb"/>
    </style:style>
    <style:style style:name="Tabelle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5" style:family="table">
      <style:table-properties style:width="16.986cm" fo:margin-left="-0.191cm" table:align="left"/>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A1" style:family="table-cell">
      <style:table-cell-properties style:vertical-align="middle" fo:padding-left="0.191cm" fo:padding-right="0.191cm" fo:padding-top="0cm" fo:padding-bottom="0cm" fo:border="0.018cm solid #bfbfbf" style:writing-mode="lr-tb"/>
    </style:style>
    <style:style style:name="Tabelle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6" style:family="table">
      <style:table-properties style:width="15.984cm" fo:margin-left="-0.191cm" table:align="left"/>
    </style:style>
    <style:style style:name="Tabelle6.A" style:family="table-column">
      <style:table-column-properties style:column-width="4.336cm"/>
    </style:style>
    <style:style style:name="Tabelle6.B" style:family="table-column">
      <style:table-column-properties style:column-width="11.649cm"/>
    </style:style>
    <style:style style:name="Tabelle6.A1" style:family="table-cell">
      <style:table-cell-properties fo:padding-left="0.191cm" fo:padding-right="0.191cm" fo:padding-top="0cm" fo:padding-bottom="0cm" fo:border="0.018cm solid #bfbfbf" style:writing-mode="lr-tb"/>
    </style:style>
    <style:style style:name="Tabelle6.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7" style:family="table">
      <style:table-properties style:width="15.984cm" fo:margin-left="-0.191cm" table:align="left"/>
    </style:style>
    <style:style style:name="Tabelle7.A" style:family="table-column">
      <style:table-column-properties style:column-width="5.491cm"/>
    </style:style>
    <style:style style:name="Tabelle7.B" style:family="table-column">
      <style:table-column-properties style:column-width="10.493cm"/>
    </style:style>
    <style:style style:name="Tabelle7.1" style:family="table-row">
      <style:table-row-properties style:min-row-height="0.3cm" style:use-optimal-row-height="false"/>
    </style:style>
    <style:style style:name="Tabelle7.A1" style:family="table-cell">
      <style:table-cell-properties style:vertical-align="middle" fo:padding-left="0.191cm" fo:padding-right="0.191cm" fo:padding-top="0cm" fo:padding-bottom="0cm" fo:border="0.018cm solid #bfbfbf" style:writing-mode="lr-tb"/>
    </style:style>
    <style:style style:name="Tabelle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 style:family="table">
      <style:table-properties style:width="15.984cm" fo:margin-left="-0.191cm" table:align="left"/>
    </style:style>
    <style:style style:name="Tabelle27.A" style:family="table-column">
      <style:table-column-properties style:column-width="5.207cm"/>
    </style:style>
    <style:style style:name="Tabelle27.B" style:family="table-column">
      <style:table-column-properties style:column-width="10.777cm"/>
    </style:style>
    <style:style style:name="Tabelle27.1" style:family="table-row">
      <style:table-row-properties style:min-row-height="0.9cm" style:use-optimal-row-height="false"/>
    </style:style>
    <style:style style:name="Tabelle27.A1" style:family="table-cell">
      <style:table-cell-properties style:vertical-align="middle" fo:padding-left="0.191cm" fo:padding-right="0.191cm" fo:padding-top="0cm" fo:padding-bottom="0cm" fo:border="0.018cm solid #bfbfbf" style:writing-mode="lr-tb"/>
    </style:style>
    <style:style style:name="Tabelle2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3" style:family="table-row">
      <style:table-row-properties style:min-row-height="1cm" style:use-optimal-row-height="false"/>
    </style:style>
    <style:style style:name="Tabelle9" style:family="table">
      <style:table-properties style:width="15.984cm" fo:margin-left="-0.191cm" table:align="left"/>
    </style:style>
    <style:style style:name="Tabelle9.A" style:family="table-column">
      <style:table-column-properties style:column-width="5.207cm"/>
    </style:style>
    <style:style style:name="Tabelle9.B" style:family="table-column">
      <style:table-column-properties style:column-width="10.777cm"/>
    </style:style>
    <style:style style:name="Tabelle9.1" style:family="table-row">
      <style:table-row-properties style:min-row-height="0.9cm" style:use-optimal-row-height="false"/>
    </style:style>
    <style:style style:name="Tabelle9.A1" style:family="table-cell">
      <style:table-cell-properties style:vertical-align="middle" fo:padding-left="0.191cm" fo:padding-right="0.191cm" fo:padding-top="0cm" fo:padding-bottom="0cm" fo:border="0.018cm solid #bfbfbf" style:writing-mode="lr-tb"/>
    </style:style>
    <style:style style:name="Tabelle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9.3" style:family="table-row">
      <style:table-row-properties style:min-row-height="1cm" style:use-optimal-row-height="false"/>
    </style:style>
    <style:style style:name="Tabelle8" style:family="table">
      <style:table-properties style:width="15.984cm" fo:margin-left="-0.191cm" table:align="left"/>
    </style:style>
    <style:style style:name="Tabelle8.A" style:family="table-column">
      <style:table-column-properties style:column-width="5.207cm"/>
    </style:style>
    <style:style style:name="Tabelle8.B" style:family="table-column">
      <style:table-column-properties style:column-width="10.777cm"/>
    </style:style>
    <style:style style:name="Tabelle8.1" style:family="table-row">
      <style:table-row-properties style:min-row-height="0.9cm" style:use-optimal-row-height="false"/>
    </style:style>
    <style:style style:name="Tabelle8.A1" style:family="table-cell">
      <style:table-cell-properties style:vertical-align="middle" fo:padding-left="0.191cm" fo:padding-right="0.191cm" fo:padding-top="0cm" fo:padding-bottom="0cm" fo:border="0.018cm solid #bfbfbf" style:writing-mode="lr-tb"/>
    </style:style>
    <style:style style:name="Tabelle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3" style:family="table-row">
      <style:table-row-properties style:min-row-height="1cm" style:use-optimal-row-height="false"/>
    </style:style>
    <style:style style:name="Tabelle13" style:family="table">
      <style:table-properties style:width="15.984cm" fo:margin-left="-0.191cm" table:align="left"/>
    </style:style>
    <style:style style:name="Tabelle13.A" style:family="table-column">
      <style:table-column-properties style:column-width="5.207cm"/>
    </style:style>
    <style:style style:name="Tabelle13.B" style:family="table-column">
      <style:table-column-properties style:column-width="10.777cm"/>
    </style:style>
    <style:style style:name="Tabelle13.1" style:family="table-row">
      <style:table-row-properties style:min-row-height="0.9cm" style:use-optimal-row-height="false"/>
    </style:style>
    <style:style style:name="Tabelle13.A1" style:family="table-cell">
      <style:table-cell-properties style:vertical-align="middle" fo:padding-left="0.191cm" fo:padding-right="0.191cm" fo:padding-top="0cm" fo:padding-bottom="0cm" fo:border="0.018cm solid #bfbfbf" style:writing-mode="lr-tb"/>
    </style:style>
    <style:style style:name="Tabelle1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3.3" style:family="table-row">
      <style:table-row-properties style:min-row-height="1cm" style:use-optimal-row-height="false"/>
    </style:style>
    <style:style style:name="Tabelle14" style:family="table">
      <style:table-properties style:width="15.984cm" fo:margin-left="-0.191cm" table:align="left"/>
    </style:style>
    <style:style style:name="Tabelle14.A" style:family="table-column">
      <style:table-column-properties style:column-width="5.207cm"/>
    </style:style>
    <style:style style:name="Tabelle14.B" style:family="table-column">
      <style:table-column-properties style:column-width="10.777cm"/>
    </style:style>
    <style:style style:name="Tabelle14.1" style:family="table-row">
      <style:table-row-properties style:min-row-height="0.9cm" style:use-optimal-row-height="false"/>
    </style:style>
    <style:style style:name="Tabelle14.A1" style:family="table-cell">
      <style:table-cell-properties style:vertical-align="middle" fo:padding-left="0.191cm" fo:padding-right="0.191cm" fo:padding-top="0cm" fo:padding-bottom="0cm" fo:border="0.018cm solid #bfbfbf" style:writing-mode="lr-tb"/>
    </style:style>
    <style:style style:name="Tabelle1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4.3" style:family="table-row">
      <style:table-row-properties style:min-row-height="1cm" style:use-optimal-row-height="false"/>
    </style:style>
    <style:style style:name="Tabelle16" style:family="table">
      <style:table-properties style:width="15.984cm" fo:margin-left="-0.191cm" table:align="left"/>
    </style:style>
    <style:style style:name="Tabelle16.A" style:family="table-column">
      <style:table-column-properties style:column-width="5.207cm"/>
    </style:style>
    <style:style style:name="Tabelle16.B" style:family="table-column">
      <style:table-column-properties style:column-width="10.777cm"/>
    </style:style>
    <style:style style:name="Tabelle16.1" style:family="table-row">
      <style:table-row-properties style:min-row-height="0.9cm" style:use-optimal-row-height="false"/>
    </style:style>
    <style:style style:name="Tabelle16.A1" style:family="table-cell">
      <style:table-cell-properties style:vertical-align="middle" fo:padding-left="0.191cm" fo:padding-right="0.191cm" fo:padding-top="0cm" fo:padding-bottom="0cm" fo:border="0.018cm solid #bfbfbf" style:writing-mode="lr-tb"/>
    </style:style>
    <style:style style:name="Tabelle1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6.3" style:family="table-row">
      <style:table-row-properties style:min-row-height="1cm" style:use-optimal-row-height="false"/>
    </style:style>
    <style:style style:name="Tabelle17" style:family="table">
      <style:table-properties style:width="15.984cm" fo:margin-left="-0.191cm" table:align="left"/>
    </style:style>
    <style:style style:name="Tabelle17.A" style:family="table-column">
      <style:table-column-properties style:column-width="5.207cm"/>
    </style:style>
    <style:style style:name="Tabelle17.B" style:family="table-column">
      <style:table-column-properties style:column-width="10.777cm"/>
    </style:style>
    <style:style style:name="Tabelle17.1" style:family="table-row">
      <style:table-row-properties style:min-row-height="0.9cm" style:use-optimal-row-height="false"/>
    </style:style>
    <style:style style:name="Tabelle17.A1" style:family="table-cell">
      <style:table-cell-properties style:vertical-align="middle" fo:padding-left="0.191cm" fo:padding-right="0.191cm" fo:padding-top="0cm" fo:padding-bottom="0cm" fo:border="0.018cm solid #bfbfbf" style:writing-mode="lr-tb"/>
    </style:style>
    <style:style style:name="Tabelle1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7.3" style:family="table-row">
      <style:table-row-properties style:min-row-height="1cm" style:use-optimal-row-height="false"/>
    </style:style>
    <style:style style:name="Tabelle28" style:family="table">
      <style:table-properties style:width="15.984cm" fo:margin-left="-0.191cm" table:align="left"/>
    </style:style>
    <style:style style:name="Tabelle28.A" style:family="table-column">
      <style:table-column-properties style:column-width="5.207cm"/>
    </style:style>
    <style:style style:name="Tabelle28.B" style:family="table-column">
      <style:table-column-properties style:column-width="10.777cm"/>
    </style:style>
    <style:style style:name="Tabelle28.1" style:family="table-row">
      <style:table-row-properties style:min-row-height="0.9cm" style:use-optimal-row-height="false"/>
    </style:style>
    <style:style style:name="Tabelle28.A1" style:family="table-cell">
      <style:table-cell-properties style:vertical-align="middle" fo:padding-left="0.191cm" fo:padding-right="0.191cm" fo:padding-top="0cm" fo:padding-bottom="0cm" fo:border="0.018cm solid #bfbfbf" style:writing-mode="lr-tb"/>
    </style:style>
    <style:style style:name="Tabelle2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8.3" style:family="table-row">
      <style:table-row-properties style:min-row-height="1cm" style:use-optimal-row-height="false"/>
    </style:style>
    <style:style style:name="Tabelle29" style:family="table">
      <style:table-properties style:width="15.984cm" fo:margin-left="-0.191cm" table:align="left"/>
    </style:style>
    <style:style style:name="Tabelle29.A" style:family="table-column">
      <style:table-column-properties style:column-width="5.207cm"/>
    </style:style>
    <style:style style:name="Tabelle29.B" style:family="table-column">
      <style:table-column-properties style:column-width="10.777cm"/>
    </style:style>
    <style:style style:name="Tabelle29.1" style:family="table-row">
      <style:table-row-properties style:min-row-height="0.9cm" style:use-optimal-row-height="false"/>
    </style:style>
    <style:style style:name="Tabelle29.A1" style:family="table-cell">
      <style:table-cell-properties style:vertical-align="middle" fo:padding-left="0.191cm" fo:padding-right="0.191cm" fo:padding-top="0cm" fo:padding-bottom="0cm" fo:border="0.018cm solid #bfbfbf" style:writing-mode="lr-tb"/>
    </style:style>
    <style:style style:name="Tabelle2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9.3" style:family="table-row">
      <style:table-row-properties style:min-row-height="1cm" style:use-optimal-row-height="false"/>
    </style:style>
    <style:style style:name="Tabelle15" style:family="table">
      <style:table-properties style:width="15.984cm" fo:margin-left="-0.191cm" table:align="left"/>
    </style:style>
    <style:style style:name="Tabelle15.A" style:family="table-column">
      <style:table-column-properties style:column-width="5.207cm"/>
    </style:style>
    <style:style style:name="Tabelle15.B" style:family="table-column">
      <style:table-column-properties style:column-width="10.777cm"/>
    </style:style>
    <style:style style:name="Tabelle15.1" style:family="table-row">
      <style:table-row-properties style:min-row-height="0.9cm" style:use-optimal-row-height="false"/>
    </style:style>
    <style:style style:name="Tabelle15.A1" style:family="table-cell">
      <style:table-cell-properties style:vertical-align="middle" fo:padding-left="0.191cm" fo:padding-right="0.191cm" fo:padding-top="0cm" fo:padding-bottom="0cm" fo:border="0.018cm solid #bfbfbf" style:writing-mode="lr-tb"/>
    </style:style>
    <style:style style:name="Tabelle1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5.3" style:family="table-row">
      <style:table-row-properties style:min-row-height="1cm" style:use-optimal-row-height="false"/>
    </style:style>
    <style:style style:name="Tabelle30" style:family="table">
      <style:table-properties style:width="15.984cm" fo:margin-left="-0.191cm" table:align="left"/>
    </style:style>
    <style:style style:name="Tabelle30.A" style:family="table-column">
      <style:table-column-properties style:column-width="5.207cm"/>
    </style:style>
    <style:style style:name="Tabelle30.B" style:family="table-column">
      <style:table-column-properties style:column-width="10.777cm"/>
    </style:style>
    <style:style style:name="Tabelle30.1" style:family="table-row">
      <style:table-row-properties style:min-row-height="0.9cm" style:use-optimal-row-height="false"/>
    </style:style>
    <style:style style:name="Tabelle30.A1" style:family="table-cell">
      <style:table-cell-properties style:vertical-align="middle" fo:padding-left="0.191cm" fo:padding-right="0.191cm" fo:padding-top="0cm" fo:padding-bottom="0cm" fo:border="0.018cm solid #bfbfbf" style:writing-mode="lr-tb"/>
    </style:style>
    <style:style style:name="Tabelle3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30.3" style:family="table-row">
      <style:table-row-properties style:min-row-height="1cm" style:use-optimal-row-height="false"/>
    </style:style>
    <style:style style:name="Tabelle12" style:family="table">
      <style:table-properties style:width="15.984cm" fo:margin-left="-0.191cm" table:align="left"/>
    </style:style>
    <style:style style:name="Tabelle12.A" style:family="table-column">
      <style:table-column-properties style:column-width="5.241cm"/>
    </style:style>
    <style:style style:name="Tabelle12.B" style:family="table-column">
      <style:table-column-properties style:column-width="10.744cm"/>
    </style:style>
    <style:style style:name="Tabelle12.1" style:family="table-row">
      <style:table-row-properties style:min-row-height="0.9cm" style:use-optimal-row-height="false"/>
    </style:style>
    <style:style style:name="Tabelle12.A1" style:family="table-cell">
      <style:table-cell-properties fo:padding-left="0.191cm" fo:padding-right="0.191cm" fo:padding-top="0cm" fo:padding-bottom="0cm" fo:border="0.018cm solid #bfbfbf" style:writing-mode="lr-tb"/>
    </style:style>
    <style:style style:name="Tabelle12.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2.3" style:family="table-row">
      <style:table-row-properties style:min-row-height="1cm" style:use-optimal-row-height="false"/>
    </style:style>
    <style:style style:name="Tabelle31" style:family="table">
      <style:table-properties style:width="15.984cm" fo:margin-left="-0.191cm" table:align="left"/>
    </style:style>
    <style:style style:name="Tabelle31.A" style:family="table-column">
      <style:table-column-properties style:column-width="5.241cm"/>
    </style:style>
    <style:style style:name="Tabelle31.B" style:family="table-column">
      <style:table-column-properties style:column-width="10.744cm"/>
    </style:style>
    <style:style style:name="Tabelle31.1" style:family="table-row">
      <style:table-row-properties style:min-row-height="0.9cm" style:use-optimal-row-height="false"/>
    </style:style>
    <style:style style:name="Tabelle31.A1" style:family="table-cell">
      <style:table-cell-properties fo:padding-left="0.191cm" fo:padding-right="0.191cm" fo:padding-top="0cm" fo:padding-bottom="0cm" fo:border="0.018cm solid #bfbfbf" style:writing-mode="lr-tb"/>
    </style:style>
    <style:style style:name="Tabelle31.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31.3" style:family="table-row">
      <style:table-row-properties style:min-row-height="1cm" style:use-optimal-row-height="false"/>
    </style:style>
    <style:style style:name="Tabelle11" style:family="table">
      <style:table-properties style:width="15.984cm" fo:margin-left="-0.191cm" table:align="left"/>
    </style:style>
    <style:style style:name="Tabelle11.A" style:family="table-column">
      <style:table-column-properties style:column-width="5.207cm"/>
    </style:style>
    <style:style style:name="Tabelle11.B" style:family="table-column">
      <style:table-column-properties style:column-width="10.777cm"/>
    </style:style>
    <style:style style:name="Tabelle11.1" style:family="table-row">
      <style:table-row-properties style:min-row-height="0.9cm" style:use-optimal-row-height="false"/>
    </style:style>
    <style:style style:name="Tabelle11.A1" style:family="table-cell">
      <style:table-cell-properties style:vertical-align="middle" fo:padding-left="0.191cm" fo:padding-right="0.191cm" fo:padding-top="0cm" fo:padding-bottom="0cm" fo:border="0.018cm solid #bfbfbf" style:writing-mode="lr-tb"/>
    </style:style>
    <style:style style:name="Tabelle1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1.3" style:family="table-row">
      <style:table-row-properties style:min-row-height="1cm" style:use-optimal-row-height="false"/>
    </style:style>
    <style:style style:name="Tabelle10" style:family="table">
      <style:table-properties style:width="15.984cm" fo:margin-left="-0.191cm" table:align="left"/>
    </style:style>
    <style:style style:name="Tabelle10.A" style:family="table-column">
      <style:table-column-properties style:column-width="5.241cm"/>
    </style:style>
    <style:style style:name="Tabelle10.B" style:family="table-column">
      <style:table-column-properties style:column-width="10.744cm"/>
    </style:style>
    <style:style style:name="Tabelle10.1" style:family="table-row">
      <style:table-row-properties style:min-row-height="0.9cm" style:use-optimal-row-height="false"/>
    </style:style>
    <style:style style:name="Tabelle10.A1" style:family="table-cell">
      <style:table-cell-properties fo:padding-left="0.191cm" fo:padding-right="0.191cm" fo:padding-top="0cm" fo:padding-bottom="0cm" fo:border="0.018cm solid #bfbfbf" style:writing-mode="lr-tb"/>
    </style:style>
    <style:style style:name="Tabelle10.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0.3" style:family="table-row">
      <style:table-row-properties style:min-row-height="1cm" style:use-optimal-row-height="false"/>
    </style:style>
    <style:style style:name="Tabelle20" style:family="table">
      <style:table-properties style:width="15.984cm" fo:margin-left="-0.191cm" table:align="left"/>
    </style:style>
    <style:style style:name="Tabelle20.A" style:family="table-column">
      <style:table-column-properties style:column-width="5.207cm"/>
    </style:style>
    <style:style style:name="Tabelle20.B" style:family="table-column">
      <style:table-column-properties style:column-width="10.777cm"/>
    </style:style>
    <style:style style:name="Tabelle20.1" style:family="table-row">
      <style:table-row-properties style:min-row-height="0.9cm" style:use-optimal-row-height="false"/>
    </style:style>
    <style:style style:name="Tabelle20.A1" style:family="table-cell">
      <style:table-cell-properties style:vertical-align="middle" fo:padding-left="0.191cm" fo:padding-right="0.191cm" fo:padding-top="0cm" fo:padding-bottom="0cm" fo:border="0.018cm solid #bfbfbf" style:writing-mode="lr-tb"/>
    </style:style>
    <style:style style:name="Tabelle2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0.3" style:family="table-row">
      <style:table-row-properties style:min-row-height="1cm" style:use-optimal-row-height="false"/>
    </style:style>
    <style:style style:name="Tabelle21" style:family="table">
      <style:table-properties style:width="16.745cm" fo:margin-left="-0.191cm" table:align="left"/>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A1" style:family="table-cell">
      <style:table-cell-properties style:vertical-align="middle" fo:padding-left="0.191cm" fo:padding-right="0.191cm" fo:padding-top="0cm" fo:padding-bottom="0cm" fo:border="0.018cm solid #bfbfbf" style:writing-mode="lr-tb"/>
    </style:style>
    <style:style style:name="Tabelle2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 style:family="table">
      <style:table-properties style:width="16.745cm" fo:margin-left="-0.191cm" table:align="left"/>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min-row-height="0.947cm" style:use-optimal-row-height="false"/>
    </style:style>
    <style:style style:name="Tabelle22.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 style:family="table">
      <style:table-properties style:width="16.745cm" fo:margin-left="-0.191cm" table:align="left"/>
    </style:style>
    <style:style style:name="Tabelle23.A" style:family="table-column">
      <style:table-column-properties style:column-width="1.49cm"/>
    </style:style>
    <style:style style:name="Tabelle23.B" style:family="table-column">
      <style:table-column-properties style:column-width="2cm"/>
    </style:style>
    <style:style style:name="Tabelle23.C" style:family="table-column">
      <style:table-column-properties style:column-width="8.751cm"/>
    </style:style>
    <style:style style:name="Tabelle23.D" style:family="table-column">
      <style:table-column-properties style:column-width="1.998cm"/>
    </style:style>
    <style:style style:name="Tabelle23.E" style:family="table-column">
      <style:table-column-properties style:column-width="2.505cm"/>
    </style:style>
    <style:style style:name="Tabelle23.1" style:family="table-row">
      <style:table-row-properties style:min-row-height="0.947cm" style:use-optimal-row-height="false"/>
    </style:style>
    <style:style style:name="Tabelle23.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A2" style:family="table-cell">
      <style:table-cell-properties style:vertical-align="middle" fo:padding-left="0.191cm" fo:padding-right="0.191cm" fo:padding-top="0cm" fo:padding-bottom="0cm" fo:border="0.018cm solid #bfbfbf" style:writing-mode="lr-tb"/>
    </style:style>
    <style:style style:name="Tabelle24" style:family="table">
      <style:table-properties style:width="16.745cm" fo:margin-left="-0.191cm" table:align="left"/>
    </style:style>
    <style:style style:name="Tabelle24.A" style:family="table-column">
      <style:table-column-properties style:column-width="1.49cm"/>
    </style:style>
    <style:style style:name="Tabelle24.B" style:family="table-column">
      <style:table-column-properties style:column-width="2cm"/>
    </style:style>
    <style:style style:name="Tabelle24.C" style:family="table-column">
      <style:table-column-properties style:column-width="8.751cm"/>
    </style:style>
    <style:style style:name="Tabelle24.D" style:family="table-column">
      <style:table-column-properties style:column-width="1.998cm"/>
    </style:style>
    <style:style style:name="Tabelle24.E" style:family="table-column">
      <style:table-column-properties style:column-width="2.505cm"/>
    </style:style>
    <style:style style:name="Tabelle24.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5" style:family="table">
      <style:table-properties style:width="16.745cm" fo:margin-left="-0.191cm" table:align="left"/>
    </style:style>
    <style:style style:name="Tabelle25.A" style:family="table-column">
      <style:table-column-properties style:column-width="1.49cm"/>
    </style:style>
    <style:style style:name="Tabelle25.B" style:family="table-column">
      <style:table-column-properties style:column-width="2cm"/>
    </style:style>
    <style:style style:name="Tabelle25.C" style:family="table-column">
      <style:table-column-properties style:column-width="8.751cm"/>
    </style:style>
    <style:style style:name="Tabelle25.D" style:family="table-column">
      <style:table-column-properties style:column-width="1.998cm"/>
    </style:style>
    <style:style style:name="Tabelle25.E" style:family="table-column">
      <style:table-column-properties style:column-width="2.505cm"/>
    </style:style>
    <style:style style:name="Tabelle25.A1" style:family="table-cell">
      <style:table-cell-properties style:vertical-align="middle" fo:padding-left="0.191cm" fo:padding-right="0.191cm" fo:padding-top="0cm" fo:padding-bottom="0cm" fo:border="0.018cm solid #bfbfbf" style:writing-mode="lr-tb"/>
    </style:style>
    <style:style style:name="Tabelle25.A3"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6" style:family="table">
      <style:table-properties style:width="17.013cm" fo:margin-left="-0.191cm" table:align="left"/>
    </style:style>
    <style:style style:name="Tabelle26.A" style:family="table-column">
      <style:table-column-properties style:column-width="1.565cm"/>
    </style:style>
    <style:style style:name="Tabelle26.B" style:family="table-column">
      <style:table-column-properties style:column-width="8.303cm"/>
    </style:style>
    <style:style style:name="Tabelle26.C" style:family="table-column">
      <style:table-column-properties style:column-width="2.887cm"/>
    </style:style>
    <style:style style:name="Tabelle26.D" style:family="table-column">
      <style:table-column-properties style:column-width="4.258cm"/>
    </style:style>
    <style:style style:name="Tabelle26.A1" style:family="table-cell">
      <style:table-cell-properties style:vertical-align="middle" fo:padding-left="0.191cm" fo:padding-right="0.191cm" fo:padding-top="0cm" fo:padding-bottom="0cm" fo:border="0.018cm solid #bfbfbf" style:writing-mode="lr-tb"/>
    </style:style>
    <style:style style:name="Tabelle2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style:tab-stops>
          <style:tab-stop style:position="3.752cm"/>
        </style:tab-stops>
      </style:paragraph-properties>
      <style:text-properties style:language-asian="zh" style:country-asian="CN" style:font-name-complex="Lucida Sans" style:language-complex="hi" style:country-complex="IN"/>
    </style:style>
    <style:style style:name="P8" style:family="paragraph" style:parent-style-name="Standard">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margin-top="0.212cm" fo:margin-bottom="0cm" fo:line-height="100%"/>
    </style:style>
    <style:style style:name="P11" style:family="paragraph" style:parent-style-name="Standard">
      <style:paragraph-properties fo:margin-top="0.212cm" fo:margin-bottom="0cm" fo:line-height="100%" fo:text-align="start" style:justify-single-word="false"/>
    </style:style>
    <style:style style:name="P12"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13" style:family="paragraph" style:parent-style-name="Standard">
      <style:paragraph-properties fo:margin-top="0.212cm" fo:margin-bottom="0cm" fo:line-height="100%"/>
      <style:text-properties fo:font-weight="bold" style:font-weight-asian="bold" style:font-weight-complex="bold"/>
    </style:style>
    <style:style style:name="P14"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5" style:family="paragraph" style:parent-style-name="Standard">
      <style:paragraph-properties fo:margin-top="0.212cm" fo:margin-bottom="0cm" fo:line-height="100%"/>
      <style:text-properties style:font-weight-complex="bold"/>
    </style:style>
    <style:style style:name="P16" style:family="paragraph" style:parent-style-name="Verzeichnis_20_1">
      <style:paragraph-properties>
        <style:tab-stops>
          <style:tab-stop style:position="0.847cm"/>
          <style:tab-stop style:position="15.984cm" style:type="right" style:leader-style="dotted" style:leader-text="."/>
        </style:tab-stops>
      </style:paragraph-properties>
    </style:style>
    <style:style style:name="P17" style:family="paragraph" style:parent-style-name="Verzeichnis_20_1">
      <style:paragraph-properties>
        <style:tab-stops>
          <style:tab-stop style:position="15.984cm" style:type="right" style:leader-style="dotted" style:leader-text="."/>
        </style:tab-stops>
      </style:paragraph-properties>
    </style:style>
    <style:style style:name="P18" style:family="paragraph" style:parent-style-name="Verzeichnis_20_2">
      <style:paragraph-properties>
        <style:tab-stops>
          <style:tab-stop style:position="1.129cm"/>
          <style:tab-stop style:position="15.561cm" style:type="right" style:leader-style="dotted" style:leader-text="."/>
        </style:tab-stops>
      </style:paragraph-properties>
    </style:style>
    <style:style style:name="P19" style:family="paragraph" style:parent-style-name="Verzeichnis_20_2">
      <style:paragraph-properties>
        <style:tab-stops>
          <style:tab-stop style:position="15.561cm" style:type="right" style:leader-style="dotted" style:leader-text="."/>
        </style:tab-stops>
      </style:paragraph-properties>
    </style:style>
    <style:style style:name="P20" style:family="paragraph" style:parent-style-name="Verzeichnis_20_3">
      <style:paragraph-properties>
        <style:tab-stops>
          <style:tab-stop style:position="15.138cm" style:type="right" style:leader-style="dotted" style:leader-text="."/>
        </style:tab-stops>
      </style:paragraph-properties>
    </style:style>
    <style:style style:name="P21" style:family="paragraph" style:parent-style-name="Standard">
      <style:paragraph-properties fo:margin-top="0cm" fo:margin-bottom="0cm"/>
    </style:style>
    <style:style style:name="P22" style:family="paragraph" style:parent-style-name="Table_20_Contents">
      <style:paragraph-properties>
        <style:tab-stops>
          <style:tab-stop style:position="1.847cm"/>
        </style:tab-stops>
      </style:paragraph-properties>
    </style:style>
    <style:style style:name="P23" style:family="paragraph" style:parent-style-name="Table_20_Contents">
      <style:text-properties style:font-name="Calibri" fo:font-weight="bold" style:font-weight-asian="bold" style:font-size-complex="11pt" style:font-weight-complex="bold"/>
    </style:style>
    <style:style style:name="P24" style:family="paragraph" style:parent-style-name="Table_20_Contents">
      <style:text-properties style:font-name="Calibri" style:font-size-complex="11pt"/>
    </style:style>
    <style:style style:name="P25" style:family="paragraph" style:parent-style-name="Standard">
      <style:paragraph-properties fo:margin-left="0cm" fo:margin-right="0cm" fo:margin-top="0.314cm" fo:margin-bottom="0.314cm" fo:line-height="150%" fo:text-align="start" style:justify-single-word="false" fo:text-indent="0cm" style:auto-text-indent="false">
        <style:tab-stops/>
      </style:paragraph-properties>
      <style:text-properties style:font-name="Calibri" style:font-name-complex="Calibri"/>
    </style:style>
    <style:style style:name="P26" style:family="paragraph" style:parent-style-name="Standard">
      <style:paragraph-properties fo:margin-left="0.051cm" fo:margin-right="0cm" fo:margin-top="0.212cm" fo:margin-bottom="0cm" fo:line-height="100%" fo:text-align="start" style:justify-single-word="false" fo:orphans="2" fo:widows="2" fo:hyphenation-ladder-count="no-limit" fo:text-indent="0cm" style:auto-text-indent="false"/>
      <style:text-properties fo:hyphenate="false" fo:hyphenation-remain-char-count="0" fo:hyphenation-push-char-count="0"/>
    </style:style>
    <style:style style:name="P27" style:family="paragraph" style:parent-style-name="Standard">
      <style:paragraph-properties fo:margin-top="0.007cm" fo:margin-bottom="0cm" fo:line-height="100%"/>
    </style:style>
    <style:style style:name="P28" style:family="paragraph" style:parent-style-name="Standard" style:master-page-name="MPF0">
      <style:paragraph-properties style:page-number="auto" fo:break-before="page"/>
    </style:style>
    <style:style style:name="P29" style:family="paragraph" style:parent-style-name="Standard" style:list-style-name="WWNum3">
      <style:paragraph-properties fo:margin-left="1.259cm" fo:margin-right="0cm" fo:margin-top="0.212cm" fo:margin-bottom="0cm" fo:line-height="150%" fo:text-align="start" style:justify-single-word="false" fo:orphans="0" fo:widows="0" fo:text-indent="-0.63cm" style:auto-text-indent="false">
        <style:tab-stops/>
      </style:paragraph-properties>
    </style:style>
    <style:style style:name="P30" style:family="paragraph" style:parent-style-name="Standard" style:list-style-name="WWNum5">
      <style:paragraph-properties fo:margin-left="1.259cm" fo:margin-right="0cm" fo:margin-top="0.212cm" fo:margin-bottom="0cm" fo:text-align="start" style:justify-single-word="false" fo:orphans="0" fo:widows="0" fo:text-indent="-0.63cm" style:auto-text-indent="false">
        <style:tab-stops/>
      </style:paragraph-properties>
    </style:style>
    <style:style style:name="P31" style:family="paragraph" style:parent-style-name="Standard" style:list-style-name="WWNum3">
      <style:paragraph-properties fo:margin-left="1.259cm" fo:margin-right="0cm" fo:margin-top="0cm" fo:margin-bottom="0.212cm" fo:line-height="150%" fo:text-align="start" style:justify-single-word="false" fo:orphans="0" fo:widows="0" fo:text-indent="-0.63cm" style:auto-text-indent="false">
        <style:tab-stops/>
      </style:paragraph-properties>
    </style:style>
    <style:style style:name="P32" style:family="paragraph" style:parent-style-name="Standard" style:list-style-name="WWNum4">
      <style:paragraph-properties fo:margin-left="1.259cm" fo:margin-right="0cm" fo:margin-top="0cm" fo:margin-bottom="0.212cm" fo:text-align="start" style:justify-single-word="false" fo:orphans="0" fo:widows="0" fo:text-indent="-0.63cm" style:auto-text-indent="false">
        <style:tab-stops/>
      </style:paragraph-properties>
    </style:style>
    <style:style style:name="P33" style:family="paragraph" style:parent-style-name="Standard" style:list-style-name="WWNum3">
      <style:paragraph-properties fo:margin-top="0cm" fo:margin-bottom="0cm" fo:line-height="150%" fo:text-align="start" style:justify-single-word="false" fo:orphans="0" fo:widows="0"/>
    </style:style>
    <style:style style:name="P34" style:family="paragraph" style:parent-style-name="Standard" style:list-style-name="WWNum4">
      <style:paragraph-properties fo:margin-top="0cm" fo:margin-bottom="0cm" fo:text-align="start" style:justify-single-word="false" fo:orphans="0" fo:widows="0"/>
    </style:style>
    <style:style style:name="P35" style:family="paragraph" style:parent-style-name="Standard" style:list-style-name="WWNum5">
      <style:paragraph-properties fo:margin-top="0cm" fo:margin-bottom="0cm" fo:text-align="start" style:justify-single-word="false" fo:orphans="0" fo:widows="0"/>
    </style:style>
    <style:style style:name="P36" style:family="paragraph" style:parent-style-name="Standard" style:list-style-name="WWNum6">
      <style:paragraph-properties fo:margin-top="0cm" fo:margin-bottom="0cm" fo:line-height="100%" fo:text-align="start" style:justify-single-word="false" fo:orphans="0" fo:widows="0"/>
    </style:style>
    <style:style style:name="P37" style:family="paragraph" style:parent-style-name="Standard" style:list-style-name="WWNum7">
      <style:paragraph-properties fo:margin-top="0cm" fo:margin-bottom="0cm" fo:line-height="100%" fo:text-align="start" style:justify-single-word="false" fo:orphans="0" fo:widows="0"/>
    </style:style>
    <style:style style:name="P38" style:family="paragraph" style:parent-style-name="Listenabsatz" style:list-style-name="WWNum1"/>
    <style:style style:name="P39" style:family="paragraph" style:parent-style-name="Listenabsatz" style:list-style-name="WWNum1">
      <style:paragraph-properties fo:line-height="150%"/>
    </style:style>
    <style:style style:name="P40" style:family="paragraph" style:parent-style-name="Contents_20_Heading">
      <style:paragraph-properties fo:break-before="page"/>
    </style:style>
    <style:style style:name="P41" style:family="paragraph" style:parent-style-name="Heading_20_1">
      <style:paragraph-properties fo:break-before="page"/>
    </style:style>
    <style:style style:name="T1" style:family="text">
      <style:text-properties fo:font-size="10pt" style:font-size-asian="10pt" style:font-size-complex="10pt"/>
    </style:style>
    <style:style style:name="T2" style:family="text">
      <style:text-properties fo:font-size="24pt" fo:font-weight="bold" style:font-size-asian="24pt" style:font-weight-asian="bold" style:font-size-complex="24pt"/>
    </style:style>
    <style:style style:name="T3" style:family="text">
      <style:text-properties fo:font-size="22pt" fo:font-style="italic" style:font-size-asian="22pt" style:font-style-asian="italic" style:font-size-complex="22pt"/>
    </style:style>
    <style:style style:name="T4" style:family="text">
      <style:text-properties fo:font-size="18pt" fo:font-weight="bold" style:font-size-asian="18pt" style:font-weight-asian="bold" style:font-size-complex="18pt"/>
    </style:style>
    <style:style style:name="T5" style:family="text">
      <style:text-properties fo:font-size="16pt" style:font-size-asian="16pt" style:font-size-complex="16pt"/>
    </style:style>
    <style:style style:name="T6" style:family="text">
      <style:text-properties fo:font-size="16pt" fo:language="en" fo:country="US" style:font-size-asian="16pt" style:font-size-complex="16pt"/>
    </style:style>
    <style:style style:name="T7" style:family="text">
      <style:text-properties fo:font-size="14pt" fo:font-weight="bold" style:font-size-asian="14pt" style:font-weight-asian="bold" style:font-size-complex="14pt"/>
    </style:style>
    <style:style style:name="T8" style:family="text">
      <style:text-properties style:font-name="Calibri"/>
    </style:style>
    <style:style style:name="T9" style:family="text">
      <style:text-properties style:font-name="Calibri" fo:font-size="11pt" style:letter-kerning="false" style:font-name-asian="Times New Roman" style:font-size-asian="11pt" style:language-asian="de" style:country-asian="DE" style:font-name-complex="Times New Roman"/>
    </style:style>
    <style:style style:name="T10" style:family="text">
      <style:text-properties style:font-name="Calibri" fo:font-size="11pt" fo:font-weight="bold" style:font-size-asian="11pt" style:font-weight-asian="bold" style:font-name-complex="Calibri" style:font-size-complex="11pt" style:font-weight-complex="bold"/>
    </style:style>
    <style:style style:name="T11" style:family="text">
      <style:text-properties style:font-name="Calibri" fo:font-size="11pt" fo:font-weight="bold" style:font-size-asian="11pt" style:font-weight-asian="bold" style:font-size-complex="11pt" style:font-weight-complex="bold"/>
    </style:style>
    <style:style style:name="T12" style:family="text">
      <style:text-properties style:font-name="Calibri" fo:font-size="11pt" fo:font-weight="bold" style:font-size-asian="11pt" style:font-weight-asian="bold" style:font-weight-complex="bold"/>
    </style:style>
    <style:style style:name="T13" style:family="text">
      <style:text-properties style:font-name="Calibri" fo:font-size="11pt" style:font-size-asian="11pt"/>
    </style:style>
    <style:style style:name="T14" style:family="text">
      <style:text-properties style:font-name="Calibri" fo:font-size="11pt" style:font-size-asian="11pt" style:font-name-complex="Calibri" style:font-size-complex="11pt"/>
    </style:style>
    <style:style style:name="T15" style:family="text">
      <style:text-properties style:font-name="Calibri" fo:font-size="11pt" style:font-size-asian="11pt" style:font-size-complex="11pt"/>
    </style:style>
    <style:style style:name="T16" style:family="text">
      <style:text-properties style:font-name="Calibri" fo:font-weight="bold" style:font-weight-asian="bold" style:font-weight-complex="bold"/>
    </style:style>
    <style:style style:name="T17" style:family="text">
      <style:text-properties fo:color="#2f5496"/>
    </style:style>
    <style:style style:name="T18" style:family="text">
      <style:text-properties fo:color="#2f5496" style:font-name="Calibri" fo:font-size="11pt" fo:font-weight="bold" style:font-size-asian="11pt" style:font-weight-asian="bold" style:font-size-complex="11pt" style:font-weight-complex="bold"/>
    </style:style>
    <style:style style:name="T19" style:family="text">
      <style:text-properties fo:color="#2f5496" style:font-name="Calibri" fo:font-size="11pt" style:font-size-asian="11pt" style:font-size-complex="11pt"/>
    </style:style>
    <style:style style:name="T20" style:family="text">
      <style:text-properties fo:color="#2f5496" fo:font-size="11pt" style:font-size-asian="11pt"/>
    </style:style>
    <style:style style:name="T21" style:family="text">
      <style:text-properties fo:font-size="11pt" style:font-size-asian="11pt"/>
    </style:style>
    <style:style style:name="T22" style:family="text">
      <style:text-properties fo:font-size="11pt" style:font-size-asian="11pt" style:font-name-complex="Calibri"/>
    </style:style>
    <style:style style:name="T23" style:family="text">
      <style:text-properties fo:font-size="11pt" fo:font-weight="bold" style:font-size-asian="11pt" style:font-weight-asian="bold" style:font-weight-complex="bold"/>
    </style:style>
    <style:style style:name="T24" style:family="text">
      <style:text-properties fo:color="#00000a" fo:font-size="11pt" style:font-size-asian="11pt"/>
    </style:style>
    <style:style style:name="T25" style:family="text">
      <style:text-properties fo:color="#00000a" fo:font-style="italic" style:font-style-asian="italic"/>
    </style:style>
    <style:style style:name="T26" style:family="text">
      <style:text-properties fo:color="#000000" style:font-name="Calibri" fo:font-size="11pt" fo:font-weight="bold" style:font-size-asian="11pt" style:font-weight-asian="bold" style:font-size-complex="11pt" style:font-weight-complex="bold"/>
    </style:style>
    <style:style style:name="T27" style:family="text">
      <style:text-properties fo:color="#000000" style:font-name="Calibri" fo:font-size="11pt" style:font-size-asian="11pt" style:font-size-complex="11pt"/>
    </style:style>
    <style:style style:name="T28" style:family="text">
      <style:text-properties fo:color="#000000" fo:font-size="11pt" style:font-size-asian="11pt"/>
    </style:style>
    <style:style style:name="T29" style:family="text">
      <style:text-properties style:language-asian="de" style:country-asian="DE"/>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weight="bold" style:font-weight-asian="bold"/>
    </style:style>
    <style:style style:name="T33" style:family="text">
      <style:text-properties style:text-underline-style="none" style:font-weight-complex="bold"/>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P4"><text:span text:style-name="Absatz-Standardschriftart"><text:span text:style-name="T2">Webanwendung Wunschliste</text:span></text:span></text:p>
      <text:p text:style-name="P4"><text:span text:style-name="Absatz-Standardschriftart"><text:span text:style-name="T3">www.wuensch-dir-was.de</text:span></text:span></text:p>
      <text:p text:style-name="P5"/>
      <text:p text:style-name="P4"><text:span text:style-name="Absatz-Standardschriftart"><text:span text:style-name="T4">Pflichtenheft</text:span></text:span></text:p>
      <text:p text:style-name="P4"><text:span text:style-name="Absatz-Standardschriftart"><text:span text:style-name="T4">System-Anforderungen</text:span></text:span></text:p>
      <text:p text:style-name="P6"/>
      <text:p text:style-name="P6"/>
      <text:p text:style-name="P6"/>
      <text:p text:style-name="P4"/>
      <text:p text:style-name="P4"><text:span text:style-name="Absatz-Standardschriftart"><text:span text:style-name="T5">Version: 3.0</text:span></text:span></text:p>
      <text:p text:style-name="P4"><text:span text:style-name="Absatz-Standardschriftart"><text:span text:style-name="T5">Datum: </text:span></text:span><text:span text:style-name="Absatz-Standardschriftart"><text:span text:style-name="T5"><text:date style:data-style-name="N37" text:date-value="2017-05-11T10:07:26.54" text:fixed="true">11.05.17</text:date></text:span></text:span></text:p>
      <text:p text:style-name="P4"><text:span text:style-name="Absatz-Standardschriftart"><text:span text:style-name="T6">Author: Saskia Rütjerodt, Hajiba Bellmass,</text:span></text:span></text:p>
      <text:p text:style-name="P4"><text:span text:style-name="Absatz-Standardschriftart"><text:span text:style-name="T6">Cigdem Mangal, </text:span></text:span><text:span text:style-name="Absatz-Standardschriftart"><text:span text:style-name="T5">Martha Düpont</text:span></text:span></text:p>
      <text:p text:style-name="P4"><text:soft-page-break/></text:p>
      <text:p text:style-name="Standard"/>
      <text:h text:style-name="P41" text:outline-level="1"><text:bookmark-start text:name="_Toc481148302"/><text:bookmark-start text:name="__RefHeading__3275_1320936777"/><text:bookmark-start text:name="_Toc480741893"/><text:bookmark-start text:name="_Toc481146348"/>0.<text:tab/>Änderungsverzeichnis<text:bookmark-end text:name="_Toc481148302"/><text:bookmark-end text:name="__RefHeading__3275_1320936777"/><text:bookmark-end text:name="_Toc480741893"/><text:bookmark-end text:name="_Toc481146348"/></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10"><text:span text:style-name="Absatz-Standardschriftart"><text:span text:style-name="T7">Version</text:span></text:span></text:p>
          </table:table-cell>
          <table:table-cell table:style-name="Tabelle1.A1" office:value-type="string">
            <text:p text:style-name="P10"><text:span text:style-name="Absatz-Standardschriftart"><text:span text:style-name="T7">Datum</text:span></text:span></text:p>
          </table:table-cell>
          <table:table-cell table:style-name="Tabelle1.A1" office:value-type="string">
            <text:p text:style-name="P10"><text:span text:style-name="Absatz-Standardschriftart"><text:span text:style-name="T7">Abschnitt</text:span></text:span></text:p>
          </table:table-cell>
          <table:table-cell table:style-name="Tabelle1.A1" office:value-type="string">
            <text:p text:style-name="P10"><text:span text:style-name="Absatz-Standardschriftart"><text:span text:style-name="T7">Änderung</text:span></text:span></text:p>
          </table:table-cell>
          <table:table-cell table:style-name="Tabelle1.A1" office:value-type="string">
            <text:p text:style-name="P10"><text:span text:style-name="Absatz-Standardschriftart"><text:span text:style-name="T7">Autor</text:span></text:span></text:p>
          </table:table-cell>
        </table:table-row>
        <table:table-row>
          <table:table-cell table:style-name="Tabelle1.A1" office:value-type="string">
            <text:p text:style-name="P10">1.0</text:p>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row>
        <table:table-row>
          <table:table-cell table:style-name="Tabelle1.A1" office:value-type="string">
            <text:p text:style-name="P10">2.0</text:p>
          </table:table-cell>
          <table:table-cell table:style-name="Tabelle1.A1" office:value-type="string">
            <text:p text:style-name="P10">23.4.2017</text:p>
          </table:table-cell>
          <table:table-cell table:style-name="Tabelle1.A1" office:value-type="string">
            <text:p text:style-name="P10">Alles</text:p>
          </table:table-cell>
          <table:table-cell table:style-name="Tabelle1.A1" office:value-type="string">
            <text:p text:style-name="P10"/>
          </table:table-cell>
          <table:table-cell table:style-name="Tabelle1.A1" office:value-type="string">
            <text:p text:style-name="P10">Düpont, <text:line-break/>Rütjerodt</text:p>
          </table:table-cell>
        </table:table-row>
        <table:table-row>
          <table:table-cell table:style-name="Tabelle1.A4" office:value-type="string">
            <text:p text:style-name="P10">3.0</text:p>
          </table:table-cell>
          <table:table-cell table:style-name="Tabelle1.A4" office:value-type="string">
            <text:p text:style-name="P10">11.05.2017</text:p>
          </table:table-cell>
          <table:table-cell table:style-name="Tabelle1.A4" office:value-type="string">
            <text:p text:style-name="P27">Titelblatt<text:line-break/>Fußzeile<text:line-break/>UseCase</text:p>
          </table:table-cell>
          <table:table-cell table:style-name="Tabelle1.A4" office:value-type="string">
            <text:p text:style-name="P27">Anpassung</text:p>
            <text:p text:style-name="P27">Anpassung</text:p>
            <text:p text:style-name="P27">Korrektur</text:p>
          </table:table-cell>
          <table:table-cell table:style-name="Tabelle1.A4" office:value-type="string">
            <text:p text:style-name="P10">Düpont, ruetjerodt</text:p>
          </table:table-cell>
        </table:table-row>
      </table:table>
      <text:p text:style-name="Standard"/>
      <text:p text:style-name="P40"><text:bookmark-start text:name="_Toc481148303"/><text:bookmark-start text:name="_Toc481146349"/>Inhalt<text:bookmark-end text:name="_Toc481148303"/><text:bookmark-end text:name="_Toc481146349"/></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text:a xlink:type="simple" xlink:href="#_Toc481148302" office:target-frame-name="_top" xlink:show="replace" text:style-name="Internet_20_link" text:visited-style-name="Visited_20_Internet_20_Link"><text:span text:style-name="Hyperlink">0.</text:span></text:a><text:a xlink:type="simple" xlink:href="#_Toc481148302" office:target-frame-name="_top" xlink:show="replace" text:style-name="Internet_20_link" text:visited-style-name="Visited_20_Internet_20_Link"><text:span text:style-name="Absatz-Standardschriftart"><text:span text:style-name="T9"><text:tab/></text:span></text:span></text:a><text:a xlink:type="simple" xlink:href="#_Toc481148302" office:target-frame-name="_top" xlink:show="replace" text:style-name="Internet_20_link" text:visited-style-name="Visited_20_Internet_20_Link"><text:span text:style-name="Hyperlink">Änderungsverzeichnis</text:span></text:a><text:a xlink:type="simple" xlink:href="#_Toc481148302" office:target-frame-name="_top" xlink:show="replace" text:style-name="Internet_20_link" text:visited-style-name="Visited_20_Internet_20_Link"><text:tab/>2</text:a></text:p>
          <text:p text:style-name="P17"><text:a xlink:type="simple" xlink:href="#_Toc481148303" office:target-frame-name="_top" xlink:show="replace" text:style-name="Internet_20_link" text:visited-style-name="Visited_20_Internet_20_Link"><text:span text:style-name="Hyperlink">Inhalt</text:span></text:a><text:a xlink:type="simple" xlink:href="#_Toc481148303" office:target-frame-name="_top" xlink:show="replace" text:style-name="Internet_20_link" text:visited-style-name="Visited_20_Internet_20_Link"><text:tab/>3</text:a></text:p>
          <text:p text:style-name="P16"><text:a xlink:type="simple" xlink:href="#_Toc481148304" office:target-frame-name="_top" xlink:show="replace" text:style-name="Internet_20_link" text:visited-style-name="Visited_20_Internet_20_Link"><text:span text:style-name="Hyperlink">1.</text:span></text:a><text:a xlink:type="simple" xlink:href="#_Toc481148304" office:target-frame-name="_top" xlink:show="replace" text:style-name="Internet_20_link" text:visited-style-name="Visited_20_Internet_20_Link"><text:span text:style-name="Absatz-Standardschriftart"><text:span text:style-name="T9"><text:tab/></text:span></text:span></text:a><text:a xlink:type="simple" xlink:href="#_Toc481148304" office:target-frame-name="_top" xlink:show="replace" text:style-name="Internet_20_link" text:visited-style-name="Visited_20_Internet_20_Link"><text:span text:style-name="Hyperlink">Einführung</text:span></text:a><text:a xlink:type="simple" xlink:href="#_Toc481148304" office:target-frame-name="_top" xlink:show="replace" text:style-name="Internet_20_link" text:visited-style-name="Visited_20_Internet_20_Link"><text:tab/>5</text:a></text:p>
          <text:p text:style-name="P18"><text:a xlink:type="simple" xlink:href="#_Toc481148305" office:target-frame-name="_top" xlink:show="replace" text:style-name="Internet_20_link" text:visited-style-name="Visited_20_Internet_20_Link"><text:span text:style-name="Hyperlink">1.1</text:span></text:a><text:a xlink:type="simple" xlink:href="#_Toc481148305" office:target-frame-name="_top" xlink:show="replace" text:style-name="Internet_20_link" text:visited-style-name="Visited_20_Internet_20_Link"><text:span text:style-name="Absatz-Standardschriftart"><text:span text:style-name="T9"><text:tab/></text:span></text:span></text:a><text:a xlink:type="simple" xlink:href="#_Toc481148305" office:target-frame-name="_top" xlink:show="replace" text:style-name="Internet_20_link" text:visited-style-name="Visited_20_Internet_20_Link"><text:span text:style-name="Hyperlink">Umfeld</text:span></text:a><text:a xlink:type="simple" xlink:href="#_Toc481148305" office:target-frame-name="_top" xlink:show="replace" text:style-name="Internet_20_link" text:visited-style-name="Visited_20_Internet_20_Link"><text:tab/>5</text:a></text:p>
          <text:p text:style-name="P18"><text:a xlink:type="simple" xlink:href="#_Toc481148306" office:target-frame-name="_top" xlink:show="replace" text:style-name="Internet_20_link" text:visited-style-name="Visited_20_Internet_20_Link"><text:span text:style-name="Hyperlink">1.2</text:span></text:a><text:a xlink:type="simple" xlink:href="#_Toc481148306" office:target-frame-name="_top" xlink:show="replace" text:style-name="Internet_20_link" text:visited-style-name="Visited_20_Internet_20_Link"><text:span text:style-name="Absatz-Standardschriftart"><text:span text:style-name="T9"><text:tab/></text:span></text:span></text:a><text:a xlink:type="simple" xlink:href="#_Toc481148306" office:target-frame-name="_top" xlink:show="replace" text:style-name="Internet_20_link" text:visited-style-name="Visited_20_Internet_20_Link"><text:span text:style-name="Hyperlink">Zweck</text:span></text:a><text:a xlink:type="simple" xlink:href="#_Toc481148306" office:target-frame-name="_top" xlink:show="replace" text:style-name="Internet_20_link" text:visited-style-name="Visited_20_Internet_20_Link"><text:tab/>5</text:a></text:p>
          <text:p text:style-name="P18"><text:a xlink:type="simple" xlink:href="#_Toc481148307" office:target-frame-name="_top" xlink:show="replace" text:style-name="Internet_20_link" text:visited-style-name="Visited_20_Internet_20_Link"><text:span text:style-name="Hyperlink">1.3</text:span></text:a><text:a xlink:type="simple" xlink:href="#_Toc481148307" office:target-frame-name="_top" xlink:show="replace" text:style-name="Internet_20_link" text:visited-style-name="Visited_20_Internet_20_Link"><text:span text:style-name="Absatz-Standardschriftart"><text:span text:style-name="T9"><text:tab/></text:span></text:span></text:a><text:a xlink:type="simple" xlink:href="#_Toc481148307" office:target-frame-name="_top" xlink:show="replace" text:style-name="Internet_20_link" text:visited-style-name="Visited_20_Internet_20_Link"><text:span text:style-name="Hyperlink">Ausgangssituation und Ziele</text:span></text:a><text:a xlink:type="simple" xlink:href="#_Toc481148307" office:target-frame-name="_top" xlink:show="replace" text:style-name="Internet_20_link" text:visited-style-name="Visited_20_Internet_20_Link"><text:tab/>5</text:a></text:p>
          <text:p text:style-name="P18"><text:a xlink:type="simple" xlink:href="#_Toc481148308" office:target-frame-name="_top" xlink:show="replace" text:style-name="Internet_20_link" text:visited-style-name="Visited_20_Internet_20_Link"><text:span text:style-name="Hyperlink">1.4</text:span></text:a><text:a xlink:type="simple" xlink:href="#_Toc481148308" office:target-frame-name="_top" xlink:show="replace" text:style-name="Internet_20_link" text:visited-style-name="Visited_20_Internet_20_Link"><text:span text:style-name="Absatz-Standardschriftart"><text:span text:style-name="T9"><text:tab/></text:span></text:span></text:a><text:a xlink:type="simple" xlink:href="#_Toc481148308" office:target-frame-name="_top" xlink:show="replace" text:style-name="Internet_20_link" text:visited-style-name="Visited_20_Internet_20_Link"><text:span text:style-name="Hyperlink">Umfang und Art der Webanwendung</text:span></text:a><text:a xlink:type="simple" xlink:href="#_Toc481148308" office:target-frame-name="_top" xlink:show="replace" text:style-name="Internet_20_link" text:visited-style-name="Visited_20_Internet_20_Link"><text:tab/>5</text:a></text:p>
          <text:p text:style-name="P18"><text:a xlink:type="simple" xlink:href="#_Toc481148309" office:target-frame-name="_top" xlink:show="replace" text:style-name="Internet_20_link" text:visited-style-name="Visited_20_Internet_20_Link"><text:span text:style-name="Hyperlink">1.5</text:span></text:a><text:a xlink:type="simple" xlink:href="#_Toc481148309" office:target-frame-name="_top" xlink:show="replace" text:style-name="Internet_20_link" text:visited-style-name="Visited_20_Internet_20_Link"><text:span text:style-name="Absatz-Standardschriftart"><text:span text:style-name="T9"><text:tab/></text:span></text:span></text:a><text:a xlink:type="simple" xlink:href="#_Toc481148309" office:target-frame-name="_top" xlink:show="replace" text:style-name="Internet_20_link" text:visited-style-name="Visited_20_Internet_20_Link"><text:span text:style-name="Hyperlink">Definitionen, Akronyme und Abkürzungen</text:span></text:a><text:a xlink:type="simple" xlink:href="#_Toc481148309" office:target-frame-name="_top" xlink:show="replace" text:style-name="Internet_20_link" text:visited-style-name="Visited_20_Internet_20_Link"><text:tab/>7</text:a></text:p>
          <text:p text:style-name="P16"><text:a xlink:type="simple" xlink:href="#_Toc481148310" office:target-frame-name="_top" xlink:show="replace" text:style-name="Internet_20_link" text:visited-style-name="Visited_20_Internet_20_Link"><text:span text:style-name="Hyperlink">2.</text:span></text:a><text:a xlink:type="simple" xlink:href="#_Toc481148310" office:target-frame-name="_top" xlink:show="replace" text:style-name="Internet_20_link" text:visited-style-name="Visited_20_Internet_20_Link"><text:span text:style-name="Absatz-Standardschriftart"><text:span text:style-name="T9"><text:tab/></text:span></text:span></text:a><text:a xlink:type="simple" xlink:href="#_Toc481148310" office:target-frame-name="_top" xlink:show="replace" text:style-name="Internet_20_link" text:visited-style-name="Visited_20_Internet_20_Link"><text:span text:style-name="Hyperlink">Bezug zu Dokumenten</text:span></text:a><text:a xlink:type="simple" xlink:href="#_Toc481148310" office:target-frame-name="_top" xlink:show="replace" text:style-name="Internet_20_link" text:visited-style-name="Visited_20_Internet_20_Link"><text:tab/>7</text:a></text:p>
          <text:p text:style-name="P19"><text:a xlink:type="simple" xlink:href="#_Toc481148311" office:target-frame-name="_top" xlink:show="replace" text:style-name="Internet_20_link" text:visited-style-name="Visited_20_Internet_20_Link"><text:span text:style-name="Hyperlink">2.1 Anwendbare Dokumente</text:span></text:a><text:a xlink:type="simple" xlink:href="#_Toc481148311" office:target-frame-name="_top" xlink:show="replace" text:style-name="Internet_20_link" text:visited-style-name="Visited_20_Internet_20_Link"><text:tab/>7</text:a></text:p>
          <text:p text:style-name="P19"><text:a xlink:type="simple" xlink:href="#_Toc481148312" office:target-frame-name="_top" xlink:show="replace" text:style-name="Internet_20_link" text:visited-style-name="Visited_20_Internet_20_Link"><text:span text:style-name="Hyperlink">2.2 Referenzierte Dokumente</text:span></text:a><text:a xlink:type="simple" xlink:href="#_Toc481148312" office:target-frame-name="_top" xlink:show="replace" text:style-name="Internet_20_link" text:visited-style-name="Visited_20_Internet_20_Link"><text:tab/>7</text:a></text:p>
          <text:p text:style-name="P17"><text:a xlink:type="simple" xlink:href="#_Toc481148313" office:target-frame-name="_top" xlink:show="replace" text:style-name="Internet_20_link" text:visited-style-name="Visited_20_Internet_20_Link"><text:span text:style-name="Hyperlink">3. Anforderungen der Webanwendung</text:span></text:a><text:a xlink:type="simple" xlink:href="#_Toc481148313" office:target-frame-name="_top" xlink:show="replace" text:style-name="Internet_20_link" text:visited-style-name="Visited_20_Internet_20_Link"><text:tab/>7</text:a></text:p>
          <text:p text:style-name="P19"><text:a xlink:type="simple" xlink:href="#_Toc481148314" office:target-frame-name="_top" xlink:show="replace" text:style-name="Internet_20_link" text:visited-style-name="Visited_20_Internet_20_Link"><text:span text:style-name="Hyperlink">3.1 Übersicht</text:span></text:a><text:a xlink:type="simple" xlink:href="#_Toc481148314" office:target-frame-name="_top" xlink:show="replace" text:style-name="Internet_20_link" text:visited-style-name="Visited_20_Internet_20_Link"><text:tab/>7</text:a></text:p>
          <text:p text:style-name="P20"><text:a xlink:type="simple" xlink:href="#_Toc481148315" office:target-frame-name="_top" xlink:show="replace" text:style-name="Internet_20_link" text:visited-style-name="Visited_20_Internet_20_Link"><text:span text:style-name="Hyperlink">3.1.1 Aufruf und Startseite</text:span></text:a><text:a xlink:type="simple" xlink:href="#_Toc481148315" office:target-frame-name="_top" xlink:show="replace" text:style-name="Internet_20_link" text:visited-style-name="Visited_20_Internet_20_Link"><text:tab/>8</text:a></text:p>
          <text:p text:style-name="P20"><text:a xlink:type="simple" xlink:href="#_Toc481148316" office:target-frame-name="_top" xlink:show="replace" text:style-name="Internet_20_link" text:visited-style-name="Visited_20_Internet_20_Link"><text:span text:style-name="Hyperlink">3.1.2 Wunschliste erstellen und verwalten</text:span></text:a><text:a xlink:type="simple" xlink:href="#_Toc481148316" office:target-frame-name="_top" xlink:show="replace" text:style-name="Internet_20_link" text:visited-style-name="Visited_20_Internet_20_Link"><text:tab/>8</text:a></text:p>
          <text:p text:style-name="P20"><text:a xlink:type="simple" xlink:href="#_Toc481148317" office:target-frame-name="_top" xlink:show="replace" text:style-name="Internet_20_link" text:visited-style-name="Visited_20_Internet_20_Link"><text:span text:style-name="Hyperlink">3.1.3 Wünsche</text:span></text:a><text:a xlink:type="simple" xlink:href="#_Toc481148317" office:target-frame-name="_top" xlink:show="replace" text:style-name="Internet_20_link" text:visited-style-name="Visited_20_Internet_20_Link"><text:tab/>10</text:a></text:p>
          <text:p text:style-name="P20"><text:a xlink:type="simple" xlink:href="#_Toc481148318" office:target-frame-name="_top" xlink:show="replace" text:style-name="Internet_20_link" text:visited-style-name="Visited_20_Internet_20_Link"><text:span text:style-name="Hyperlink">3.1.4 Schenken</text:span></text:a><text:a xlink:type="simple" xlink:href="#_Toc481148318" office:target-frame-name="_top" xlink:show="replace" text:style-name="Internet_20_link" text:visited-style-name="Visited_20_Internet_20_Link"><text:tab/>10</text:a></text:p>
          <text:p text:style-name="P19"><text:a xlink:type="simple" xlink:href="#_Toc481148319" office:target-frame-name="_top" xlink:show="replace" text:style-name="Internet_20_link" text:visited-style-name="Visited_20_Internet_20_Link"><text:span text:style-name="Hyperlink">3.2 Anwendungsfälle</text:span></text:a><text:a xlink:type="simple" xlink:href="#_Toc481148319" office:target-frame-name="_top" xlink:show="replace" text:style-name="Internet_20_link" text:visited-style-name="Visited_20_Internet_20_Link"><text:tab/>11</text:a></text:p>
          <text:p text:style-name="P19"><text:a xlink:type="simple" xlink:href="#_Toc481148320" office:target-frame-name="_top" xlink:show="replace" text:style-name="Internet_20_link" text:visited-style-name="Visited_20_Internet_20_Link"><text:span text:style-name="Hyperlink">3.2.1 Akteure</text:span></text:a><text:a xlink:type="simple" xlink:href="#_Toc481148320" office:target-frame-name="_top" xlink:show="replace" text:style-name="Internet_20_link" text:visited-style-name="Visited_20_Internet_20_Link"><text:tab/>11</text:a></text:p>
          <text:p text:style-name="P19"><text:a xlink:type="simple" xlink:href="#_Toc481148321" office:target-frame-name="_top" xlink:show="replace" text:style-name="Internet_20_link" text:visited-style-name="Visited_20_Internet_20_Link"><text:span text:style-name="Hyperlink">3.2.2 Diagramm</text:span></text:a><text:a xlink:type="simple" xlink:href="#_Toc481148321" office:target-frame-name="_top" xlink:show="replace" text:style-name="Internet_20_link" text:visited-style-name="Visited_20_Internet_20_Link"><text:tab/>11</text:a></text:p>
          <text:p text:style-name="P19"><text:soft-page-break/><text:a xlink:type="simple" xlink:href="#_Toc481148322" office:target-frame-name="_top" xlink:show="replace" text:style-name="Internet_20_link" text:visited-style-name="Visited_20_Internet_20_Link"><text:span text:style-name="Hyperlink">3.2.3 Beschreibungen</text:span></text:a><text:a xlink:type="simple" xlink:href="#_Toc481148322" office:target-frame-name="_top" xlink:show="replace" text:style-name="Internet_20_link" text:visited-style-name="Visited_20_Internet_20_Link"><text:tab/>12</text:a></text:p>
          <text:p text:style-name="P19"><text:a xlink:type="simple" xlink:href="#_Toc481148323" office:target-frame-name="_top" xlink:show="replace" text:style-name="Internet_20_link" text:visited-style-name="Visited_20_Internet_20_Link"><text:span text:style-name="Hyperlink">3.3 Andere Anforderungen</text:span></text:a><text:a xlink:type="simple" xlink:href="#_Toc481148323" office:target-frame-name="_top" xlink:show="replace" text:style-name="Internet_20_link" text:visited-style-name="Visited_20_Internet_20_Link"><text:tab/>20</text:a></text:p>
          <text:p text:style-name="P19"><text:a xlink:type="simple" xlink:href="#_Toc481148324" office:target-frame-name="_top" xlink:show="replace" text:style-name="Internet_20_link" text:visited-style-name="Visited_20_Internet_20_Link"><text:span text:style-name="Hyperlink">3.3.1 Technische Anforderungen</text:span></text:a><text:a xlink:type="simple" xlink:href="#_Toc481148324" office:target-frame-name="_top" xlink:show="replace" text:style-name="Internet_20_link" text:visited-style-name="Visited_20_Internet_20_Link"><text:tab/>20</text:a></text:p>
          <text:p text:style-name="P19"><text:a xlink:type="simple" xlink:href="#_Toc481148325" office:target-frame-name="_top" xlink:show="replace" text:style-name="Internet_20_link" text:visited-style-name="Visited_20_Internet_20_Link"><text:span text:style-name="Hyperlink">3.3.2 Schnittstellen Anforderungen (externe, interne)</text:span></text:a><text:a xlink:type="simple" xlink:href="#_Toc481148325" office:target-frame-name="_top" xlink:show="replace" text:style-name="Internet_20_link" text:visited-style-name="Visited_20_Internet_20_Link"><text:tab/>20</text:a></text:p>
          <text:p text:style-name="P19"><text:a xlink:type="simple" xlink:href="#_Toc481148326" office:target-frame-name="_top" xlink:show="replace" text:style-name="Internet_20_link" text:visited-style-name="Visited_20_Internet_20_Link"><text:span text:style-name="Hyperlink">3.3.3 Bedienbarkeits-/ Operationalitätsanforderungen</text:span></text:a><text:a xlink:type="simple" xlink:href="#_Toc481148326" office:target-frame-name="_top" xlink:show="replace" text:style-name="Internet_20_link" text:visited-style-name="Visited_20_Internet_20_Link"><text:tab/>20</text:a></text:p>
          <text:p text:style-name="P19"><text:a xlink:type="simple" xlink:href="#_Toc481148327" office:target-frame-name="_top" xlink:show="replace" text:style-name="Internet_20_link" text:visited-style-name="Visited_20_Internet_20_Link"><text:span text:style-name="Hyperlink">3.3.4 Zuverlässigkeitsanforderungen</text:span></text:a><text:a xlink:type="simple" xlink:href="#_Toc481148327" office:target-frame-name="_top" xlink:show="replace" text:style-name="Internet_20_link" text:visited-style-name="Visited_20_Internet_20_Link"><text:tab/>20</text:a></text:p>
          <text:p text:style-name="P19"><text:a xlink:type="simple" xlink:href="#_Toc481148328" office:target-frame-name="_top" xlink:show="replace" text:style-name="Internet_20_link" text:visited-style-name="Visited_20_Internet_20_Link"><text:span text:style-name="Hyperlink">3.3.5 Leistungs-/ Performanceanforderungen</text:span></text:a><text:a xlink:type="simple" xlink:href="#_Toc481148328" office:target-frame-name="_top" xlink:show="replace" text:style-name="Internet_20_link" text:visited-style-name="Visited_20_Internet_20_Link"><text:tab/>20</text:a></text:p>
          <text:p text:style-name="P17"><text:a xlink:type="simple" xlink:href="#_Toc481148329" office:target-frame-name="_top" xlink:show="replace" text:style-name="Internet_20_link" text:visited-style-name="Visited_20_Internet_20_Link"><text:span text:style-name="Hyperlink">4. Umgebung</text:span></text:a><text:a xlink:type="simple" xlink:href="#_Toc481148329" office:target-frame-name="_top" xlink:show="replace" text:style-name="Internet_20_link" text:visited-style-name="Visited_20_Internet_20_Link"><text:tab/>21</text:a></text:p>
          <text:p text:style-name="P19"><text:a xlink:type="simple" xlink:href="#_Toc481148330" office:target-frame-name="_top" xlink:show="replace" text:style-name="Internet_20_link" text:visited-style-name="Visited_20_Internet_20_Link"><text:span text:style-name="Hyperlink">4.1 Land</text:span></text:a><text:a xlink:type="simple" xlink:href="#_Toc481148330" office:target-frame-name="_top" xlink:show="replace" text:style-name="Internet_20_link" text:visited-style-name="Visited_20_Internet_20_Link"><text:tab/>21</text:a></text:p>
          <text:p text:style-name="P19"><text:a xlink:type="simple" xlink:href="#_Toc481148331" office:target-frame-name="_top" xlink:show="replace" text:style-name="Internet_20_link" text:visited-style-name="Visited_20_Internet_20_Link"><text:span text:style-name="Hyperlink">4.2 Hardware Umgebung</text:span></text:a><text:a xlink:type="simple" xlink:href="#_Toc481148331" office:target-frame-name="_top" xlink:show="replace" text:style-name="Internet_20_link" text:visited-style-name="Visited_20_Internet_20_Link"><text:tab/>21</text:a></text:p>
          <text:p text:style-name="P20"><text:a xlink:type="simple" xlink:href="#_Toc481148332" office:target-frame-name="_top" xlink:show="replace" text:style-name="Internet_20_link" text:visited-style-name="Visited_20_Internet_20_Link"><text:span text:style-name="Hyperlink">4.2.1 Server</text:span></text:a><text:a xlink:type="simple" xlink:href="#_Toc481148332" office:target-frame-name="_top" xlink:show="replace" text:style-name="Internet_20_link" text:visited-style-name="Visited_20_Internet_20_Link"><text:tab/>21</text:a></text:p>
          <text:p text:style-name="P20"><text:a xlink:type="simple" xlink:href="#_Toc481148333" office:target-frame-name="_top" xlink:show="replace" text:style-name="Internet_20_link" text:visited-style-name="Visited_20_Internet_20_Link"><text:span text:style-name="Hyperlink">4.2.2 Client</text:span></text:a><text:a xlink:type="simple" xlink:href="#_Toc481148333" office:target-frame-name="_top" xlink:show="replace" text:style-name="Internet_20_link" text:visited-style-name="Visited_20_Internet_20_Link"><text:tab/>22</text:a></text:p>
          <text:p text:style-name="P19"><text:a xlink:type="simple" xlink:href="#_Toc481148334" office:target-frame-name="_top" xlink:show="replace" text:style-name="Internet_20_link" text:visited-style-name="Visited_20_Internet_20_Link"><text:span text:style-name="Hyperlink">4.3 Software Umgebung</text:span></text:a><text:a xlink:type="simple" xlink:href="#_Toc481148334" office:target-frame-name="_top" xlink:show="replace" text:style-name="Internet_20_link" text:visited-style-name="Visited_20_Internet_20_Link"><text:tab/>22</text:a></text:p>
          <text:p text:style-name="P20"><text:a xlink:type="simple" xlink:href="#_Toc481148335" office:target-frame-name="_top" xlink:show="replace" text:style-name="Internet_20_link" text:visited-style-name="Visited_20_Internet_20_Link"><text:span text:style-name="Hyperlink">4.3.1 Server</text:span></text:a><text:a xlink:type="simple" xlink:href="#_Toc481148335" office:target-frame-name="_top" xlink:show="replace" text:style-name="Internet_20_link" text:visited-style-name="Visited_20_Internet_20_Link"><text:tab/>22</text:a></text:p>
          <text:p text:style-name="P20"><text:a xlink:type="simple" xlink:href="#_Toc481148336" office:target-frame-name="_top" xlink:show="replace" text:style-name="Internet_20_link" text:visited-style-name="Visited_20_Internet_20_Link"><text:span text:style-name="Hyperlink">4.3.2 Client</text:span></text:a><text:a xlink:type="simple" xlink:href="#_Toc481148336" office:target-frame-name="_top" xlink:show="replace" text:style-name="Internet_20_link" text:visited-style-name="Visited_20_Internet_20_Link"><text:tab/>22</text:a></text:p>
          <text:p text:style-name="P17"><text:a xlink:type="simple" xlink:href="#_Toc481148337" office:target-frame-name="_top" xlink:show="replace" text:style-name="Internet_20_link" text:visited-style-name="Visited_20_Internet_20_Link"><text:span text:style-name="Hyperlink">5. Abnahmekriterien</text:span></text:a><text:a xlink:type="simple" xlink:href="#_Toc481148337" office:target-frame-name="_top" xlink:show="replace" text:style-name="Internet_20_link" text:visited-style-name="Visited_20_Internet_20_Link"><text:tab/>22</text:a></text:p>
        </text:index-body>
      </text:table-of-content>
      <text:p text:style-name="Standard"><text:a xlink:type="simple" xlink:href="#_Toc480741893" office:target-frame-name="_top" xlink:show="replace" text:style-name="Internet_20_link" text:visited-style-name="Visited_20_Internet_20_Link"/></text:p>
      <text:p text:style-name="Standard"/>
      <text:p text:style-name="P3"/>
      <text:h text:style-name="Heading_20_1" text:outline-level="1"><text:bookmark-start text:name="_Toc481148304"/><text:bookmark-start text:name="__RefHeading__3277_1320936777"/><text:bookmark-start text:name="_Toc480741894"/><text:bookmark-start text:name="_Toc481146350"/>1.<text:tab/>Einführung<text:bookmark-end text:name="_Toc481148304"/><text:bookmark-end text:name="__RefHeading__3277_1320936777"/><text:bookmark-end text:name="_Toc480741894"/><text:bookmark-end text:name="_Toc481146350"/></text:h>
      <text:h text:style-name="Heading_20_2" text:outline-level="2"><text:bookmark-start text:name="_Toc481148305"/><text:bookmark-start text:name="__RefHeading__3279_1320936777"/><text:bookmark-start text:name="_Toc480741895"/><text:bookmark-start text:name="_Toc481146351"/>1.1<text:tab/>Umfeld<text:bookmark-end text:name="_Toc481148305"/><text:bookmark-end text:name="__RefHeading__3279_1320936777"/><text:bookmark-end text:name="_Toc480741895"/><text:bookmark-end text:name="_Toc481146351"/></text:h>
      <text:p text:style-name="P9">Auftraggeber ist Herr Mielebacher von der Hochschule Bremen. Es soll eine Wunschlistenanwendung umgesetzt werden.</text:p>
      <text:p text:style-name="P9">Der Auftragnehmer ist Team 2, welchem die Entwicklung des Systems in Auftrag gegeben wird.</text:p>
      <text:p text:style-name="P9">Das Pflichtenheft beschreibt die Anforderungen an das Projekt und den Ansatz für die Umsetzung. Änderungen an diesem Dokument sind von Auftraggeber und Auftragnehmer zu bestätigen.</text:p>
      <text:h text:style-name="Heading_20_2" text:outline-level="2"><text:bookmark-start text:name="_Toc481148306"/><text:bookmark-start text:name="__RefHeading__3281_1320936777"/><text:bookmark-start text:name="_Toc480741896"/><text:bookmark-start text:name="_Toc481146352"/>1.2<text:tab/>Zweck<text:bookmark-end text:name="_Toc481148306"/><text:bookmark-end text:name="__RefHeading__3281_1320936777"/><text:bookmark-end text:name="_Toc480741896"/><text:bookmark-end text:name="_Toc481146352"/></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Heading_20_2" text:outline-level="2"><text:bookmark-start text:name="_Toc481148307"/><text:bookmark-start text:name="__RefHeading__3283_1320936777"/><text:bookmark-start text:name="_Toc480741897"/><text:bookmark-start text:name="_Toc481146353"/>1.3<text:tab/>Ausgangssituation und Ziele<text:bookmark-end text:name="_Toc481148307"/><text:bookmark-end text:name="__RefHeading__3283_1320936777"/><text:bookmark-end text:name="_Toc480741897"/><text:bookmark-end text:name="_Toc481146353"/></text:h>
      <text:p text:style-name="P25">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 aufrufen zu können.</text:p>
      <text:p text:style-name="P25"><text:s/>Der Auftraggeber möchte eine eigene Plattform etablieren. Diese soll sich von den existierenden Umsetzungen abheben.</text:p>
      <text:h text:style-name="Heading_20_2" text:outline-level="2"><text:bookmark-start text:name="_Toc481148308"/><text:bookmark-start text:name="__RefHeading__3285_1320936777"/><text:bookmark-start text:name="_Toc480741898"/><text:bookmark-start text:name="_Toc481146354"/><text:soft-page-break/>1.4<text:tab/>Umfang und Art der Webanwendung<text:bookmark-end text:name="_Toc481148308"/><text:bookmark-end text:name="__RefHeading__3285_1320936777"/><text:bookmark-end text:name="_Toc480741898"/><text:bookmark-end text:name="_Toc481146354"/></text:h>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 besteht aus einem Titel, Beschreibung des Wunsches, einem optionalen Link.</text:p>
      <text:p text:style-name="P21">Der Nutzer kann die Anwendung über eine Webadresse aufrufen und die Grundfunktionen direkt einsehen:</text:p>
      <text:list xml:id="list8248370307011211882" text:style-name="WWNum3">
        <text:list-item>
          <text:p text:style-name="P29">Wunschliste erstellen</text:p>
        </text:list-item>
        <text:list-item>
          <text:p text:style-name="P33">Demoseite mit Erklärungen aufrufen</text:p>
        </text:list-item>
        <text:list-item>
          <text:p text:style-name="P33">Wunschliste suchen</text:p>
        </text:list-item>
        <text:list-item>
          <text:p text:style-name="P33">Impressum anzeigen</text:p>
        </text:list-item>
        <text:list-item>
          <text:p text:style-name="P31">Datenschutzbestimmungen ansehen</text:p>
        </text:list-item>
      </text:list>
      <text:p text:style-name="P8">Eine Wunschliste hat folgende Eigenschaften:</text:p>
      <text:list xml:id="list598499114025403352" text:style-name="WWNum1">
        <text:list-item>
          <text:p text:style-name="P39">Name der Wunschliste</text:p>
        </text:list-item>
        <text:list-item>
          <text:p text:style-name="P39">Name und Kontaktdaten des Wünschenden</text:p>
        </text:list-item>
        <text:list-item>
          <text:p text:style-name="P39">Ablaufdatum der Wunschliste</text:p>
        </text:list-item>
        <text:list-item>
          <text:p text:style-name="P39">Überraschungsmodus </text:p>
        </text:list-item>
        <text:list-item>
          <text:p text:style-name="P38">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 Wünschende, hat einen besonderen Zugriffsmodus für die Liste. Für diesen Modus ist die Eingabe des Listenpassworts erforderlich. Der Wünschende kann nach Eingabe des Passwortes Änderungen vornehmen, die Besucherzahl seiner <text:soft-page-break/>Wunschliste, die Anzahl der 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 Nutzer direkt testen, wie eine Liste zu erstellen und Wünsche hinzuzufügen sind, ohne bereits allzu viele persönliche Daten eingeben zu müssen. Die Angabe der persönlichen Daten ist erst bei verbindlicher Speicherung der Liste nötig. </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21"/>
      <text:p text:style-name="P21"/>
      <text:h text:style-name="Heading_20_2" text:outline-level="2"><text:bookmark-start text:name="_Toc481148309"/><text:bookmark-start text:name="__RefHeading__3287_1320936777"/><text:bookmark-start text:name="_Toc480741899"/><text:bookmark-start text:name="_Toc481146355"/>1.5<text:tab/>Definitionen, Akronyme und Abkürzungen<text:bookmark-end text:name="_Toc481148309"/><text:bookmark-end text:name="__RefHeading__3287_1320936777"/><text:bookmark-end text:name="_Toc480741899"/><text:bookmark-end text:name="_Toc481146355"/></text:h>
      <text:p text:style-name="Standard">SW<text:tab/>Software</text:p>
      <text:p text:style-name="Standard">HW<text:tab/>Hardware</text:p>
      <text:h text:style-name="Heading_20_1" text:outline-level="1"><text:bookmark-start text:name="_Toc481148310"/><text:bookmark-start text:name="__RefHeading__3289_1320936777"/><text:bookmark-start text:name="_Toc481146356"/><text:bookmark-start text:name="_Toc480741900"/>2.<text:tab/>Bezug zu Dokument<text:bookmark-end text:name="_Toc480741900"/>en<text:bookmark-end text:name="_Toc481148310"/><text:bookmark-end text:name="__RefHeading__3289_1320936777"/><text:bookmark-end text:name="_Toc481146356"/></text:h>
      <text:h text:style-name="Heading_20_2" text:outline-level="2"><text:bookmark-start text:name="_Toc481148311"/><text:bookmark-start text:name="__RefHeading__3291_1320936777"/><text:bookmark-start text:name="_Toc480741901"/><text:bookmark-start text:name="_Toc481146357"/>2.1 Anwendbare Dokumente<text:bookmark-end text:name="_Toc481148311"/><text:bookmark-end text:name="__RefHeading__3291_1320936777"/><text:bookmark-end text:name="_Toc480741901"/><text:bookmark-end text:name="_Toc481146357"/></text:h>
      <text:p text:style-name="Standard"><text:soft-page-break/><text:span text:style-name="Absatz-Standardschriftart"><text:span text:style-name="T17">Styleguide</text:span></text:span></text:p>
      <text:p text:style-name="Standard"><text:span text:style-name="Absatz-Standardschriftart"><text:span text:style-name="T17">Dokumentation</text:span></text:span></text:p>
      <text:p text:style-name="Standard"><text:span text:style-name="Absatz-Standardschriftart"><text:span text:style-name="T17">Zeitplan</text:span></text:span></text:p>
      <text:p text:style-name="Standard"><text:span text:style-name="Absatz-Standardschriftart"><text:span text:style-name="T17">Anwendungsfall-Muster</text:span></text:span></text:p>
      <text:p text:style-name="Standard"><text:span text:style-name="Absatz-Standardschriftart"><text:span text:style-name="T17">DIN EN 9241 (Anpassung der Norm)</text:span></text:span></text:p>
      <text:h text:style-name="Heading_20_2" text:outline-level="2"><text:bookmark-start text:name="_Toc481148312"/><text:bookmark-start text:name="__RefHeading__3293_1320936777"/><text:bookmark-start text:name="_Toc480741902"/><text:bookmark-start text:name="_Toc481146358"/>2.2 Referenzierte Dokumente<text:bookmark-end text:name="_Toc481148312"/><text:bookmark-end text:name="__RefHeading__3293_1320936777"/><text:bookmark-end text:name="_Toc480741902"/><text:bookmark-end text:name="_Toc481146358"/></text:h>
      <text:p text:style-name="Standard">keine</text:p>
      <text:h text:style-name="Heading_20_1" text:outline-level="1"><text:bookmark-start text:name="_Toc481148313"/><text:bookmark-start text:name="__RefHeading__3295_1320936777"/><text:bookmark-start text:name="_Toc480741903"/><text:bookmark-start text:name="_Toc481146359"/>3. Anforderungen der Webanwendung<text:bookmark-end text:name="_Toc481148313"/><text:bookmark-end text:name="__RefHeading__3295_1320936777"/><text:bookmark-end text:name="_Toc480741903"/><text:bookmark-end text:name="_Toc481146359"/></text:h>
      <text:h text:style-name="Heading_20_2" text:outline-level="2"><text:bookmark-start text:name="_Toc481148314"/><text:bookmark-start text:name="__RefHeading__3297_1320936777"/><text:bookmark-start text:name="_Toc480741904"/><text:bookmark-start text:name="_Toc481146360"/>3.1 Übersicht<text:bookmark-end text:name="_Toc481148314"/><text:bookmark-end text:name="__RefHeading__3297_1320936777"/><text:bookmark-end text:name="_Toc480741904"/><text:bookmark-end text:name="_Toc481146360"/></text:h>
      <text:h text:style-name="Heading_20_3" text:outline-level="3"><text:bookmark-start text:name="_Toc481148315"/><text:bookmark-start text:name="__RefHeading__3299_1320936777"/><text:bookmark-start text:name="_Toc480741905"/><text:bookmark-start text:name="_Toc481146361"/>3.1.1 Aufruf und Startseite<text:bookmark-end text:name="_Toc481148315"/><text:bookmark-end text:name="__RefHeading__3299_1320936777"/><text:bookmark-end text:name="_Toc480741905"/><text:bookmark-end text:name="_Toc481146361"/></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text:span text:style-name="Absatz-Standardschriftart"><text:span text:style-name="T10">ID</text:span></text:span></text:p>
          </table:table-cell>
          <table:table-cell table:style-name="Tabelle2.A1" office:value-type="string">
            <text:p text:style-name="Table_20_Contents"><text:span text:style-name="Absatz-Standardschriftart"><text:span text:style-name="T10">Typ</text:span></text:span></text:p>
          </table:table-cell>
          <table:table-cell table:style-name="Tabelle2.A1" office:value-type="string">
            <text:p text:style-name="Table_20_Contents"><text:span text:style-name="Absatz-Standardschriftart"><text:span text:style-name="T10">Beschreibung</text:span></text:span></text:p>
          </table:table-cell>
          <table:table-cell table:style-name="Tabelle2.A1" office:value-type="string">
            <text:p text:style-name="Table_20_Contents"><text:span text:style-name="Absatz-Standardschriftart"><text:span text:style-name="T10">Priorität</text:span></text:span></text:p>
          </table:table-cell>
          <table:table-cell table:style-name="Tabelle2.A1" office:value-type="string">
            <text:p text:style-name="Table_20_Contents"><text:span text:style-name="Absatz-Standardschriftart"><text:span text:style-name="T10">Kategorie</text:span></text:span></text:p>
          </table:table-cell>
        </table:table-row>
        <table:table-row>
          <table:table-cell table:style-name="Tabelle2.A2" office:value-type="string">
            <text:p text:style-name="Table_20_Contents"><text:span text:style-name="Absatz-Standardschriftart"><text:span text:style-name="T10">1.10</text:span></text:span></text:p>
          </table:table-cell>
          <table:table-cell table:style-name="Tabelle2.A2" office:value-type="string">
            <text:p text:style-name="Table_20_Contents"><text:span text:style-name="Absatz-Standardschriftart"><text:span text:style-name="T14">funktional</text:span></text:span></text:p>
          </table:table-cell>
          <table:table-cell table:style-name="Tabelle2.A2" office:value-type="string">
            <text:p text:style-name="P12"><text:span text:style-name="Absatz-Standardschriftart"><text:span text:style-name="T21">Die Webanwendung wird über einen Browser</text:span></text:span></text:p>
            <text:p text:style-name="P12"><text:span text:style-name="Absatz-Standardschriftart"><text:span text:style-name="T21">über Link </text:span></text:span><text:bookmark-start text:name="_Hlt4782985021"/><text:bookmark-start text:name="_Hlt4782985031"/><text:a xlink:type="simple" xlink:href="http://www.wünsch-dir-was.de" office:target-frame-name="_top" xlink:show="replace" text:style-name="Internet_20_link" text:visited-style-name="Visited_20_Internet_20_Link">ww</text:a><text:bookmark-end text:name="_Hlt4782985021"/><text:bookmark-end text:name="_Hlt4782985031"/><text:a xlink:type="simple" xlink:href="http://www.wünsch-dir-was.de" office:target-frame-name="_top" xlink:show="replace" text:style-name="Internet_20_link" text:visited-style-name="Visited_20_Internet_20_Link">w.wuensch-dir-was</text:a><text:a xlink:type="simple" xlink:href="http://www.wünsch-dir-was.de" office:target-frame-name="_top" xlink:show="replace" text:style-name="Internet_20_link" text:visited-style-name="Visited_20_Internet_20_Link">.de</text:a><text:span text:style-name="Absatz-Standardschriftart"><text:span text:style-name="T24"> aufgerufen.</text:span></text:span></text:p>
          </table:table-cell>
          <table:table-cell table:style-name="Tabelle2.A2" office:value-type="string">
            <text:p text:style-name="Table_20_Contents"><text:span text:style-name="Absatz-Standardschriftart"><text:span text:style-name="T14">muss</text:span></text:span></text:p>
          </table:table-cell>
          <table:table-cell table:style-name="Tabelle2.A2" office:value-type="string">
            <text:p text:style-name="Table_20_Contents"><text:span text:style-name="Absatz-Standardschriftart"><text:span text:style-name="T14">Zugriff</text:span></text:span></text:p>
          </table:table-cell>
        </table:table-row>
        <table:table-row>
          <table:table-cell table:style-name="Tabelle2.A1" office:value-type="string">
            <text:p text:style-name="P12"><text:span text:style-name="Absatz-Standardschriftart"><text:span text:style-name="T23">1.20</text:span></text:span></text:p>
          </table:table-cell>
          <table:table-cell table:style-name="Tabelle2.A1" office:value-type="string">
            <text:p text:style-name="Table_20_Contents"><text:span text:style-name="Absatz-Standardschriftart"><text:span text:style-name="T14">funktional</text:span></text:span></text:p>
          </table:table-cell>
          <table:table-cell table:style-name="Tabelle2.A1" office:value-type="string">
            <text:p text:style-name="P12"><text:span text:style-name="Absatz-Standardschriftart"><text:span text:style-name="T21">Der Nutzer landet nach Aufruf der Adresse auf</text:span></text:span></text:p>
            <text:p text:style-name="P12"><text:span text:style-name="Absatz-Standardschriftart"><text:span text:style-name="T21">der Startseite.</text:span></text:span></text:p>
          </table:table-cell>
          <table:table-cell table:style-name="Tabelle2.A1" office:value-type="string">
            <text:p text:style-name="Table_20_Contents"><text:span text:style-name="Absatz-Standardschriftart"><text:span text:style-name="T14">Muss</text:span></text:span></text:p>
          </table:table-cell>
          <table:table-cell table:style-name="Tabelle2.A1" office:value-type="string">
            <text:p text:style-name="Table_20_Contents"><text:span text:style-name="Absatz-Standardschriftart"><text:span text:style-name="T14">Startseite</text:span></text:span></text:p>
          </table:table-cell>
        </table:table-row>
        <table:table-row>
          <table:table-cell table:style-name="Tabelle2.A2" office:value-type="string">
            <text:p text:style-name="Table_20_Contents"><text:span text:style-name="Absatz-Standardschriftart"><text:span text:style-name="T10">1.30</text:span></text:span></text:p>
          </table:table-cell>
          <table:table-cell table:style-name="Tabelle2.A2" office:value-type="string">
            <text:p text:style-name="Table_20_Contents"><text:span text:style-name="Absatz-Standardschriftart"><text:span text:style-name="T14">funktional</text:span></text:span></text:p>
          </table:table-cell>
          <table:table-cell table:style-name="Tabelle2.A2" office:value-type="string">
            <text:p text:style-name="P12"><text:span text:style-name="Absatz-Standardschriftart"><text:span text:style-name="T22">Auf der Startseite kann der Webanwender eine neue Liste erstellen</text:span></text:span></text:p>
          </table:table-cell>
          <table:table-cell table:style-name="Tabelle2.A2" office:value-type="string">
            <text:p text:style-name="Table_20_Contents"><text:span text:style-name="Absatz-Standardschriftart"><text:span text:style-name="T14">muss</text:span></text:span></text:p>
          </table:table-cell>
          <table:table-cell table:style-name="Tabelle2.A2" office:value-type="string">
            <text:p text:style-name="Table_20_Contents"><text:span text:style-name="Absatz-Standardschriftart"><text:span text:style-name="T14">Startseite</text:span></text:span></text:p>
          </table:table-cell>
        </table:table-row>
        <table:table-row>
          <table:table-cell table:style-name="Tabelle2.A1" office:value-type="string">
            <text:p text:style-name="Table_20_Contents"><text:span text:style-name="Absatz-Standardschriftart"><text:span text:style-name="T10">1.40</text:span></text:span></text:p>
          </table:table-cell>
          <table:table-cell table:style-name="Tabelle2.A1" office:value-type="string">
            <text:p text:style-name="Table_20_Contents"><text:span text:style-name="Absatz-Standardschriftart"><text:span text:style-name="T14">funktional</text:span></text:span></text:p>
          </table:table-cell>
          <table:table-cell table:style-name="Tabelle2.A1" office:value-type="string">
            <text:p text:style-name="P12"><text:span text:style-name="Absatz-Standardschriftart"><text:span text:style-name="T22">Auf der Startseite kann der Webanwender eine Demo-Seite mit Erklärungen zur Nutzung der Wunschlistenanwendung und Beispiellisten aufrufen.</text:span></text:span></text:p>
          </table:table-cell>
          <table:table-cell table:style-name="Tabelle2.A1" office:value-type="string">
            <text:p text:style-name="Table_20_Contents"><text:span text:style-name="Absatz-Standardschriftart"><text:span text:style-name="T14">muss</text:span></text:span></text:p>
          </table:table-cell>
          <table:table-cell table:style-name="Tabelle2.A1" office:value-type="string">
            <text:p text:style-name="Table_20_Contents"><text:span text:style-name="Absatz-Standardschriftart"><text:span text:style-name="T14">Startseite</text:span></text:span></text:p>
          </table:table-cell>
        </table:table-row>
        <table:table-row>
          <table:table-cell table:style-name="Tabelle2.A2" office:value-type="string">
            <text:p text:style-name="Table_20_Contents"><text:span text:style-name="Absatz-Standardschriftart"><text:span text:style-name="T10">1.50</text:span></text:span></text:p>
          </table:table-cell>
          <table:table-cell table:style-name="Tabelle2.A2" office:value-type="string">
            <text:p text:style-name="Table_20_Contents"><text:span text:style-name="Absatz-Standardschriftart"><text:span text:style-name="T14">nicht funktional</text:span></text:span></text:p>
          </table:table-cell>
          <table:table-cell table:style-name="Tabelle2.A2" office:value-type="string">
            <text:p text:style-name="P12"><text:span text:style-name="Absatz-Standardschriftart"><text:span text:style-name="T22">Auf der Startseite kann der Webanwender </text:span></text:span><text:span text:style-name="Absatz-Standardschriftart"><text:span text:style-name="T22">Impressumsinformationen anzeigen lassen.</text:span></text:span></text:p>
          </table:table-cell>
          <table:table-cell table:style-name="Tabelle2.A2" office:value-type="string">
            <text:p text:style-name="Table_20_Contents"><text:span text:style-name="Absatz-Standardschriftart"><text:span text:style-name="T14">muss</text:span></text:span></text:p>
          </table:table-cell>
          <table:table-cell table:style-name="Tabelle2.A2" office:value-type="string">
            <text:p text:style-name="Table_20_Contents"><text:span text:style-name="Absatz-Standardschriftart"><text:span text:style-name="T14">Startseite</text:span></text:span></text:p>
          </table:table-cell>
        </table:table-row>
        <table:table-row>
          <table:table-cell table:style-name="Tabelle2.A1" office:value-type="string">
            <text:p text:style-name="Table_20_Contents"><text:span text:style-name="Absatz-Standardschriftart"><text:span text:style-name="T10">1.60</text:span></text:span></text:p>
          </table:table-cell>
          <table:table-cell table:style-name="Tabelle2.A1" office:value-type="string">
            <text:p text:style-name="Table_20_Contents"><text:span text:style-name="Absatz-Standardschriftart"><text:span text:style-name="T14">nicht</text:span></text:span></text:p>
            <text:p text:style-name="Table_20_Contents"><text:span text:style-name="Absatz-Standardschriftart"><text:span text:style-name="T14">funktional</text:span></text:span></text:p>
          </table:table-cell>
          <table:table-cell table:style-name="Tabelle2.A1" office:value-type="string">
            <text:p text:style-name="P12"><text:span text:style-name="Absatz-Standardschriftart"><text:span text:style-name="T22">Auf der Startseite kann der Webanwender Informationen über den Datenschutz anzeigen lassen.</text:span></text:span></text:p>
          </table:table-cell>
          <table:table-cell table:style-name="Tabelle2.A1" office:value-type="string">
            <text:p text:style-name="Table_20_Contents"><text:span text:style-name="Absatz-Standardschriftart"><text:span text:style-name="T14">muss</text:span></text:span></text:p>
          </table:table-cell>
          <table:table-cell table:style-name="Tabelle2.A1" office:value-type="string">
            <text:p text:style-name="Table_20_Contents"><text:span text:style-name="Absatz-Standardschriftart"><text:span text:style-name="T14">Startseite</text:span></text:span></text:p>
          </table:table-cell>
        </table:table-row>
        <table:table-row>
          <table:table-cell table:style-name="Tabelle2.A8" office:value-type="string">
            <text:p text:style-name="Table_20_Contents"><text:span text:style-name="Absatz-Standardschriftart"><text:span text:style-name="T11">1.70</text:span></text:span></text:p>
          </table:table-cell>
          <table:table-cell table:style-name="Tabelle2.A8" office:value-type="string">
            <text:p text:style-name="Table_20_Contents"><text:span text:style-name="Absatz-Standardschriftart"><text:span text:style-name="T15">Funktional</text:span></text:span></text:p>
          </table:table-cell>
          <table:table-cell table:style-name="Tabelle2.A8" office:value-type="string">
            <text:p text:style-name="P12"><text:span text:style-name="Absatz-Standardschriftart"><text:span text:style-name="T21">Der Webanwender kann nach einer Wunschliste suchen</text:span></text:span></text:p>
          </table:table-cell>
          <table:table-cell table:style-name="Tabelle2.A8" office:value-type="string">
            <text:p text:style-name="Table_20_Contents"><text:span text:style-name="Absatz-Standardschriftart"><text:span text:style-name="T15">Kann</text:span></text:span></text:p>
          </table:table-cell>
          <table:table-cell table:style-name="Tabelle2.A8" office:value-type="string">
            <text:p text:style-name="Table_20_Contents"><text:span text:style-name="Absatz-Standardschriftart"><text:span text:style-name="T15">Startseite</text:span></text:span></text:p>
          </table:table-cell>
        </table:table-row>
      </table:table>
      <text:p text:style-name="Standard"/>
      <text:h text:style-name="Heading_20_3" text:outline-level="3"><text:bookmark-start text:name="_Toc481148316"/><text:bookmark-start text:name="__RefHeading__3301_1320936777"/><text:bookmark-start text:name="_Toc480741906"/><text:bookmark-start text:name="_Toc481146362"/><text:soft-page-break/>3.1.2 Wunschliste erstellen und verwalten<text:bookmark-end text:name="_Toc481148316"/><text:bookmark-end text:name="__RefHeading__3301_1320936777"/><text:bookmark-end text:name="_Toc480741906"/><text:bookmark-end text:name="_Toc48114636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text:span text:style-name="Absatz-Standardschriftart"><text:span text:style-name="T11">ID</text:span></text:span></text:p>
          </table:table-cell>
          <table:table-cell table:style-name="Tabelle3.A1" office:value-type="string">
            <text:p text:style-name="Table_20_Contents"><text:span text:style-name="Absatz-Standardschriftart"><text:span text:style-name="T11">Typ</text:span></text:span></text:p>
          </table:table-cell>
          <table:table-cell table:style-name="Tabelle3.A1" office:value-type="string">
            <text:p text:style-name="Table_20_Contents"><text:span text:style-name="Absatz-Standardschriftart"><text:span text:style-name="T11">Beschreibung</text:span></text:span></text:p>
          </table:table-cell>
          <table:table-cell table:style-name="Tabelle3.A1" office:value-type="string">
            <text:p text:style-name="Table_20_Contents"><text:span text:style-name="Absatz-Standardschriftart"><text:span text:style-name="T11">Priorität</text:span></text:span></text:p>
          </table:table-cell>
          <table:table-cell table:style-name="Tabelle3.A1" office:value-type="string">
            <text:p text:style-name="Table_20_Contents"><text:span text:style-name="Absatz-Standardschriftart"><text:span text:style-name="T11">Kategorie</text:span></text:span></text:p>
          </table:table-cell>
        </table:table-row>
        <table:table-row>
          <table:table-cell table:style-name="Tabelle3.A2" office:value-type="string">
            <text:p text:style-name="Table_20_Contents"><text:span text:style-name="Absatz-Standardschriftart"><text:span text:style-name="T11">2.10</text:span></text:span></text:p>
          </table:table-cell>
          <table:table-cell table:style-name="Tabelle3.A2" office:value-type="string">
            <text:p text:style-name="Table_20_Contents"><text:span text:style-name="Absatz-Standardschriftart"><text:span text:style-name="T15">nicht funktional</text:span></text:span></text:p>
          </table:table-cell>
          <table:table-cell table:style-name="Tabelle3.A2" office:value-type="string">
            <text:p text:style-name="P12"><text:span text:style-name="Absatz-Standardschriftart"><text:span text:style-name="T21">Für das Erstellen einer Liste befindet sich der Webanwender zunächst in einem Eingabedialog.</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2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ebanwender muss beim Erstellen einer Wunschliste einen Anlass auswähl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Liste</text:span></text:span></text:p>
          </table:table-cell>
        </table:table-row>
        <table:table-row>
          <table:table-cell table:style-name="Tabelle3.A2" office:value-type="string">
            <text:p text:style-name="Table_20_Contents"><text:span text:style-name="Absatz-Standardschriftart"><text:span text:style-name="T11">2.3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muss ein Ablaufdatum angeb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32</text:span></text:span></text:p>
          </table:table-cell>
          <table:table-cell table:style-name="Tabelle3.A1" office:value-type="string">
            <text:p text:style-name="Table_20_Contents"><text:span text:style-name="Absatz-Standardschriftart"><text:span text:style-name="T15">nicht funktional</text:span></text:span></text:p>
          </table:table-cell>
          <table:table-cell table:style-name="Tabelle3.A1" office:value-type="string">
            <text:p text:style-name="P12"><text:span text:style-name="Absatz-Standardschriftart"><text:span text:style-name="T21">Das Ablaufdatum muss nach dem aktuellen </text:span></text:span><text:span text:style-name="Absatz-Standardschriftart"><text:span text:style-name="T21">Datum, dem Erstelldatum, lieg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Liste</text:span></text:span></text:p>
          </table:table-cell>
        </table:table-row>
        <table:table-row>
          <table:table-cell table:style-name="Tabelle3.A2" office:value-type="string">
            <text:p text:style-name="Table_20_Contents"><text:span text:style-name="Absatz-Standardschriftart"><text:span text:style-name="T11">2.33</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Nach Ablauf des Enddatums ist die Liste nicht mehr aufrufbar.</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34</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muss einen Name der Wunschliste angeb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text:span></text:span><text:span text:style-name="Absatz-Standardschriftart"><text:span text:style-name="T15">Liste</text:span></text:span></text:p>
          </table:table-cell>
        </table:table-row>
        <table:table-row>
          <table:table-cell table:style-name="Tabelle3.A2" office:value-type="string">
            <text:p text:style-name="Table_20_Contents"><text:span text:style-name="Absatz-Standardschriftart"><text:span text:style-name="T11">2.4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eine Beschreibung angeben.</text:span></text:span></text:p>
          </table:table-cell>
          <table:table-cell table:style-name="Tabelle3.A2" office:value-type="string">
            <text:p text:style-name="Table_20_Contents"><text:span text:style-name="Absatz-Standardschriftart"><text:span text:style-name="T15">kann</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5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Nach Angabe eines Anlasses, eines Namen und eines gültigen Ablaufdatums, wird die Wunschliste erstellt.</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Liste</text:span></text:span></text:p>
          </table:table-cell>
        </table:table-row>
        <table:table-row>
          <table:table-cell table:style-name="Tabelle3.A2" office:value-type="string">
            <text:p text:style-name="Table_20_Contents"><text:span text:style-name="Absatz-Standardschriftart"><text:span text:style-name="T11">2.51</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as Ablaufdatum der Wunschliste ist nach Speicherung der Wunschliste nicht mehr änderbar</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52</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Nach dem Erstellen befindet sich der Wunschlistenersteller auf der Bearbeitungsseite für eine Wunschliste.</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Bearbeiten Liste</text:span></text:span></text:p>
          </table:table-cell>
        </table:table-row>
        <table:table-row>
          <table:table-cell table:style-name="Tabelle3.A2" office:value-type="string">
            <text:p text:style-name="Table_20_Contents"><text:span text:style-name="Absatz-Standardschriftart"><text:span text:style-name="T11">2.6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nach Erstellen der Liste Wünsche hinzufüg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Bearbeiten Liste</text:span></text:span></text:p>
          </table:table-cell>
        </table:table-row>
        <table:table-row>
          <table:table-cell table:style-name="Tabelle3.A1" office:value-type="string">
            <text:p text:style-name="Table_20_Contents"><text:span text:style-name="Absatz-Standardschriftart"><text:span text:style-name="T11">2.7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muss mindestens einen Wunsch hinzufügen, um die Liste speichern zu könn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Speichern</text:span></text:span></text:p>
          </table:table-cell>
        </table:table-row>
        <table:table-row>
          <table:table-cell table:style-name="Tabelle3.A2" office:value-type="string">
            <text:p text:style-name="Table_20_Contents"><text:span text:style-name="Absatz-Standardschriftart"><text:span text:style-name="T11">2.72</text:span></text:span></text:p>
          </table:table-cell>
          <table:table-cell table:style-name="Tabelle3.A2" office:value-type="string">
            <text:p text:style-name="Table_20_Contents"><text:span text:style-name="Absatz-Standardschriftart"><text:span text:style-name="T15">nicht funktional</text:span></text:span></text:p>
          </table:table-cell>
          <table:table-cell table:style-name="Tabelle3.A2" office:value-type="string">
            <text:p text:style-name="P12"><text:span text:style-name="Absatz-Standardschriftart"><text:span text:style-name="T21">Die Liste kann bis zu 250 Wünsche speicher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Kapazität</text:span></text:span></text:p>
          </table:table-cell>
        </table:table-row>
        <table:table-row>
          <table:table-cell table:style-name="Tabelle3.A1" office:value-type="string">
            <text:p text:style-name="Table_20_Contents"><text:span text:style-name="Absatz-Standardschriftart"><text:span text:style-name="T11">2.73</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kann den Erstellungsvorgang abbrech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Abbruch</text:span></text:span></text:p>
          </table:table-cell>
        </table:table-row>
        <table:table-row>
          <table:table-cell table:style-name="Tabelle3.A2" office:value-type="string">
            <text:p text:style-name="Table_20_Contents"><text:span text:style-name="Absatz-Standardschriftart"><text:span text:style-name="T11">2.74</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Zum Speichern muss der Wunschlistenersteller seinen </text:span></text:span><text:span text:style-name="Absatz-Standardschriftart"><text:span text:style-name="T21">Namen und eine E-Mail-Adresse angeb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Speichern</text:span></text:span></text:p>
          </table:table-cell>
        </table:table-row>
        <table:table-row>
          <table:table-cell table:style-name="Tabelle3.A2" office:value-type="string">
            <text:p text:style-name="Table_20_Contents"><text:span text:style-name="Absatz-Standardschriftart"><text:span text:style-name="T11">2.78</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Zum Speichern muss der Wunschlistenersteller ein Listenpasswort für spätere Änderungen der Liste angeb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Speichern</text:span></text:span></text:p>
          </table:table-cell>
        </table:table-row>
        <table:table-row>
          <table:table-cell table:style-name="Tabelle3.A1" office:value-type="string">
            <text:p text:style-name="Table_20_Contents"><text:span text:style-name="Absatz-Standardschriftart"><text:span text:style-name="T11">2.80</text:span></text:span></text:p>
          </table:table-cell>
          <table:table-cell table:style-name="Tabelle3.A1" office:value-type="string">
            <text:p text:style-name="Table_20_Contents"><text:span text:style-name="Absatz-Standardschriftart"><text:span text:style-name="T15">nicht funktional</text:span></text:span></text:p>
          </table:table-cell>
          <table:table-cell table:style-name="Tabelle3.A1" office:value-type="string">
            <text:p text:style-name="P12"><text:span text:style-name="Absatz-Standardschriftart"><text:span text:style-name="T21">Änderungen sind alle weiteren </text:span></text:span><text:span text:style-name="Absatz-Standardschriftart"><text:span text:style-name="T21">Bearbeitungen der Liste nach dem ersten Erstell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Ändern</text:span></text:span></text:p>
          </table:table-cell>
        </table:table-row>
        <table:table-row>
          <table:table-cell table:style-name="Tabelle3.A2" office:value-type="string">
            <text:p text:style-name="Table_20_Contents"><text:span text:style-name="Absatz-Standardschriftart"><text:span text:style-name="T11">2.81</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Nach Erstellen der Liste sind Änderungen nur bei Eingabe des korrekten Listenpassworts möglich.</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Ändern</text:span></text:span></text:p>
          </table:table-cell>
        </table:table-row>
        <table:table-row>
          <table:table-cell table:style-name="Tabelle3.A1" office:value-type="string">
            <text:p text:style-name="Table_20_Contents"><text:span text:style-name="Absatz-Standardschriftart"><text:span text:style-name="T11">2.9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22"><text:span text:style-name="Absatz-Standardschriftart"><text:span text:style-name="T15">Der </text:span></text:span><text:span text:style-name="Absatz-Standardschriftart"><text:span text:style-name="T21">Wunschlistenersteller </text:span></text:span><text:span text:style-name="Absatz-Standardschriftart"><text:span text:style-name="T15">kann das Design der Liste </text:span></text:span><text:soft-page-break/><text:span text:style-name="Absatz-Standardschriftart"><text:span text:style-name="T15">bearbeiten.</text:span></text:span></text:p>
          </table:table-cell>
          <table:table-cell table:style-name="Tabelle3.A1" office:value-type="string">
            <text:p text:style-name="Table_20_Contents"><text:span text:style-name="Absatz-Standardschriftart"><text:span text:style-name="T15">kann</text:span></text:span></text:p>
          </table:table-cell>
          <table:table-cell table:style-name="Tabelle3.A1" office:value-type="string">
            <text:p text:style-name="Table_20_Contents"><text:span text:style-name="Absatz-Standardschriftart"><text:span text:style-name="T15">Individual</text:span></text:span><text:soft-page-break/><text:span text:style-name="Absatz-Standardschriftart"><text:span text:style-name="T15">isierung</text:span></text:span></text:p>
          </table:table-cell>
        </table:table-row>
        <table:table-row>
          <table:table-cell table:style-name="Tabelle3.A2" office:value-type="string">
            <text:p text:style-name="Table_20_Contents"><text:span text:style-name="Absatz-Standardschriftart"><text:span text:style-name="T11">2.92</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eine Schriftart aus einer Liste von Schriftarten auswählen.</text:span></text:span></text:p>
          </table:table-cell>
          <table:table-cell table:style-name="Tabelle3.A2" office:value-type="string">
            <text:p text:style-name="P12"><text:span text:style-name="Absatz-Standardschriftart"><text:span text:style-name="T21">kann</text:span></text:span></text:p>
          </table:table-cell>
          <table:table-cell table:style-name="Tabelle3.A2" office:value-type="string">
            <text:p text:style-name="Table_20_Contents"><text:span text:style-name="Absatz-Standardschriftart"><text:span text:style-name="T15">Individualisierung</text:span></text:span></text:p>
          </table:table-cell>
        </table:table-row>
        <table:table-row>
          <table:table-cell table:style-name="Tabelle3.A1" office:value-type="string">
            <text:p text:style-name="Table_20_Contents"><text:span text:style-name="Absatz-Standardschriftart"><text:span text:style-name="T11">2.93</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kann eine Farbkombination von </text:span></text:span><text:span text:style-name="Absatz-Standardschriftart"><text:span text:style-name="T21">Schrift- und </text:span></text:span><text:span text:style-name="Absatz-Standardschriftart"><text:span text:style-name="T21">Hintergrundfarbe für die Wunschliste aus einer vorgegebenen Auswahl wählen.</text:span></text:span></text:p>
          </table:table-cell>
          <table:table-cell table:style-name="Tabelle3.A1" office:value-type="string">
            <text:p text:style-name="Table_20_Contents"><text:span text:style-name="Absatz-Standardschriftart"><text:span text:style-name="T15">kann</text:span></text:span></text:p>
          </table:table-cell>
          <table:table-cell table:style-name="Tabelle3.A1" office:value-type="string">
            <text:p text:style-name="Table_20_Contents"><text:span text:style-name="Absatz-Standardschriftart"><text:span text:style-name="T15">Individual</text:span></text:span><text:span text:style-name="Absatz-Standardschriftart"><text:span text:style-name="T15">isierung</text:span></text:span></text:p>
          </table:table-cell>
        </table:table-row>
        <table:table-row>
          <table:table-cell table:style-name="Tabelle3.A2" office:value-type="string">
            <text:p text:style-name="Table_20_Contents"><text:span text:style-name="Absatz-Standardschriftart"><text:span text:style-name="T11">2.94</text:span></text:span></text:p>
          </table:table-cell>
          <table:table-cell table:style-name="Tabelle3.A2" office:value-type="string">
            <text:p text:style-name="Table_20_Contents"><text:span text:style-name="Absatz-Standardschriftart"><text:span text:style-name="T15">nicht funktional</text:span></text:span></text:p>
          </table:table-cell>
          <table:table-cell table:style-name="Tabelle3.A2" office:value-type="string">
            <text:p text:style-name="P12"><text:span text:style-name="Absatz-Standardschriftart"><text:span text:style-name="T21">Die Gestaltung ist Optional, es sind Standardwerte voreingestellt.</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Individualisierung</text:span></text:span></text:p>
          </table:table-cell>
        </table:table-row>
        <table:table-row>
          <table:table-cell table:style-name="Tabelle3.A1" office:value-type="string">
            <text:p text:style-name="Table_20_Contents"><text:span text:style-name="Absatz-Standardschriftart"><text:span text:style-name="T18">2.94.1</text:span></text:span></text:p>
          </table:table-cell>
          <table:table-cell table:style-name="Tabelle3.A1" office:value-type="string">
            <text:p text:style-name="Table_20_Contents"><text:span text:style-name="Absatz-Standardschriftart"><text:span text:style-name="T19">nicht funktional</text:span></text:span></text:p>
          </table:table-cell>
          <table:table-cell table:style-name="Tabelle3.A1" office:value-type="string">
            <text:p text:style-name="P12"><text:span text:style-name="Absatz-Standardschriftart"><text:span text:style-name="T20">Die </text:span></text:span><text:span text:style-name="Absatz-Standardschriftart"><text:span text:style-name="T20">Standardschriftfarbe ist schwarz.</text:span></text:span></text:p>
          </table:table-cell>
          <table:table-cell table:style-name="Tabelle3.A1" office:value-type="string">
            <text:p text:style-name="Table_20_Contents"><text:span text:style-name="Absatz-Standardschriftart"><text:span text:style-name="T19">muss</text:span></text:span></text:p>
          </table:table-cell>
          <table:table-cell table:style-name="Tabelle3.A1" office:value-type="string">
            <text:p text:style-name="Table_20_Contents"><text:span text:style-name="Absatz-Standardschriftart"><text:span text:style-name="T19">Individualisierung</text:span></text:span></text:p>
          </table:table-cell>
        </table:table-row>
        <table:table-row>
          <table:table-cell table:style-name="Tabelle3.A2" office:value-type="string">
            <text:p text:style-name="Table_20_Contents"><text:span text:style-name="Absatz-Standardschriftart"><text:span text:style-name="T18">2.94.2</text:span></text:span></text:p>
          </table:table-cell>
          <table:table-cell table:style-name="Tabelle3.A2" office:value-type="string">
            <text:p text:style-name="Table_20_Contents"><text:span text:style-name="Absatz-Standardschriftart"><text:span text:style-name="T19">nicht funktional</text:span></text:span></text:p>
          </table:table-cell>
          <table:table-cell table:style-name="Tabelle3.A2" office:value-type="string">
            <text:p text:style-name="P12"><text:span text:style-name="Absatz-Standardschriftart"><text:span text:style-name="T20">Die Standardschriftart ist „Calibri“.</text:span></text:span></text:p>
          </table:table-cell>
          <table:table-cell table:style-name="Tabelle3.A2" office:value-type="string">
            <text:p text:style-name="Table_20_Contents"><text:span text:style-name="Absatz-Standardschriftart"><text:span text:style-name="T19">muss</text:span></text:span></text:p>
          </table:table-cell>
          <table:table-cell table:style-name="Tabelle3.A2" office:value-type="string">
            <text:p text:style-name="Table_20_Contents"><text:span text:style-name="Absatz-Standardschriftart"><text:span text:style-name="T19">Individualisierung</text:span></text:span></text:p>
          </table:table-cell>
        </table:table-row>
        <table:table-row>
          <table:table-cell table:style-name="Tabelle3.A1" office:value-type="string">
            <text:p text:style-name="Table_20_Contents"><text:span text:style-name="Absatz-Standardschriftart"><text:span text:style-name="T18">2.94.3</text:span></text:span></text:p>
          </table:table-cell>
          <table:table-cell table:style-name="Tabelle3.A1" office:value-type="string">
            <text:p text:style-name="Table_20_Contents"><text:span text:style-name="Absatz-Standardschriftart"><text:span text:style-name="T19">nicht funktional</text:span></text:span></text:p>
          </table:table-cell>
          <table:table-cell table:style-name="Tabelle3.A1" office:value-type="string">
            <text:p text:style-name="P12"><text:span text:style-name="Absatz-Standardschriftart"><text:span text:style-name="T20">Die Standardhintergrundfarbe ist weiß.</text:span></text:span></text:p>
          </table:table-cell>
          <table:table-cell table:style-name="Tabelle3.A1" office:value-type="string">
            <text:p text:style-name="Table_20_Contents"><text:span text:style-name="Absatz-Standardschriftart"><text:span text:style-name="T19">muss</text:span></text:span></text:p>
          </table:table-cell>
          <table:table-cell table:style-name="Tabelle3.A1" office:value-type="string">
            <text:p text:style-name="Table_20_Contents"><text:span text:style-name="Absatz-Standardschriftart"><text:span text:style-name="T19">Individualisierung</text:span></text:span></text:p>
          </table:table-cell>
        </table:table-row>
        <table:table-row>
          <table:table-cell table:style-name="Tabelle3.A2" office:value-type="string">
            <text:p text:style-name="Table_20_Contents"><text:span text:style-name="Absatz-Standardschriftart"><text:span text:style-name="T11">2.10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Nach </text:span></text:span><text:span text:style-name="Absatz-Standardschriftart"><text:span text:style-name="T21">Erstellen der Liste können von jedem Webanwender, der das Listenpasswort eingibt, Wünsche hinzugefügt werd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Bearbeiten Liste</text:span></text:span></text:p>
          </table:table-cell>
        </table:table-row>
        <table:table-row>
          <table:table-cell table:style-name="Tabelle3.A1" office:value-type="string">
            <text:p text:style-name="Table_20_Contents"><text:span text:style-name="Absatz-Standardschriftart"><text:span text:style-name="T11">2.11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Nach Erstellen der Liste können von jedem Webanwender, der das Listenpasswort eingibt, Wünsche entfernt </text:span></text:span><text:span text:style-name="Absatz-Standardschriftart"><text:span text:style-name="T21">werd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Bearbeiten Liste</text:span></text:span></text:p>
          </table:table-cell>
        </table:table-row>
        <table:table-row>
          <table:table-cell table:style-name="Tabelle3.A2" office:value-type="string">
            <text:p text:style-name="Table_20_Contents"><text:span text:style-name="Absatz-Standardschriftart"><text:span text:style-name="T11">2.12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der Liste beim Speichern einen Überraschungsmodus zuweis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Bearbeiten Liste</text:span></text:span></text:p>
          </table:table-cell>
        </table:table-row>
        <table:table-row>
          <table:table-cell table:style-name="Tabelle3.A1" office:value-type="string">
            <text:p text:style-name="Table_20_Contents"><text:span text:style-name="Absatz-Standardschriftart"><text:span text:style-name="T11">2.13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ie fertige Wunschliste ist über eine eindeutige URL identifizierbar und </text:span></text:span><text:span text:style-name="Absatz-Standardschriftart"><text:span text:style-name="T21">aufrufbar.</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Zugriff</text:span></text:span></text:p>
          </table:table-cell>
        </table:table-row>
        <table:table-row>
          <table:table-cell table:style-name="Tabelle3.A2" office:value-type="string">
            <text:p text:style-name="Table_20_Contents"><text:span text:style-name="Absatz-Standardschriftart"><text:span text:style-name="T26">2.140</text:span></text:span></text:p>
          </table:table-cell>
          <table:table-cell table:style-name="Tabelle3.A2" office:value-type="string">
            <text:p text:style-name="Table_20_Contents"><text:span text:style-name="Absatz-Standardschriftart"><text:span text:style-name="T27">nicht funktional</text:span></text:span></text:p>
          </table:table-cell>
          <table:table-cell table:style-name="Tabelle3.A2" office:value-type="string">
            <text:p text:style-name="P12"><text:span text:style-name="Absatz-Standardschriftart"><text:span text:style-name="T28">Die Daten aus der Liste, die zugehörigen Wünsche und Designoptionen werden beim Speichern in eine Datenbank geschrieben.</text:span></text:span></text:p>
          </table:table-cell>
          <table:table-cell table:style-name="Tabelle3.A2" office:value-type="string">
            <text:p text:style-name="Table_20_Contents"><text:span text:style-name="Absatz-Standardschriftart"><text:span text:style-name="T27">muss</text:span></text:span></text:p>
          </table:table-cell>
          <table:table-cell table:style-name="Tabelle3.A2" office:value-type="string">
            <text:p text:style-name="Table_20_Contents"><text:span text:style-name="Absatz-Standardschriftart"><text:span text:style-name="T27">Persistenz</text:span></text:span></text:p>
          </table:table-cell>
        </table:table-row>
        <table:table-row>
          <table:table-cell table:style-name="Tabelle3.A1" office:value-type="string">
            <text:p text:style-name="Table_20_Contents"><text:span text:style-name="Absatz-Standardschriftart"><text:span text:style-name="T11">2.15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kann einsehen, wie viele </text:span></text:span><text:span text:style-name="Absatz-Standardschriftart"><text:span text:style-name="T21">Wünsche bereits reserviert sind.</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Informationen</text:span></text:span></text:p>
          </table:table-cell>
        </table:table-row>
        <table:table-row>
          <table:table-cell table:style-name="Tabelle3.A2" office:value-type="string">
            <text:p text:style-name="Table_20_Contents"><text:span text:style-name="Absatz-Standardschriftart"><text:span text:style-name="T11">2.16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sehen wie oft die Wunschliste aufgerufen wurde.</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Informationen</text:span></text:span></text:p>
          </table:table-cell>
        </table:table-row>
        <table:table-row>
          <table:table-cell table:style-name="Tabelle3.A1" office:value-type="string">
            <text:p text:style-name="Table_20_Contents"><text:span text:style-name="Absatz-Standardschriftart"><text:span text:style-name="T11">2.17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ebanwender kann sehen, wie lange die Wunschliste noch online ist </text:span></text:span><text:span text:style-name="Absatz-Standardschriftart"><text:span text:style-name="T21">(Countdow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Informationen</text:span></text:span></text:p>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
      <text:p text:style-name="Standard"/>
      <text:h text:style-name="Heading_20_3" text:outline-level="3"><text:bookmark-start text:name="_Toc481148317"/><text:bookmark-start text:name="__RefHeading__3303_1320936777"/><text:bookmark-start text:name="_Toc480741907"/><text:bookmark-start text:name="_Toc481146363"/>3.1.3 Wünsche<text:bookmark-end text:name="_Toc481148317"/><text:bookmark-end text:name="__RefHeading__3303_1320936777"/><text:bookmark-end text:name="_Toc480741907"/><text:bookmark-end text:name="_Toc481146363"/></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text:span text:style-name="Absatz-Standardschriftart"><text:span text:style-name="T11">ID</text:span></text:span></text:p>
          </table:table-cell>
          <table:table-cell table:style-name="Tabelle4.A1" office:value-type="string">
            <text:p text:style-name="Table_20_Contents"><text:span text:style-name="Absatz-Standardschriftart"><text:span text:style-name="T11">Typ</text:span></text:span></text:p>
          </table:table-cell>
          <table:table-cell table:style-name="Tabelle4.A1" office:value-type="string">
            <text:p text:style-name="Table_20_Contents"><text:span text:style-name="Absatz-Standardschriftart"><text:span text:style-name="T11">Beschreibung</text:span></text:span></text:p>
          </table:table-cell>
          <table:table-cell table:style-name="Tabelle4.A1" office:value-type="string">
            <text:p text:style-name="Table_20_Contents"><text:span text:style-name="Absatz-Standardschriftart"><text:span text:style-name="T11">Priorität</text:span></text:span></text:p>
          </table:table-cell>
          <table:table-cell table:style-name="Tabelle4.A1" office:value-type="string">
            <text:p text:style-name="Table_20_Contents"><text:span text:style-name="Absatz-Standardschriftart"><text:span text:style-name="T11">Kategorie</text:span></text:span></text:p>
          </table:table-cell>
        </table:table-row>
        <text:soft-page-break/>
        <table:table-row>
          <table:table-cell table:style-name="Tabelle4.A2" office:value-type="string">
            <text:p text:style-name="Table_20_Contents"><text:span text:style-name="Absatz-Standardschriftart"><text:span text:style-name="T11">3.10</text:span></text:span></text:p>
          </table:table-cell>
          <table:table-cell table:style-name="Tabelle4.A2" office:value-type="string">
            <text:p text:style-name="Table_20_Contents"><text:span text:style-name="Absatz-Standardschriftart"><text:span text:style-name="T15">nicht funktional</text:span></text:span></text:p>
          </table:table-cell>
          <table:table-cell table:style-name="Tabelle4.A2" office:value-type="string">
            <text:p text:style-name="P12"><text:span text:style-name="Absatz-Standardschriftart"><text:span text:style-name="T21">Eine Wunschliste besteht aus mindestens einem Wunsch</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Erstellen Liste</text:span></text:span></text:p>
          </table:table-cell>
        </table:table-row>
        <table:table-row>
          <table:table-cell table:style-name="Tabelle4.A1" office:value-type="string">
            <text:p text:style-name="Table_20_Contents"><text:span text:style-name="Absatz-Standardschriftart"><text:span text:style-name="T11">3.20</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Ein Wunsch hat einen Nam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Wunsch</text:span></text:span></text:p>
          </table:table-cell>
        </table:table-row>
        <table:table-row>
          <table:table-cell table:style-name="Tabelle4.A2" office:value-type="string">
            <text:p text:style-name="Table_20_Contents"><text:span text:style-name="Absatz-Standardschriftart"><text:span text:style-name="T11">3.21</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Ein Wunsch hat eine Beschreibung.</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Wunsch</text:span></text:span></text:p>
          </table:table-cell>
        </table:table-row>
        <table:table-row>
          <table:table-cell table:style-name="Tabelle4.A1" office:value-type="string">
            <text:p text:style-name="Table_20_Contents"><text:span text:style-name="Absatz-Standardschriftart"><text:span text:style-name="T11">3.22</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Ein Wunsch kann einen Link zum Produkt bekomm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Wunsch</text:span></text:span></text:p>
          </table:table-cell>
        </table:table-row>
        <table:table-row>
          <table:table-cell table:style-name="Tabelle4.A2" office:value-type="string">
            <text:p text:style-name="Table_20_Contents"><text:span text:style-name="Absatz-Standardschriftart"><text:span text:style-name="T11">3.30</text:span></text:span></text:p>
          </table:table-cell>
          <table:table-cell table:style-name="Tabelle4.A2" office:value-type="string">
            <text:p text:style-name="Table_20_Contents"><text:span text:style-name="Absatz-Standardschriftart"><text:span text:style-name="T15">nicht funktional</text:span></text:span></text:p>
          </table:table-cell>
          <table:table-cell table:style-name="Tabelle4.A2" office:value-type="string">
            <text:p text:style-name="P12"><text:span text:style-name="Absatz-Standardschriftart"><text:span text:style-name="T21">Ein Wunsch kann keinen, einen oder mehrere Schenker habe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Wunsch</text:span></text:span></text:p>
          </table:table-cell>
        </table:table-row>
        <table:table-row>
          <table:table-cell table:style-name="Tabelle4.A1" office:value-type="string">
            <text:p text:style-name="Table_20_Contents"><text:span text:style-name="Absatz-Standardschriftart"><text:span text:style-name="T11">3.31</text:span></text:span></text:p>
          </table:table-cell>
          <table:table-cell table:style-name="Tabelle4.A1" office:value-type="string">
            <text:p text:style-name="Table_20_Contents"><text:span text:style-name="Absatz-Standardschriftart"><text:span text:style-name="T15">nicht funktional</text:span></text:span></text:p>
          </table:table-cell>
          <table:table-cell table:style-name="Tabelle4.A1" office:value-type="string">
            <text:p text:style-name="P12"><text:span text:style-name="Absatz-Standardschriftart"><text:span text:style-name="T21">Nach Hinzufügen eines Wunsches hat der Wunsch keinen Wunscherfüller, bis er von einer Person reserviert wird.</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Wunsch</text:span></text:span></text:p>
          </table:table-cell>
        </table:table-row>
        <table:table-row>
          <table:table-cell table:style-name="Tabelle4.A2" office:value-type="string">
            <text:p text:style-name="Table_20_Contents"><text:span text:style-name="Absatz-Standardschriftart"><text:span text:style-name="T11">3.40</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Nur der Wunschlistenersteller kann Wünsche hinzufüge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Bearbeiten Wunsch</text:span></text:span></text:p>
          </table:table-cell>
        </table:table-row>
        <table:table-row>
          <table:table-cell table:style-name="Tabelle4.A1" office:value-type="string">
            <text:p text:style-name="Table_20_Contents"><text:span text:style-name="Absatz-Standardschriftart"><text:span text:style-name="T11">3.50</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Der </text:span></text:span><text:span text:style-name="Absatz-Standardschriftart"><text:span text:style-name="T21">Wunschlistenersteller kann einen Wunsch bearbeit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Bearbeiten Wunsch</text:span></text:span></text:p>
          </table:table-cell>
        </table:table-row>
        <table:table-row>
          <table:table-cell table:style-name="Tabelle4.A2" office:value-type="string">
            <text:p text:style-name="Table_20_Contents"><text:span text:style-name="Absatz-Standardschriftart"><text:span text:style-name="T11">3.51</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Der Wunschlistenersteller kann den Namen eines Wunsches änder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Bearbeiten Wunsch</text:span></text:span></text:p>
          </table:table-cell>
        </table:table-row>
        <table:table-row>
          <table:table-cell table:style-name="Tabelle4.A1" office:value-type="string">
            <text:p text:style-name="Table_20_Contents"><text:span text:style-name="Absatz-Standardschriftart"><text:span text:style-name="T11">3.52</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Der Wunschlistenersteller kann die Beschreibung eines </text:span></text:span><text:span text:style-name="Absatz-Standardschriftart"><text:span text:style-name="T21">Wunsches änder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Bearbeiten Wunsch</text:span></text:span></text:p>
          </table:table-cell>
        </table:table-row>
        <table:table-row>
          <table:table-cell table:style-name="Tabelle4.A2" office:value-type="string">
            <text:p text:style-name="Table_20_Contents"><text:span text:style-name="Absatz-Standardschriftart"><text:span text:style-name="T11">3.53</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Der Wunschlistenersteller kann den Link zu einem Wunsch änder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Bearbeiten Wunsch</text:span></text:span></text:p>
          </table:table-cell>
        </table:table-row>
        <table:table-row>
          <table:table-cell table:style-name="Tabelle4.A1" office:value-type="string">
            <text:p text:style-name="Table_20_Contents"><text:span text:style-name="Absatz-Standardschriftart"><text:span text:style-name="T11">3.60</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Der Wunschlistenersteller kann einen Wunsch lösch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Bearbeiten Wunsch</text:span></text:span></text:p>
          </table:table-cell>
        </table:table-row>
      </table:table>
      <text:p text:style-name="P7"/>
      <text:h text:style-name="Heading_20_3" text:outline-level="3"><text:bookmark-start text:name="_Toc481148318"/><text:bookmark-start text:name="__RefHeading__3305_1320936777"/><text:bookmark-start text:name="_Toc480741908"/><text:bookmark-start text:name="_Toc481146364"/>3.1.4 Schenken<text:bookmark-end text:name="_Toc481148318"/><text:bookmark-end text:name="__RefHeading__3305_1320936777"/><text:bookmark-end text:name="_Toc480741908"/><text:bookmark-end text:name="_Toc481146364"/></text:h>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text:span text:style-name="Absatz-Standardschriftart"><text:span text:style-name="T16">ID</text:span></text:span></text:p>
          </table:table-cell>
          <table:table-cell table:style-name="Tabelle5.A1" office:value-type="string">
            <text:p text:style-name="Table_20_Contents"><text:span text:style-name="Absatz-Standardschriftart"><text:span text:style-name="T16">Typ</text:span></text:span></text:p>
          </table:table-cell>
          <table:table-cell table:style-name="Tabelle5.A1" office:value-type="string">
            <text:p text:style-name="Table_20_Contents"><text:span text:style-name="Absatz-Standardschriftart"><text:span text:style-name="T16">Beschreibung</text:span></text:span></text:p>
          </table:table-cell>
          <table:table-cell table:style-name="Tabelle5.A1" office:value-type="string">
            <text:p text:style-name="Table_20_Contents"><text:span text:style-name="Absatz-Standardschriftart"><text:span text:style-name="T16">Priorität</text:span></text:span></text:p>
          </table:table-cell>
          <table:table-cell table:style-name="Tabelle5.A1" office:value-type="string">
            <text:p text:style-name="Table_20_Contents"><text:span text:style-name="Absatz-Standardschriftart"><text:span text:style-name="T16">Kategorie</text:span></text:span></text:p>
          </table:table-cell>
        </table:table-row>
        <table:table-row>
          <table:table-cell table:style-name="Tabelle5.A2" office:value-type="string">
            <text:p text:style-name="Table_20_Contents"><text:span text:style-name="Absatz-Standardschriftart"><text:span text:style-name="T16">4.10</text:span></text:span></text:p>
          </table:table-cell>
          <table:table-cell table:style-name="Tabelle5.A2" office:value-type="string">
            <text:p text:style-name="Table_20_Contents"><text:span text:style-name="Absatz-Standardschriftart"><text:span text:style-name="T8">nicht funktional</text:span></text:span></text:p>
          </table:table-cell>
          <table:table-cell table:style-name="Tabelle5.A2" office:value-type="string">
            <text:p text:style-name="P12">Jeder Wunsch kann keinen, einen oder mehrere Wunscherfüller hab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Wunsch</text:span></text:span></text:p>
          </table:table-cell>
        </table:table-row>
        <table:table-row>
          <table:table-cell table:style-name="Tabelle5.A1" office:value-type="string">
            <text:p text:style-name="Table_20_Contents"><text:span text:style-name="Absatz-Standardschriftart"><text:span text:style-name="T16">4.12</text:span></text:span></text:p>
          </table:table-cell>
          <table:table-cell table:style-name="Tabelle5.A1" office:value-type="string">
            <text:p text:style-name="Table_20_Contents"><text:span text:style-name="Absatz-Standardschriftart"><text:span text:style-name="T8">funktional</text:span></text:span></text:p>
          </table:table-cell>
          <table:table-cell table:style-name="Tabelle5.A1" office:value-type="string">
            <text:p text:style-name="P12">Ein Wunscherfüller kann mehrere Wünsche erfüllen.</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able:table-row>
          <table:table-cell table:style-name="Tabelle5.A2" office:value-type="string">
            <text:p text:style-name="Table_20_Contents"><text:span text:style-name="Absatz-Standardschriftart"><text:span text:style-name="T16">4.15</text:span></text:span></text:p>
          </table:table-cell>
          <table:table-cell table:style-name="Tabelle5.A2" office:value-type="string">
            <text:p text:style-name="Table_20_Contents"><text:span text:style-name="Absatz-Standardschriftart"><text:span text:style-name="T8">funktional</text:span></text:span></text:p>
          </table:table-cell>
          <table:table-cell table:style-name="Tabelle5.A2" office:value-type="string">
            <text:p text:style-name="P12">Ein Wunscherfüller kann mit weiteren Wunscherfüllern Wünsche erfüll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n</text:span></text:span></text:p>
          </table:table-cell>
        </table:table-row>
        <table:table-row>
          <table:table-cell table:style-name="Tabelle5.A1" office:value-type="string">
            <text:p text:style-name="Table_20_Contents"><text:span text:style-name="Absatz-Standardschriftart"><text:span text:style-name="T16">4.20</text:span></text:span></text:p>
          </table:table-cell>
          <table:table-cell table:style-name="Tabelle5.A1" office:value-type="string">
            <text:p text:style-name="Table_20_Contents"><text:span text:style-name="Absatz-Standardschriftart"><text:span text:style-name="T8">Nicht funktional</text:span></text:span></text:p>
          </table:table-cell>
          <table:table-cell table:style-name="Tabelle5.A1" office:value-type="string">
            <text:p text:style-name="P12">Ist ein Geschenk von einer oder mehreren Wunscherfüller markiert worden, wird dies angezeigt.</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able:table-row>
          <table:table-cell table:style-name="Tabelle5.A2" office:value-type="string">
            <text:p text:style-name="Table_20_Contents"><text:span text:style-name="Absatz-Standardschriftart"><text:span text:style-name="T16">4.21</text:span></text:span></text:p>
          </table:table-cell>
          <table:table-cell table:style-name="Tabelle5.A2" office:value-type="string">
            <text:p text:style-name="Table_20_Contents"><text:span text:style-name="Absatz-Standardschriftart"><text:span text:style-name="T8">Nicht funktional</text:span></text:span></text:p>
          </table:table-cell>
          <table:table-cell table:style-name="Tabelle5.A2" office:value-type="string">
            <text:p text:style-name="P12">Ist der Überraschungsmodus inaktiv, ist der Name des Wunscherfüller und der reservierte Wunsch zu seh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n</text:span></text:span></text:p>
          </table:table-cell>
        </table:table-row>
        <table:table-row>
          <table:table-cell table:style-name="Tabelle5.A1" office:value-type="string">
            <text:p text:style-name="Table_20_Contents"><text:span text:style-name="Absatz-Standardschriftart"><text:span text:style-name="T16">4.22</text:span></text:span></text:p>
          </table:table-cell>
          <table:table-cell table:style-name="Tabelle5.A1" office:value-type="string">
            <text:p text:style-name="Table_20_Contents"><text:span text:style-name="Absatz-Standardschriftart"><text:span text:style-name="T8">Nicht funktional</text:span></text:span></text:p>
          </table:table-cell>
          <table:table-cell table:style-name="Tabelle5.A1" office:value-type="string">
            <text:p text:style-name="P12">Ist der Überraschungsmodus aktiv, wird angezeigt, dass ein Geschenk reserviert ist.</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ext:soft-page-break/>
        <table:table-row>
          <table:table-cell table:style-name="Tabelle5.A2" office:value-type="string">
            <text:p text:style-name="Table_20_Contents"><text:span text:style-name="Absatz-Standardschriftart"><text:span text:style-name="T16">4.30</text:span></text:span></text:p>
          </table:table-cell>
          <table:table-cell table:style-name="Tabelle5.A2" office:value-type="string">
            <text:p text:style-name="Table_20_Contents"><text:span text:style-name="Absatz-Standardschriftart"><text:span text:style-name="T8">funktional</text:span></text:span></text:p>
          </table:table-cell>
          <table:table-cell table:style-name="Tabelle5.A2" office:value-type="string">
            <text:p text:style-name="P12">Ein Wunscherfüller kann einen Wunsch reservier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n</text:span></text:span></text:p>
          </table:table-cell>
        </table:table-row>
        <table:table-row>
          <table:table-cell table:style-name="Tabelle5.A1" office:value-type="string">
            <text:p text:style-name="Table_20_Contents"><text:span text:style-name="Absatz-Standardschriftart"><text:span text:style-name="T16">4.32</text:span></text:span></text:p>
          </table:table-cell>
          <table:table-cell table:style-name="Tabelle5.A1" office:value-type="string">
            <text:p text:style-name="Table_20_Contents"><text:span text:style-name="Absatz-Standardschriftart"><text:span text:style-name="T8">funktional</text:span></text:span></text:p>
          </table:table-cell>
          <table:table-cell table:style-name="Tabelle5.A1" office:value-type="string">
            <text:p text:style-name="P12">reserviert ein Wunscherfüller einen Wunsch wird er zur Eingabe seines Namens aufgefordert.</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able:table-row>
          <table:table-cell table:style-name="Tabelle5.A2" office:value-type="string">
            <text:p text:style-name="Table_20_Contents"><text:span text:style-name="Absatz-Standardschriftart"><text:span text:style-name="T16">4.40</text:span></text:span></text:p>
          </table:table-cell>
          <table:table-cell table:style-name="Tabelle5.A2" office:value-type="string">
            <text:p text:style-name="Table_20_Contents"><text:span text:style-name="Absatz-Standardschriftart"><text:span text:style-name="T8">funktional</text:span></text:span></text:p>
          </table:table-cell>
          <table:table-cell table:style-name="Tabelle5.A2" office:value-type="string">
            <text:p text:style-name="P12">Ein Wunscherfüller kann einen Wunsch wieder freigeb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text:span></text:span><text:span text:style-name="Absatz-Standardschriftart"><text:span text:style-name="T8">n</text:span></text:span></text:p>
          </table:table-cell>
        </table:table-row>
        <table:table-row>
          <table:table-cell table:style-name="Tabelle5.A1" office:value-type="string">
            <text:p text:style-name="Table_20_Contents"><text:span text:style-name="Absatz-Standardschriftart"><text:span text:style-name="T16">4.50</text:span></text:span></text:p>
          </table:table-cell>
          <table:table-cell table:style-name="Tabelle5.A1" office:value-type="string">
            <text:p text:style-name="Table_20_Contents"><text:span text:style-name="Absatz-Standardschriftart"><text:span text:style-name="T8">nicht </text:span></text:span><text:span text:style-name="Absatz-Standardschriftart"><text:span text:style-name="T8">funktional</text:span></text:span></text:p>
          </table:table-cell>
          <table:table-cell table:style-name="Tabelle5.A1" office:value-type="string">
            <text:p text:style-name="Table_20_Contents"><text:span text:style-name="Absatz-Standardschriftart"><text:span text:style-name="T8">Informationen über erfüllte Wünsche und Schenker werden in der Datenbank gespeichert.</text:span></text:span></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Persistenz</text:span></text:span></text:p>
          </table:table-cell>
        </table:table-row>
      </table:table>
      <text:p text:style-name="Standard"/>
      <text:h text:style-name="Heading_20_2" text:outline-level="2"><text:bookmark-start text:name="_Toc481148319"/><text:bookmark-start text:name="__RefHeading__3307_1320936777"/><text:bookmark-start text:name="_Toc481146365"/><text:bookmark-start text:name="_Toc480741909"/>3.2 Anwen<text:bookmark-end text:name="_Toc480741909"/>dungsfälle<text:bookmark-end text:name="_Toc481148319"/><text:bookmark-end text:name="__RefHeading__3307_1320936777"/><text:bookmark-end text:name="_Toc481146365"/></text:h>
      <text:h text:style-name="Heading_20_2" text:outline-level="2"><text:bookmark-start text:name="_Toc481148320"/><text:bookmark-start text:name="__RefHeading__3309_1320936777"/><text:bookmark-start text:name="_Toc480741910"/><text:bookmark-start text:name="_Toc481146366"/>3.2.1 Akteure<text:bookmark-end text:name="_Toc481148320"/><text:bookmark-end text:name="__RefHeading__3309_1320936777"/><text:bookmark-end text:name="_Toc480741910"/><text:bookmark-end text:name="_Toc481146366"/></text:h>
      <table:table table:name="Tabelle6" table:style-name="Tabelle6">
        <table:table-column table:style-name="Tabelle6.A"/>
        <table:table-column table:style-name="Tabelle6.B"/>
        <table:table-row>
          <table:table-cell table:style-name="Tabelle6.A1" office:value-type="string">
            <text:p text:style-name="P13">Webanwender:</text:p>
          </table:table-cell>
          <table:table-cell table:style-name="Tabelle6.A1" office:value-type="string">
            <text:p text:style-name="P15">jeder Nutzer der Webanwendung</text:p>
          </table:table-cell>
        </table:table-row>
        <table:table-row>
          <table:table-cell table:style-name="Tabelle6.A2" office:value-type="string">
            <text:p text:style-name="P13">Wunschlistenersteller/ Ersteller:</text:p>
          </table:table-cell>
          <table:table-cell table:style-name="Tabelle6.A2" office:value-type="string">
            <text:p text:style-name="P10">Nutzer der Webanwendung, der im System mindestens eine Wunschliste erstellt und somit ein Listenpasswort für die Wunschliste hat</text:p>
          </table:table-cell>
        </table:table-row>
        <table:table-row>
          <table:table-cell table:style-name="Tabelle6.A1" office:value-type="string">
            <text:p text:style-name="P13">Wunscherfüller:</text:p>
          </table:table-cell>
          <table:table-cell table:style-name="Tabelle6.A1" office:value-type="string">
            <text:p text:style-name="P10">Nutzer der Webanwendung, welcher auf eine Liste zugreift, ohne das Listenpasswort zu kennen.</text:p>
          </table:table-cell>
        </table:table-row>
      </table:table>
      <text:h text:style-name="Heading_20_2" text:outline-level="2"><text:bookmark-start text:name="_Toc481146367"/><text:bookmark-start text:name="__RefHeading__3311_1320936777"/><text:bookmark-start text:name="_Toc480741911"/></text:h>
      <text:h text:style-name="Heading_20_2" text:outline-level="2"><text:bookmark-start text:name="_Toc481148321"/>3.2.2 <text:bookmark-end text:name="__RefHeading__3311_1320936777"/><text:bookmark-end text:name="_Toc480741911"/>Diagramm<text:bookmark-end text:name="_Toc481146367"/><text:bookmark-end text:name="_Toc481148321"/></text:h>
      <text:p text:style-name="Text_20_body"><draw:frame draw:style-name="fr1" draw:name="Grafik1" text:anchor-type="paragraph" svg:x="-1.774cm" svg:y="-0.083cm" svg:width="19.369cm" svg:height="7.678cm" draw:z-index="0"><draw:image xlink:href="Pictures/20000007000060970000264A5F29DDF1.svm" xlink:type="simple" xlink:show="embed" xlink:actuate="onLoad"/></draw:frame><text:span text:style-name="Absatz-Standardschriftart"><text:span text:style-name="T29"/></text:span></text:p>
      <text:h text:style-name="Heading_20_2" text:outline-level="2"><text:bookmark-start text:name="_Toc481148322"/><text:bookmark-start text:name="__RefHeading__3313_1320936777"/><text:bookmark-start text:name="_Toc481146368"/><text:bookmark-start text:name="_Toc480741912"/><text:soft-page-break/>3.2.3 <text:bookmark-end text:name="_Toc480741912"/>Beschreibungen<text:bookmark-end text:name="_Toc481148322"/><text:bookmark-end text:name="__RefHeading__3313_1320936777"/><text:bookmark-end text:name="_Toc481146368"/></text:h>
      <table:table table:name="Tabelle7" table:style-name="Tabelle7">
        <table:table-column table:style-name="Tabelle7.A"/>
        <table:table-column table:style-name="Tabelle7.B"/>
        <table:table-row table:style-name="Tabelle7.1">
          <table:table-cell table:style-name="Tabelle7.A1" office:value-type="string">
            <text:p text:style-name="P14">Name:</text:p>
          </table:table-cell>
          <table:table-cell table:style-name="Tabelle7.A1" office:value-type="string">
            <text:p text:style-name="P14">Wunschlisten suchen </text:p>
          </table:table-cell>
        </table:table-row>
        <table:table-row table:style-name="Tabelle7.1">
          <table:table-cell table:style-name="Tabelle7.A2" office:value-type="string">
            <text:p text:style-name="P14">Akteure:</text:p>
          </table:table-cell>
          <table:table-cell table:style-name="Tabelle7.A2" office:value-type="string">
            <text:p text:style-name="P11">Wunscherfüller</text:p>
          </table:table-cell>
        </table:table-row>
        <table:table-row table:style-name="Tabelle7.1">
          <table:table-cell table:style-name="Tabelle7.A1" office:value-type="string">
            <text:p text:style-name="P14">Kurzbeschreibung:</text:p>
          </table:table-cell>
          <table:table-cell table:style-name="Tabelle7.A1" office:value-type="string">
            <text:p text:style-name="P11">Wunscherfüller kann Wunschliste anderer Wunschlistenersteller über eine Suchleiste suchen</text:p>
          </table:table-cell>
        </table:table-row>
        <table:table-row table:style-name="Tabelle7.1">
          <table:table-cell table:style-name="Tabelle7.A2" office:value-type="string">
            <text:p text:style-name="P14">Auslöser:</text:p>
          </table:table-cell>
          <table:table-cell table:style-name="Tabelle7.A2" office:value-type="string">
            <text:p text:style-name="P11">Eingabe des Wunschlisten-Namen in der Suchleiste der Startseite der Webanwendung</text:p>
          </table:table-cell>
        </table:table-row>
        <table:table-row table:style-name="Tabelle7.1">
          <table:table-cell table:style-name="Tabelle7.A1" office:value-type="string">
            <text:p text:style-name="P14">Vorbedingung:</text:p>
          </table:table-cell>
          <table:table-cell table:style-name="Tabelle7.A1" office:value-type="string">
            <text:p text:style-name="P11">Aufruf der Startseite der Webanwendung</text:p>
          </table:table-cell>
        </table:table-row>
        <table:table-row table:style-name="Tabelle7.1">
          <table:table-cell table:style-name="Tabelle7.A2" office:value-type="string">
            <text:p text:style-name="P14">Nachbedingung:</text:p>
          </table:table-cell>
          <table:table-cell table:style-name="Tabelle7.A2" office:value-type="string">
            <text:p text:style-name="P11">Weiterleitung auf die gesuchte Wunschliste</text:p>
          </table:table-cell>
        </table:table-row>
        <table:table-row table:style-name="Tabelle7.1">
          <table:table-cell table:style-name="Tabelle7.A1" office:value-type="string">
            <text:p text:style-name="P14">Ablauf:</text:p>
          </table:table-cell>
          <table:table-cell table:style-name="Tabelle7.A1" office:value-type="string">
            <text:p text:style-name="P11">Der Wunscherfüller sieht beim Aufruf der Startseite der Webanwendung unter <text:span text:style-name="Absatz-Standardschriftart"><text:span text:style-name="T30">www.wuensch-dir-was.de</text:span></text:span> eine Suchleiste, in welcher er den Namen der Wunschliste eingibt. Es wird eine Liste von Vorschlägen passender Listen angezeigt, aus denen der Wunscherfüller durch anklicken auswählt. Daraufhin wird der Webanwender auf die entsprechende Wunschliste weitergeleitet.</text:p>
          </table:table-cell>
        </table:table-row>
        <table:table-row table:style-name="Tabelle7.1">
          <table:table-cell table:style-name="Tabelle7.A2" office:value-type="string">
            <text:p text:style-name="P14">Alternative:</text:p>
          </table:table-cell>
          <table:table-cell table:style-name="Tabelle7.A2" office:value-type="string">
            <text:p text:style-name="P11">Wunschlisten suchen über Kategorien<text:span text:style-name="Absatz-Standardschriftart"><text:span text:style-name="T32"> </text:span></text:span></text:p>
          </table:table-cell>
        </table:table-row>
        <table:table-row table:style-name="Tabelle7.1">
          <table:table-cell table:style-name="Tabelle7.A1" office:value-type="string">
            <text:p text:style-name="P14">Benutzte Anwendungsfälle:</text:p>
          </table:table-cell>
          <table:table-cell table:style-name="Tabelle7.A1" office:value-type="string">
            <text:p text:style-name="P11">-</text:p>
          </table:table-cell>
        </table:table-row>
      </table:table>
      <text:p text:style-name="Standard"/>
      <table:table table:name="Tabelle27" table:style-name="Tabelle27">
        <table:table-column table:style-name="Tabelle27.A"/>
        <table:table-column table:style-name="Tabelle27.B"/>
        <table:table-row table:style-name="Tabelle27.1">
          <table:table-cell table:style-name="Tabelle27.A1" office:value-type="string">
            <text:p text:style-name="P14">Name:</text:p>
          </table:table-cell>
          <table:table-cell table:style-name="Tabelle27.A1" office:value-type="string">
            <text:p text:style-name="P14">Wunschlisten suchen über Kategorien </text:p>
          </table:table-cell>
        </table:table-row>
        <table:table-row table:style-name="Tabelle27.1">
          <table:table-cell table:style-name="Tabelle27.A2" office:value-type="string">
            <text:p text:style-name="P14">Akteure:</text:p>
          </table:table-cell>
          <table:table-cell table:style-name="Tabelle27.A2" office:value-type="string">
            <text:p text:style-name="P11">Wunscherfüller</text:p>
          </table:table-cell>
        </table:table-row>
        <table:table-row table:style-name="Tabelle27.3">
          <table:table-cell table:style-name="Tabelle27.A1" office:value-type="string">
            <text:p text:style-name="P14">Kurzbeschreibung:</text:p>
          </table:table-cell>
          <table:table-cell table:style-name="Tabelle27.A1" office:value-type="string">
            <text:p text:style-name="P11">Wunscherfüller kann Wunschliste anderer Wunschlistenersteller manuell über die Kategorien suchen</text:p>
          </table:table-cell>
        </table:table-row>
        <table:table-row table:style-name="Tabelle27.3">
          <table:table-cell table:style-name="Tabelle27.A2" office:value-type="string">
            <text:p text:style-name="P14">Auslöser:</text:p>
          </table:table-cell>
          <table:table-cell table:style-name="Tabelle27.A2" office:value-type="string">
            <text:p text:style-name="P11">Anklicken einer der auf der Startseite vorgegebenen Kategorien</text:p>
          </table:table-cell>
        </table:table-row>
        <table:table-row table:style-name="Tabelle27.3">
          <table:table-cell table:style-name="Tabelle27.A1" office:value-type="string">
            <text:p text:style-name="P14">Vorbedingung:</text:p>
          </table:table-cell>
          <table:table-cell table:style-name="Tabelle27.A1" office:value-type="string">
            <text:p text:style-name="P11">Aufruf der Startseite</text:p>
          </table:table-cell>
        </table:table-row>
        <table:table-row table:style-name="Tabelle27.3">
          <table:table-cell table:style-name="Tabelle27.A2" office:value-type="string">
            <text:p text:style-name="P14">Nachbedingung:</text:p>
          </table:table-cell>
          <table:table-cell table:style-name="Tabelle27.A2" office:value-type="string">
            <text:p text:style-name="P11">Weiterleitung auf die gesuchte Wunschliste </text:p>
          </table:table-cell>
        </table:table-row>
        <table:table-row table:style-name="Tabelle27.3">
          <table:table-cell table:style-name="Tabelle27.A1" office:value-type="string">
            <text:p text:style-name="P14">Ablauf:</text:p>
          </table:table-cell>
          <table:table-cell table:style-name="Tabelle27.A1" office:value-type="string">
            <text:p text:style-name="P11">Der Wunscherfüller sieht beim Aufruf der Startseite der Webanwendung unter <text:a xlink:type="simple" xlink:href="http://www.wünsch-dir-was.de" office:target-frame-name="_top" xlink:show="replace" text:style-name="Internet_20_link" text:visited-style-name="Visited_20_Internet_20_Link"><text:span text:style-name="Absatz-Standardschriftart"><text:span text:style-name="T25">www.wuensch-dir-was.de</text:span></text:span></text:a><text:span text:style-name="Absatz-Standardschriftart"><text:span text:style-name="T30"> </text:span></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ext:soft-page-break/>
        <table:table-row table:style-name="Tabelle27.3">
          <table:table-cell table:style-name="Tabelle27.A2" office:value-type="string">
            <text:p text:style-name="P14">Alternative:</text:p>
          </table:table-cell>
          <table:table-cell table:style-name="Tabelle27.A2" office:value-type="string">
            <text:p text:style-name="P11">Wunschliste suchen über Suchleiste </text:p>
          </table:table-cell>
        </table:table-row>
        <table:table-row table:style-name="Tabelle27.3">
          <table:table-cell table:style-name="Tabelle27.A1" office:value-type="string">
            <text:p text:style-name="P14">Benutzte Anwendungsfälle:</text:p>
          </table:table-cell>
          <table:table-cell table:style-name="Tabelle27.A1" office:value-type="string">
            <text:p text:style-name="P11">-</text:p>
          </table:table-cell>
        </table:table-row>
      </table:table>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14">Name:</text:p>
          </table:table-cell>
          <table:table-cell table:style-name="Tabelle9.A1" office:value-type="string">
            <text:p text:style-name="P14">Wunschliste erstellen</text:p>
          </table:table-cell>
        </table:table-row>
        <table:table-row table:style-name="Tabelle9.1">
          <table:table-cell table:style-name="Tabelle9.A2" office:value-type="string">
            <text:p text:style-name="P14">Akteure:</text:p>
          </table:table-cell>
          <table:table-cell table:style-name="Tabelle9.A2" office:value-type="string">
            <text:p text:style-name="P11">Wunschlistenersteller</text:p>
          </table:table-cell>
        </table:table-row>
        <table:table-row table:style-name="Tabelle9.3">
          <table:table-cell table:style-name="Tabelle9.A1" office:value-type="string">
            <text:p text:style-name="P14">Kurzbeschreibung:</text:p>
          </table:table-cell>
          <table:table-cell table:style-name="Tabelle9.A1" office:value-type="string">
            <text:p text:style-name="P11">Der Wunschlistenersteller kann eine Wunschliste erstellen</text:p>
          </table:table-cell>
        </table:table-row>
        <table:table-row table:style-name="Tabelle9.3">
          <table:table-cell table:style-name="Tabelle9.A2" office:value-type="string">
            <text:p text:style-name="P14">Auslöser:</text:p>
          </table:table-cell>
          <table:table-cell table:style-name="Tabelle9.A2" office:value-type="string">
            <text:p text:style-name="P11">Anklicken des Buttons Wunschliste erstellen</text:p>
          </table:table-cell>
        </table:table-row>
        <table:table-row table:style-name="Tabelle9.3">
          <table:table-cell table:style-name="Tabelle9.A1" office:value-type="string">
            <text:p text:style-name="P14">Vorbedingung:</text:p>
          </table:table-cell>
          <table:table-cell table:style-name="Tabelle9.A1" office:value-type="string">
            <text:p text:style-name="P11">Aufruf der Startseite der Webanwendung</text:p>
          </table:table-cell>
        </table:table-row>
        <table:table-row table:style-name="Tabelle9.3">
          <table:table-cell table:style-name="Tabelle9.A2" office:value-type="string">
            <text:p text:style-name="P14">Nachbedingung:</text:p>
          </table:table-cell>
          <table:table-cell table:style-name="Tabelle9.A2" office:value-type="string">
            <text:p text:style-name="P11">Der Wunschlistenersteller hat eine Liste gespeichert welche nun unter eine eindeutigen URL zu finden ist.</text:p>
          </table:table-cell>
        </table:table-row>
        <table:table-row table:style-name="Tabelle9.3">
          <table:table-cell table:style-name="Tabelle9.A1" office:value-type="string">
            <text:p text:style-name="P14">Ablauf:</text:p>
          </table:table-cell>
          <table:table-cell table:style-name="Tabelle9.A1" office:value-type="string">
            <text:p text:style-name="P26">Durch Anklicken des Buttons Wunschliste erstellen gelangt der Wunschlistenersteller zu einem Dialog in dem er den Namen, den Anlaß und ein gültiges Enddatum eingeben muss. Der Wunschlistenersteller muss mindestens einen Wunsch hinzufügen, um die Liste speichern zu können. Zum Speichern muss der Ersteller Namen, Email Adresse und ein Listenpasswort eingeben.Zudem hat er die Möglichkeit eine Beschreibung des Anlaßes anzugeben und den Überraschungsmodus zu setzen. Mit Speichern der Wunschliste wird diese erstellt.</text:p>
          </table:table-cell>
        </table:table-row>
        <table:table-row table:style-name="Tabelle9.3">
          <table:table-cell table:style-name="Tabelle9.A2" office:value-type="string">
            <text:p text:style-name="P14">Alternative:</text:p>
          </table:table-cell>
          <table:table-cell table:style-name="Tabelle9.A2" office:value-type="string">
            <text:p text:style-name="P11">-</text:p>
          </table:table-cell>
        </table:table-row>
        <table:table-row table:style-name="Tabelle9.3">
          <table:table-cell table:style-name="Tabelle9.A1" office:value-type="string">
            <text:p text:style-name="P14">Benutzte Anwendungsfälle:</text:p>
          </table:table-cell>
          <table:table-cell table:style-name="Tabelle9.A1" office:value-type="string">
            <text:p text:style-name="P11">Wunsch hinzufügen, Überraschungsmodus setzen</text:p>
          </table:table-cell>
        </table:table-row>
      </table:table>
      <text:p text:style-name="Standard"/>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13">Name:</text:p>
          </table:table-cell>
          <table:table-cell table:style-name="Tabelle8.A1" office:value-type="string">
            <text:p text:style-name="P13">Wunschliste verlassen</text:p>
          </table:table-cell>
        </table:table-row>
        <table:table-row table:style-name="Tabelle8.1">
          <table:table-cell table:style-name="Tabelle8.A2" office:value-type="string">
            <text:p text:style-name="P13">Akteure:</text:p>
          </table:table-cell>
          <table:table-cell table:style-name="Tabelle8.A2" office:value-type="string">
            <text:p text:style-name="P10">Ersteller</text:p>
          </table:table-cell>
        </table:table-row>
        <table:table-row table:style-name="Tabelle8.3">
          <table:table-cell table:style-name="Tabelle8.A1" office:value-type="string">
            <text:p text:style-name="P13">Kurzbeschreibung:</text:p>
          </table:table-cell>
          <table:table-cell table:style-name="Tabelle8.A1" office:value-type="string">
            <text:p text:style-name="P10">Ausloggen aus der Wunschliste</text:p>
          </table:table-cell>
        </table:table-row>
        <table:table-row table:style-name="Tabelle8.3">
          <table:table-cell table:style-name="Tabelle8.A2" office:value-type="string">
            <text:p text:style-name="P13">Auslöser:</text:p>
          </table:table-cell>
          <table:table-cell table:style-name="Tabelle8.A2" office:value-type="string">
            <text:p text:style-name="P10">Beenden/Abgebrochene Aktion des Wunscherfüllens</text:p>
          </table:table-cell>
        </table:table-row>
        <text:soft-page-break/>
        <table:table-row table:style-name="Tabelle8.3">
          <table:table-cell table:style-name="Tabelle8.A1" office:value-type="string">
            <text:p text:style-name="P13">Vorbedingung:</text:p>
          </table:table-cell>
          <table:table-cell table:style-name="Tabelle8.A1" office:value-type="string">
            <text:p text:style-name="P10">Im Bearbeitungsmodus der Wunschliste, nach Eingabe des Listenpassworts</text:p>
          </table:table-cell>
        </table:table-row>
        <table:table-row table:style-name="Tabelle8.3">
          <table:table-cell table:style-name="Tabelle8.A2" office:value-type="string">
            <text:p text:style-name="P13">Nachbedingung:</text:p>
          </table:table-cell>
          <table:table-cell table:style-name="Tabelle8.A2" office:value-type="string">
            <text:p text:style-name="P10">Der Ersteller beendet seine Sitzung und wird auf die Startseite geleitet</text:p>
          </table:table-cell>
        </table:table-row>
        <table:table-row table:style-name="Tabelle8.3">
          <table:table-cell table:style-name="Tabelle8.A1" office:value-type="string">
            <text:p text:style-name="P13">Ablauf:</text:p>
          </table:table-cell>
          <table:table-cell table:style-name="Tabelle8.A1" office:value-type="string">
            <text:p text:style-name="P10">Nach erfolgreicher Bearbeitung, Erstellung oder Abbruch des Vorgangs, kann sich der Ersteller über den Logoutbutton ausloggen und somit die Wunschliste verlassen.</text:p>
          </table:table-cell>
        </table:table-row>
        <table:table-row table:style-name="Tabelle8.3">
          <table:table-cell table:style-name="Tabelle8.A2" office:value-type="string">
            <text:p text:style-name="P13">Alternative:</text:p>
          </table:table-cell>
          <table:table-cell table:style-name="Tabelle8.A2" office:value-type="string">
            <text:p text:style-name="P10">-</text:p>
          </table:table-cell>
        </table:table-row>
        <table:table-row table:style-name="Tabelle8.3">
          <table:table-cell table:style-name="Tabelle8.A1" office:value-type="string">
            <text:p text:style-name="P13">Benutzte Anwendungsfälle:</text:p>
          </table:table-cell>
          <table:table-cell table:style-name="Tabelle8.A1" office:value-type="string">
            <text:p text:style-name="P10">Wunschliste erstellen, Wunschliste bearbeiten</text:p>
          </table:table-cell>
        </table:table-row>
      </table:table>
      <text:p text:style-name="Standard"/>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4">Name:</text:p>
          </table:table-cell>
          <table:table-cell table:style-name="Tabelle13.A1" office:value-type="string">
            <text:p text:style-name="P14">Wunschliste löschen</text:p>
          </table:table-cell>
        </table:table-row>
        <table:table-row table:style-name="Tabelle13.1">
          <table:table-cell table:style-name="Tabelle13.A2" office:value-type="string">
            <text:p text:style-name="P14">Akteure:</text:p>
          </table:table-cell>
          <table:table-cell table:style-name="Tabelle13.A2" office:value-type="string">
            <text:p text:style-name="P11">Wunschlistenersteller</text:p>
          </table:table-cell>
        </table:table-row>
        <table:table-row table:style-name="Tabelle13.3">
          <table:table-cell table:style-name="Tabelle13.A1" office:value-type="string">
            <text:p text:style-name="P14">Kurzbeschreibung:</text:p>
          </table:table-cell>
          <table:table-cell table:style-name="Tabelle13.A1" office:value-type="string">
            <text:p text:style-name="P11">Löschen einer aktiven Wunschliste</text:p>
          </table:table-cell>
        </table:table-row>
        <table:table-row table:style-name="Tabelle13.3">
          <table:table-cell table:style-name="Tabelle13.A2" office:value-type="string">
            <text:p text:style-name="P14">Auslöser:</text:p>
          </table:table-cell>
          <table:table-cell table:style-name="Tabelle13.A2" office:value-type="string">
            <text:p text:style-name="P11">Auswahl des Menüpunktes Wunschliste löschen</text:p>
          </table:table-cell>
        </table:table-row>
        <table:table-row table:style-name="Tabelle13.3">
          <table:table-cell table:style-name="Tabelle13.A1" office:value-type="string">
            <text:p text:style-name="P14">Vorbedingung:</text:p>
          </table:table-cell>
          <table:table-cell table:style-name="Tabelle13.A1" office:value-type="string">
            <text:p text:style-name="P11">Eingeloggt als Wunschlistenersteller</text:p>
          </table:table-cell>
        </table:table-row>
        <table:table-row table:style-name="Tabelle13.3">
          <table:table-cell table:style-name="Tabelle13.A2" office:value-type="string">
            <text:p text:style-name="P14">Nachbedingung:</text:p>
          </table:table-cell>
          <table:table-cell table:style-name="Tabelle13.A2" office:value-type="string">
            <text:p text:style-name="P11">Wunschliste gelöscht, Login nicht mehr möglich, kein Zugriff mehr auf die Wunschliste</text:p>
          </table:table-cell>
        </table:table-row>
        <table:table-row table:style-name="Tabelle13.3">
          <table:table-cell table:style-name="Tabelle13.A1" office:value-type="string">
            <text:p text:style-name="P14">Ablauf:</text:p>
          </table:table-cell>
          <table:table-cell table:style-name="Tabelle13.A1" office:value-type="string">
            <text:p text:style-name="P11">Mit Auswahl des Menüpunktes Wunschliste löschen, kann der Wunschlistenersteller seine Wunschliste komplett und unwiederbringlich löschen. Dabei wird der Wunschlistenersteller darauf hingewiesen, dass die Wunschliste nicht mehr aufzurufen sein wird.</text:p>
          </table:table-cell>
        </table:table-row>
        <table:table-row table:style-name="Tabelle13.3">
          <table:table-cell table:style-name="Tabelle13.A2" office:value-type="string">
            <text:p text:style-name="P14">Alternative:</text:p>
          </table:table-cell>
          <table:table-cell table:style-name="Tabelle13.A2" office:value-type="string">
            <text:p text:style-name="P11">Automatische Löschung nach Ablauf des Enddatums</text:p>
          </table:table-cell>
        </table:table-row>
        <table:table-row table:style-name="Tabelle13.3">
          <table:table-cell table:style-name="Tabelle13.A1" office:value-type="string">
            <text:p text:style-name="P14">Benutzte Anwendungsfälle:</text:p>
          </table:table-cell>
          <table:table-cell table:style-name="Tabelle13.A1" office:value-type="string">
            <text:p text:style-name="P11">Einloggen</text:p>
          </table:table-cell>
        </table:table-row>
      </table:table>
      <text:p text:style-name="Standard"/>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14">Name:</text:p>
          </table:table-cell>
          <table:table-cell table:style-name="Tabelle14.A1" office:value-type="string">
            <text:p text:style-name="P14">Wunschliste bearbeiten</text:p>
          </table:table-cell>
        </table:table-row>
        <text:soft-page-break/>
        <table:table-row table:style-name="Tabelle14.1">
          <table:table-cell table:style-name="Tabelle14.A2" office:value-type="string">
            <text:p text:style-name="P14">Akteure:</text:p>
          </table:table-cell>
          <table:table-cell table:style-name="Tabelle14.A2" office:value-type="string">
            <text:p text:style-name="P11">Wunschlistenersteller</text:p>
          </table:table-cell>
        </table:table-row>
        <table:table-row table:style-name="Tabelle14.3">
          <table:table-cell table:style-name="Tabelle14.A1" office:value-type="string">
            <text:p text:style-name="P14">Kurzbeschreibung:</text:p>
          </table:table-cell>
          <table:table-cell table:style-name="Tabelle14.A1" office:value-type="string">
            <text:p text:style-name="P11">Bearbeiten der Wuschliste, Hinzufügen, Ändern, Löschen von Wünschen oder Individualisierung der Wunschliste.</text:p>
          </table:table-cell>
        </table:table-row>
        <table:table-row table:style-name="Tabelle14.3">
          <table:table-cell table:style-name="Tabelle14.A2" office:value-type="string">
            <text:p text:style-name="P14">Auslöser:</text:p>
          </table:table-cell>
          <table:table-cell table:style-name="Tabelle14.A2" office:value-type="string">
            <text:p text:style-name="P11">Bearbeiten der Wunschliste ausgewählt</text:p>
          </table:table-cell>
        </table:table-row>
        <table:table-row table:style-name="Tabelle14.3">
          <table:table-cell table:style-name="Tabelle14.A1" office:value-type="string">
            <text:p text:style-name="P14">Vorbedingung:</text:p>
          </table:table-cell>
          <table:table-cell table:style-name="Tabelle14.A1" office:value-type="string">
            <text:p text:style-name="P11">Eingeloggt als Wunschlistenersteller</text:p>
          </table:table-cell>
        </table:table-row>
        <table:table-row table:style-name="Tabelle14.3">
          <table:table-cell table:style-name="Tabelle14.A2" office:value-type="string">
            <text:p text:style-name="P14">Nachbedingung:</text:p>
          </table:table-cell>
          <table:table-cell table:style-name="Tabelle14.A2" office:value-type="string">
            <text:p text:style-name="P11">Bearbeitete Wunschliste gespeichern oder verworfen</text:p>
          </table:table-cell>
        </table:table-row>
        <table:table-row table:style-name="Tabelle14.3">
          <table:table-cell table:style-name="Tabelle14.A1" office:value-type="string">
            <text:p text:style-name="P14">Ablauf:</text:p>
          </table:table-cell>
          <table:table-cell table:style-name="Tabelle14.A1" office:value-type="string">
            <text:p text:style-name="P11">Nachdem der Wunschlistenersteller sich in seine Wunschliste eingeloggt hat, kann dieser Wünsche bearbeiten, hinzufügen oder löschen. Ebenso kann der Ersteller die Liste löschen oder Individualisieren. Durch Speichern werden die Änderungen übernommen, durch Verwerfen werden die Änderungen verworfen.</text:p>
          </table:table-cell>
        </table:table-row>
        <table:table-row table:style-name="Tabelle14.3">
          <table:table-cell table:style-name="Tabelle14.A2" office:value-type="string">
            <text:p text:style-name="P14">Alternative:</text:p>
          </table:table-cell>
          <table:table-cell table:style-name="Tabelle14.A2" office:value-type="string">
            <text:p text:style-name="P11">-</text:p>
          </table:table-cell>
        </table:table-row>
        <table:table-row table:style-name="Tabelle14.3">
          <table:table-cell table:style-name="Tabelle14.A1" office:value-type="string">
            <text:p text:style-name="P14">Benutzte Anwendungsfälle:</text:p>
          </table:table-cell>
          <table:table-cell table:style-name="Tabelle14.A1" office:value-type="string">
            <text:p text:style-name="P11">Wunsch hinzufügen, Wunsch bearbeiten, Wunsch löschen, Wunschliste gestalten, Wunschliste löschen</text:p>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14">Name:</text:p>
          </table:table-cell>
          <table:table-cell table:style-name="Tabelle16.A1" office:value-type="string">
            <text:p text:style-name="P14">Wunsch hinzufügen</text:p>
          </table:table-cell>
        </table:table-row>
        <table:table-row table:style-name="Tabelle16.1">
          <table:table-cell table:style-name="Tabelle16.A2" office:value-type="string">
            <text:p text:style-name="P14">Akteure:</text:p>
          </table:table-cell>
          <table:table-cell table:style-name="Tabelle16.A2" office:value-type="string">
            <text:p text:style-name="P11">Wunschlistenersteller</text:p>
          </table:table-cell>
        </table:table-row>
        <table:table-row table:style-name="Tabelle16.3">
          <table:table-cell table:style-name="Tabelle16.A1" office:value-type="string">
            <text:p text:style-name="P14">Kurzbeschreibung:</text:p>
          </table:table-cell>
          <table:table-cell table:style-name="Tabelle16.A1" office:value-type="string">
            <text:p text:style-name="P11">Hinzufügen eines Wunsches zur Wunschliste</text:p>
          </table:table-cell>
        </table:table-row>
        <table:table-row table:style-name="Tabelle16.3">
          <table:table-cell table:style-name="Tabelle16.A2" office:value-type="string">
            <text:p text:style-name="P14">Auslöser:</text:p>
          </table:table-cell>
          <table:table-cell table:style-name="Tabelle16.A2" office:value-type="string">
            <text:p text:style-name="P11">Wunsch hinzufügen gewählt</text:p>
          </table:table-cell>
        </table:table-row>
        <table:table-row table:style-name="Tabelle16.3">
          <table:table-cell table:style-name="Tabelle16.A1" office:value-type="string">
            <text:p text:style-name="P14">Vorbedingung:</text:p>
          </table:table-cell>
          <table:table-cell table:style-name="Tabelle16.A1" office:value-type="string">
            <text:p text:style-name="P11">Eingeloggt als Wunschlistenersteller</text:p>
          </table:table-cell>
        </table:table-row>
        <table:table-row table:style-name="Tabelle16.3">
          <table:table-cell table:style-name="Tabelle16.A2" office:value-type="string">
            <text:p text:style-name="P14">Nachbedingung:</text:p>
          </table:table-cell>
          <table:table-cell table:style-name="Tabelle16.A2" office:value-type="string">
            <text:p text:style-name="P11">Bearbeitete Wunschliste gespeichern oder verworfen</text:p>
          </table:table-cell>
        </table:table-row>
        <table:table-row table:style-name="Tabelle16.3">
          <table:table-cell table:style-name="Tabelle16.A1" office:value-type="string">
            <text:p text:style-name="P14">Ablauf:</text:p>
          </table:table-cell>
          <table:table-cell table:style-name="Tabelle16.A1" office:value-type="string">
            <text:p text:style-name="P11">Der Ersteller gibt in einem Formular den Namen und die Beschreibung eines neuen Wunsches an und optional einen Link zu dem gewünschten Produkt.</text:p>
          </table:table-cell>
        </table:table-row>
        <table:table-row table:style-name="Tabelle16.3">
          <table:table-cell table:style-name="Tabelle16.A2" office:value-type="string">
            <text:p text:style-name="P14">Alternative:</text:p>
          </table:table-cell>
          <table:table-cell table:style-name="Tabelle16.A2" office:value-type="string">
            <text:p text:style-name="P11">-</text:p>
          </table:table-cell>
        </table:table-row>
        <table:table-row table:style-name="Tabelle16.3">
          <table:table-cell table:style-name="Tabelle16.A1" office:value-type="string">
            <text:p text:style-name="P14">Benutzte Anwendungsfälle:</text:p>
          </table:table-cell>
          <table:table-cell table:style-name="Tabelle16.A1" office:value-type="string">
            <text:p text:style-name="P11">-</text:p>
          </table:table-cell>
        </table:table-row>
      </table:table>
      <text:p text:style-name="Standard"/>
      <table:table table:name="Tabelle17" table:style-name="Tabelle17">
        <table:table-column table:style-name="Tabelle17.A"/>
        <table:table-column table:style-name="Tabelle17.B"/>
        <text:soft-page-break/>
        <table:table-row table:style-name="Tabelle17.1">
          <table:table-cell table:style-name="Tabelle17.A1" office:value-type="string">
            <text:p text:style-name="P14">Name:</text:p>
          </table:table-cell>
          <table:table-cell table:style-name="Tabelle17.A1" office:value-type="string">
            <text:p text:style-name="P14">Wunsch bearbeiten</text:p>
          </table:table-cell>
        </table:table-row>
        <table:table-row table:style-name="Tabelle17.1">
          <table:table-cell table:style-name="Tabelle17.A2" office:value-type="string">
            <text:p text:style-name="P14">Akteure:</text:p>
          </table:table-cell>
          <table:table-cell table:style-name="Tabelle17.A2" office:value-type="string">
            <text:p text:style-name="P11">Wunschlistenersteller</text:p>
          </table:table-cell>
        </table:table-row>
        <table:table-row table:style-name="Tabelle17.3">
          <table:table-cell table:style-name="Tabelle17.A1" office:value-type="string">
            <text:p text:style-name="P14">Kurzbeschreibung:</text:p>
          </table:table-cell>
          <table:table-cell table:style-name="Tabelle17.A1" office:value-type="string">
            <text:p text:style-name="P11">Bearbeiten der Eigenschaften eines Wunsches</text:p>
          </table:table-cell>
        </table:table-row>
        <table:table-row table:style-name="Tabelle17.3">
          <table:table-cell table:style-name="Tabelle17.A2" office:value-type="string">
            <text:p text:style-name="P14">Auslöser:</text:p>
          </table:table-cell>
          <table:table-cell table:style-name="Tabelle17.A2" office:value-type="string">
            <text:p text:style-name="P11">Bearbeiten der Wunschliste ausgewählt und Wunsch zur Bearbeitung ausgewählt</text:p>
          </table:table-cell>
        </table:table-row>
        <table:table-row table:style-name="Tabelle17.3">
          <table:table-cell table:style-name="Tabelle17.A1" office:value-type="string">
            <text:p text:style-name="P14">Vorbedingung:</text:p>
          </table:table-cell>
          <table:table-cell table:style-name="Tabelle17.A1" office:value-type="string">
            <text:p text:style-name="P11">Eingeloggt als Wunschlistenersteller</text:p>
          </table:table-cell>
        </table:table-row>
        <table:table-row table:style-name="Tabelle17.3">
          <table:table-cell table:style-name="Tabelle17.A2" office:value-type="string">
            <text:p text:style-name="P14">Nachbedingung:</text:p>
          </table:table-cell>
          <table:table-cell table:style-name="Tabelle17.A2" office:value-type="string">
            <text:p text:style-name="P11">Bearbeitete Wunschliste gespeichern oder verworfen</text:p>
          </table:table-cell>
        </table:table-row>
        <table:table-row table:style-name="Tabelle17.3">
          <table:table-cell table:style-name="Tabelle17.A1" office:value-type="string">
            <text:p text:style-name="P14">Ablauf:</text:p>
          </table:table-cell>
          <table:table-cell table:style-name="Tabelle17.A1" office:value-type="string">
            <text:p text:style-name="P11">Der Ersteller wählt einen Wunsch zur Bearbeitung aus und ändert den Namen, die Beschreibung oder den Link zum Produkt, oder beliebige Kombination der Eigenschaften. Oder der Ersteller löscht den Wunsch.</text:p>
          </table:table-cell>
        </table:table-row>
        <table:table-row table:style-name="Tabelle17.3">
          <table:table-cell table:style-name="Tabelle17.A2" office:value-type="string">
            <text:p text:style-name="P14">Alternative:</text:p>
          </table:table-cell>
          <table:table-cell table:style-name="Tabelle17.A2" office:value-type="string">
            <text:p text:style-name="P11">-</text:p>
          </table:table-cell>
        </table:table-row>
        <table:table-row table:style-name="Tabelle17.3">
          <table:table-cell table:style-name="Tabelle17.A1" office:value-type="string">
            <text:p text:style-name="P14">Benutzte Anwendungsfälle:</text:p>
          </table:table-cell>
          <table:table-cell table:style-name="Tabelle17.A1" office:value-type="string">
            <text:p text:style-name="P11">Wunsch löschen</text:p>
          </table:table-cell>
        </table:table-row>
      </table:table>
      <text:p text:style-name="Standard"/>
      <table:table table:name="Tabelle28" table:style-name="Tabelle28">
        <table:table-column table:style-name="Tabelle28.A"/>
        <table:table-column table:style-name="Tabelle28.B"/>
        <table:table-row table:style-name="Tabelle28.1">
          <table:table-cell table:style-name="Tabelle28.A1" office:value-type="string">
            <text:p text:style-name="P14">Name:</text:p>
          </table:table-cell>
          <table:table-cell table:style-name="Tabelle28.A1" office:value-type="string">
            <text:p text:style-name="P14">Wunsch löschen</text:p>
          </table:table-cell>
        </table:table-row>
        <table:table-row table:style-name="Tabelle28.1">
          <table:table-cell table:style-name="Tabelle28.A2" office:value-type="string">
            <text:p text:style-name="P14">Akteure:</text:p>
          </table:table-cell>
          <table:table-cell table:style-name="Tabelle28.A2" office:value-type="string">
            <text:p text:style-name="P11">Wunschlistenersteller</text:p>
          </table:table-cell>
        </table:table-row>
        <table:table-row table:style-name="Tabelle28.3">
          <table:table-cell table:style-name="Tabelle28.A1" office:value-type="string">
            <text:p text:style-name="P14">Kurzbeschreibung:</text:p>
          </table:table-cell>
          <table:table-cell table:style-name="Tabelle28.A1" office:value-type="string">
            <text:p text:style-name="P11">Löschen eines Wunsches aus der Liste</text:p>
          </table:table-cell>
        </table:table-row>
        <table:table-row table:style-name="Tabelle28.3">
          <table:table-cell table:style-name="Tabelle28.A2" office:value-type="string">
            <text:p text:style-name="P14">Auslöser:</text:p>
          </table:table-cell>
          <table:table-cell table:style-name="Tabelle28.A2" office:value-type="string">
            <text:p text:style-name="P11">Bearbeiten der Wunschliste ausgewählt und Wunsch ausgewählt</text:p>
          </table:table-cell>
        </table:table-row>
        <table:table-row table:style-name="Tabelle28.3">
          <table:table-cell table:style-name="Tabelle28.A1" office:value-type="string">
            <text:p text:style-name="P14">Vorbedingung:</text:p>
          </table:table-cell>
          <table:table-cell table:style-name="Tabelle28.A1" office:value-type="string">
            <text:p text:style-name="P11">Eingeloggt als Wunschlistenersteller</text:p>
          </table:table-cell>
        </table:table-row>
        <table:table-row table:style-name="Tabelle28.3">
          <table:table-cell table:style-name="Tabelle28.A2" office:value-type="string">
            <text:p text:style-name="P14">Nachbedingung:</text:p>
          </table:table-cell>
          <table:table-cell table:style-name="Tabelle28.A2" office:value-type="string">
            <text:p text:style-name="P11">Bearbeitete Wunschliste gespeichern oder verworfen</text:p>
          </table:table-cell>
        </table:table-row>
        <table:table-row table:style-name="Tabelle28.3">
          <table:table-cell table:style-name="Tabelle28.A1" office:value-type="string">
            <text:p text:style-name="P14">Ablauf:</text:p>
          </table:table-cell>
          <table:table-cell table:style-name="Tabelle28.A1" office:value-type="string">
            <text:p text:style-name="P11">Der Ersteller hat einen Wunsch zur Bearbeitung ausgewählt und löscht diesen aus der Liste.</text:p>
          </table:table-cell>
        </table:table-row>
        <table:table-row table:style-name="Tabelle28.3">
          <table:table-cell table:style-name="Tabelle28.A2" office:value-type="string">
            <text:p text:style-name="P14">Alternative:</text:p>
          </table:table-cell>
          <table:table-cell table:style-name="Tabelle28.A2" office:value-type="string">
            <text:p text:style-name="P11">-</text:p>
          </table:table-cell>
        </table:table-row>
        <table:table-row table:style-name="Tabelle28.3">
          <table:table-cell table:style-name="Tabelle28.A1" office:value-type="string">
            <text:p text:style-name="P14">Benutzte Anwendungsfälle:</text:p>
          </table:table-cell>
          <table:table-cell table:style-name="Tabelle28.A1" office:value-type="string">
            <text:p text:style-name="P11">-</text:p>
          </table:table-cell>
        </table:table-row>
      </table:table>
      <text:p text:style-name="Standard"/>
      <table:table table:name="Tabelle29" table:style-name="Tabelle29">
        <table:table-column table:style-name="Tabelle29.A"/>
        <table:table-column table:style-name="Tabelle29.B"/>
        <table:table-row table:style-name="Tabelle29.1">
          <table:table-cell table:style-name="Tabelle29.A1" office:value-type="string">
            <text:p text:style-name="P14">Name:</text:p>
          </table:table-cell>
          <table:table-cell table:style-name="Tabelle29.A1" office:value-type="string">
            <text:p text:style-name="P14">Wunschliste gestalten</text:p>
          </table:table-cell>
        </table:table-row>
        <text:soft-page-break/>
        <table:table-row table:style-name="Tabelle29.1">
          <table:table-cell table:style-name="Tabelle29.A2" office:value-type="string">
            <text:p text:style-name="P14">Akteure:</text:p>
          </table:table-cell>
          <table:table-cell table:style-name="Tabelle29.A2" office:value-type="string">
            <text:p text:style-name="P11">Wunschlistenersteller</text:p>
          </table:table-cell>
        </table:table-row>
        <table:table-row table:style-name="Tabelle29.3">
          <table:table-cell table:style-name="Tabelle29.A1" office:value-type="string">
            <text:p text:style-name="P14">Kurzbeschreibung:</text:p>
          </table:table-cell>
          <table:table-cell table:style-name="Tabelle29.A1" office:value-type="string">
            <text:p text:style-name="P11">Individualisierte gestalterische Anpassung der Wunschliste</text:p>
          </table:table-cell>
        </table:table-row>
        <table:table-row table:style-name="Tabelle29.3">
          <table:table-cell table:style-name="Tabelle29.A2" office:value-type="string">
            <text:p text:style-name="P14">Auslöser:</text:p>
          </table:table-cell>
          <table:table-cell table:style-name="Tabelle29.A2" office:value-type="string">
            <text:p text:style-name="P11">Gestalten der Wunschliste ausgewählt</text:p>
          </table:table-cell>
        </table:table-row>
        <table:table-row table:style-name="Tabelle29.3">
          <table:table-cell table:style-name="Tabelle29.A1" office:value-type="string">
            <text:p text:style-name="P14">Vorbedingung:</text:p>
          </table:table-cell>
          <table:table-cell table:style-name="Tabelle29.A1" office:value-type="string">
            <text:p text:style-name="P11">Eingeloggt als Wunschlistenersteller</text:p>
          </table:table-cell>
        </table:table-row>
        <table:table-row table:style-name="Tabelle29.3">
          <table:table-cell table:style-name="Tabelle29.A2" office:value-type="string">
            <text:p text:style-name="P14">Nachbedingung:</text:p>
          </table:table-cell>
          <table:table-cell table:style-name="Tabelle29.A2" office:value-type="string">
            <text:p text:style-name="P11">Bearbeitete Wunschliste gespeichern oder verworfen</text:p>
          </table:table-cell>
        </table:table-row>
        <table:table-row table:style-name="Tabelle29.3">
          <table:table-cell table:style-name="Tabelle29.A1" office:value-type="string">
            <text:p text:style-name="P14">Ablauf:</text:p>
          </table:table-cell>
          <table:table-cell table:style-name="Tabelle29.A1" office:value-type="string">
            <text:p text:style-name="P11">Nachdem der Wunschlistenersteller sich in seine Wunschliste eingeloggt hat, kann dieser die Gestaltung der Liste individuell anpassen. Neben der Farblichen Anpassung der Wunschliste, Schrift- und Hintergrundfarbe, kann die Schriftart geändert werden. Durch Speichern werden die Änderungen übernommen, durch Verwerfen werden die Änderungen verworfen.</text:p>
          </table:table-cell>
        </table:table-row>
        <table:table-row table:style-name="Tabelle29.3">
          <table:table-cell table:style-name="Tabelle29.A2" office:value-type="string">
            <text:p text:style-name="P14">Alternative:</text:p>
          </table:table-cell>
          <table:table-cell table:style-name="Tabelle29.A2" office:value-type="string">
            <text:p text:style-name="P11">-</text:p>
          </table:table-cell>
        </table:table-row>
        <table:table-row table:style-name="Tabelle29.3">
          <table:table-cell table:style-name="Tabelle29.A1" office:value-type="string">
            <text:p text:style-name="P14">Benutzte Anwendungsfälle:</text:p>
          </table:table-cell>
          <table:table-cell table:style-name="Tabelle29.A1" office:value-type="string">
            <text:p text:style-name="P11">-</text:p>
          </table:table-cell>
        </table:table-row>
      </table:table>
      <text:p text:style-name="Standard"/>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14">Name:</text:p>
          </table:table-cell>
          <table:table-cell table:style-name="Tabelle15.A1" office:value-type="string">
            <text:p text:style-name="P14">Wunschliste anzeigen</text:p>
          </table:table-cell>
        </table:table-row>
        <table:table-row table:style-name="Tabelle15.1">
          <table:table-cell table:style-name="Tabelle15.A2" office:value-type="string">
            <text:p text:style-name="P14">Akteure:</text:p>
          </table:table-cell>
          <table:table-cell table:style-name="Tabelle15.A2" office:value-type="string">
            <text:p text:style-name="P11">Wunschlistenersteller</text:p>
          </table:table-cell>
        </table:table-row>
        <table:table-row table:style-name="Tabelle15.3">
          <table:table-cell table:style-name="Tabelle15.A1" office:value-type="string">
            <text:p text:style-name="P14">Kurzbeschreibung:</text:p>
          </table:table-cell>
          <table:table-cell table:style-name="Tabelle15.A1" office:value-type="string">
            <text:p text:style-name="P11">Ansehen der Wunschliste in speziellem Modus mit zusätzlichen Informationen</text:p>
          </table:table-cell>
        </table:table-row>
        <table:table-row table:style-name="Tabelle15.3">
          <table:table-cell table:style-name="Tabelle15.A2" office:value-type="string">
            <text:p text:style-name="P14">Auslöser:</text:p>
          </table:table-cell>
          <table:table-cell table:style-name="Tabelle15.A2" office:value-type="string">
            <text:p text:style-name="P11">Aufrufen des Punktes Informationen über Liste</text:p>
          </table:table-cell>
        </table:table-row>
        <table:table-row table:style-name="Tabelle15.3">
          <table:table-cell table:style-name="Tabelle15.A1" office:value-type="string">
            <text:p text:style-name="P14">Vorbedingung:</text:p>
          </table:table-cell>
          <table:table-cell table:style-name="Tabelle15.A1" office:value-type="string">
            <text:p text:style-name="P11">Aufrufen der Liste und Eingabe des Listenpassworts</text:p>
          </table:table-cell>
        </table:table-row>
        <table:table-row table:style-name="Tabelle15.3">
          <table:table-cell table:style-name="Tabelle15.A2" office:value-type="string">
            <text:p text:style-name="P14">Nachbedingung:</text:p>
          </table:table-cell>
          <table:table-cell table:style-name="Tabelle15.A2" office:value-type="string">
            <text:p text:style-name="P11">Keine Veränderung der Liste</text:p>
          </table:table-cell>
        </table:table-row>
        <table:table-row table:style-name="Tabelle15.3">
          <table:table-cell table:style-name="Tabelle15.A1" office:value-type="string">
            <text:p text:style-name="P14">Ablauf:</text:p>
          </table:table-cell>
          <table:table-cell table:style-name="Tabelle15.A1" office:value-type="string">
            <text:p text:style-name="P11">Der Ersteller wählt den Punkt Informationen über Liste aus und sieht, wie oft seine Liste bereits aufgerufen wurde und wieviele Wünsche bereits erfüllt werden.</text:p>
          </table:table-cell>
        </table:table-row>
        <table:table-row table:style-name="Tabelle15.3">
          <table:table-cell table:style-name="Tabelle15.A2" office:value-type="string">
            <text:p text:style-name="P14">Alternative:</text:p>
          </table:table-cell>
          <table:table-cell table:style-name="Tabelle15.A2" office:value-type="string">
            <text:p text:style-name="P11">-</text:p>
          </table:table-cell>
        </table:table-row>
        <table:table-row table:style-name="Tabelle15.3">
          <table:table-cell table:style-name="Tabelle15.A1" office:value-type="string">
            <text:p text:style-name="P14">Benutzte Anwendungsfälle:</text:p>
          </table:table-cell>
          <table:table-cell table:style-name="Tabelle15.A1" office:value-type="string">
            <text:p text:style-name="P11">-</text:p>
          </table:table-cell>
        </table:table-row>
      </table:table>
      <text:p text:style-name="Standard"/>
      <text:p text:style-name="Standard"><text:soft-page-break/></text:p>
      <table:table table:name="Tabelle30" table:style-name="Tabelle30">
        <table:table-column table:style-name="Tabelle30.A"/>
        <table:table-column table:style-name="Tabelle30.B"/>
        <table:table-row table:style-name="Tabelle30.1">
          <table:table-cell table:style-name="Tabelle30.A1" office:value-type="string">
            <text:p text:style-name="P14">Name:</text:p>
          </table:table-cell>
          <table:table-cell table:style-name="Tabelle30.A1" office:value-type="string">
            <text:p text:style-name="P14">Wunschliste versenden</text:p>
          </table:table-cell>
        </table:table-row>
        <table:table-row table:style-name="Tabelle30.1">
          <table:table-cell table:style-name="Tabelle30.A2" office:value-type="string">
            <text:p text:style-name="P14">Akteure:</text:p>
          </table:table-cell>
          <table:table-cell table:style-name="Tabelle30.A2" office:value-type="string">
            <text:p text:style-name="P11">Wunschlistenersteller</text:p>
          </table:table-cell>
        </table:table-row>
        <table:table-row table:style-name="Tabelle30.3">
          <table:table-cell table:style-name="Tabelle30.A1" office:value-type="string">
            <text:p text:style-name="P14">Kurzbeschreibung:</text:p>
          </table:table-cell>
          <table:table-cell table:style-name="Tabelle30.A1" office:value-type="string">
            <text:p text:style-name="P11">Teilen der Wunschliste mit Personen</text:p>
          </table:table-cell>
        </table:table-row>
        <table:table-row table:style-name="Tabelle30.3">
          <table:table-cell table:style-name="Tabelle30.A2" office:value-type="string">
            <text:p text:style-name="P14">Auslöser:</text:p>
          </table:table-cell>
          <table:table-cell table:style-name="Tabelle30.A2" office:value-type="string">
            <text:p text:style-name="P11">Menüpunkt Wunschliste teilen</text:p>
          </table:table-cell>
        </table:table-row>
        <table:table-row table:style-name="Tabelle30.3">
          <table:table-cell table:style-name="Tabelle30.A1" office:value-type="string">
            <text:p text:style-name="P14">Vorbedingung:</text:p>
          </table:table-cell>
          <table:table-cell table:style-name="Tabelle30.A1" office:value-type="string">
            <text:p text:style-name="P11">Eingeloggt in die Wunschliste</text:p>
          </table:table-cell>
        </table:table-row>
        <table:table-row table:style-name="Tabelle30.3">
          <table:table-cell table:style-name="Tabelle30.A2" office:value-type="string">
            <text:p text:style-name="P14">Nachbedingung:</text:p>
          </table:table-cell>
          <table:table-cell table:style-name="Tabelle30.A2" office:value-type="string">
            <text:p text:style-name="P11">Keine Veränderung der Liste</text:p>
          </table:table-cell>
        </table:table-row>
        <table:table-row table:style-name="Tabelle30.3">
          <table:table-cell table:style-name="Tabelle30.A1" office:value-type="string">
            <text:p text:style-name="P14">Ablauf:</text:p>
          </table:table-cell>
          <table:table-cell table:style-name="Tabelle30.A1" office:value-type="string">
            <text:p text:style-name="P11">Der Ersteller ruft seine Liste auf, gibt das Listenpasswort ein und wählt Liste teilen aus. Die Liste wird per Mail mit seinen Freunden/Verwanden/Kollegen teilen. Dazu trägt er den Namen des Wunscherfüllers und dessen Email-Adresse ein. Eine automatisch generierte Mail mit dem Link der Wunschliste und dem Kennwort wird nun an die genannten Personen versendet.</text:p>
          </table:table-cell>
        </table:table-row>
        <table:table-row table:style-name="Tabelle30.3">
          <table:table-cell table:style-name="Tabelle30.A2" office:value-type="string">
            <text:p text:style-name="P14">Alternative:</text:p>
          </table:table-cell>
          <table:table-cell table:style-name="Tabelle30.A2" office:value-type="string">
            <text:p text:style-name="P11">Der Ersteller kopiert lässt sich den Link zur Liste anzeigen und schickt diesen durch kopieren und einfügen selbstständig an Personen.</text:p>
          </table:table-cell>
        </table:table-row>
        <table:table-row table:style-name="Tabelle30.3">
          <table:table-cell table:style-name="Tabelle30.A1" office:value-type="string">
            <text:p text:style-name="P14">Benutzte Anwendungsfälle:</text:p>
          </table:table-cell>
          <table:table-cell table:style-name="Tabelle30.A1" office:value-type="string">
            <text:p text:style-name="P11">-</text:p>
          </table:table-cell>
        </table:table-row>
      </table:table>
      <text:p text:style-name="Standard"/>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3">Name:</text:p>
          </table:table-cell>
          <table:table-cell table:style-name="Tabelle12.A1" office:value-type="string">
            <text:p text:style-name="P13">Wunschliste ansehen</text:p>
          </table:table-cell>
        </table:table-row>
        <table:table-row table:style-name="Tabelle12.1">
          <table:table-cell table:style-name="Tabelle12.A2" office:value-type="string">
            <text:p text:style-name="P13">Akteure:</text:p>
          </table:table-cell>
          <table:table-cell table:style-name="Tabelle12.A2" office:value-type="string">
            <text:p text:style-name="P10">Wunscherfüller</text:p>
          </table:table-cell>
        </table:table-row>
        <table:table-row table:style-name="Tabelle12.3">
          <table:table-cell table:style-name="Tabelle12.A1" office:value-type="string">
            <text:p text:style-name="P13">Kurzbeschreibung:</text:p>
          </table:table-cell>
          <table:table-cell table:style-name="Tabelle12.A1" office:value-type="string">
            <text:p text:style-name="P10">Der Wunschefüller kann die Liste aufrufen über einen Link</text:p>
          </table:table-cell>
        </table:table-row>
        <table:table-row table:style-name="Tabelle12.3">
          <table:table-cell table:style-name="Tabelle12.A2" office:value-type="string">
            <text:p text:style-name="P13">Auslöser:</text:p>
          </table:table-cell>
          <table:table-cell table:style-name="Tabelle12.A2" office:value-type="string">
            <text:p text:style-name="P10">Aufruf des Links</text:p>
          </table:table-cell>
        </table:table-row>
        <table:table-row table:style-name="Tabelle12.3">
          <table:table-cell table:style-name="Tabelle12.A1" office:value-type="string">
            <text:p text:style-name="P13">Vorbedingung:</text:p>
          </table:table-cell>
          <table:table-cell table:style-name="Tabelle12.A1" office:value-type="string">
            <text:p text:style-name="P10">Browser geöffnet</text:p>
          </table:table-cell>
        </table:table-row>
        <table:table-row table:style-name="Tabelle12.3">
          <table:table-cell table:style-name="Tabelle12.A2" office:value-type="string">
            <text:p text:style-name="P13">Nachbedingung:</text:p>
          </table:table-cell>
          <table:table-cell table:style-name="Tabelle12.A2" office:value-type="string">
            <text:p text:style-name="P10">Liste wird angezeigt</text:p>
          </table:table-cell>
        </table:table-row>
        <table:table-row table:style-name="Tabelle12.3">
          <table:table-cell table:style-name="Tabelle12.A1" office:value-type="string">
            <text:p text:style-name="P13">Ablauf:</text:p>
          </table:table-cell>
          <table:table-cell table:style-name="Tabelle12.A1" office:value-type="string">
            <text:p text:style-name="P10">Der Wunscherfül<text:span text:style-name="T34">ler </text:span><text:span text:style-name="Absatz-Standardschriftart"><text:span text:style-name="T34">ruft über einen Webbrowser die URL der Wunschliste auf und bekommt die Liste angezeigt.</text:span></text:span></text:p>
          </table:table-cell>
        </table:table-row>
        <text:soft-page-break/>
        <table:table-row table:style-name="Tabelle12.3">
          <table:table-cell table:style-name="Tabelle12.A2" office:value-type="string">
            <text:p text:style-name="P13">Alternative:</text:p>
          </table:table-cell>
          <table:table-cell table:style-name="Tabelle12.A2" office:value-type="string">
            <text:p text:style-name="P10">-</text:p>
          </table:table-cell>
        </table:table-row>
        <table:table-row table:style-name="Tabelle12.3">
          <table:table-cell table:style-name="Tabelle12.A1" office:value-type="string">
            <text:p text:style-name="P13">Benutzte Anwendungsfälle:</text:p>
          </table:table-cell>
          <table:table-cell table:style-name="Tabelle12.A1" office:value-type="string">
            <text:p text:style-name="P10">-</text:p>
          </table:table-cell>
        </table:table-row>
      </table:table>
      <text:p text:style-name="Standard"/>
      <table:table table:name="Tabelle31" table:style-name="Tabelle31">
        <table:table-column table:style-name="Tabelle31.A"/>
        <table:table-column table:style-name="Tabelle31.B"/>
        <table:table-row table:style-name="Tabelle31.1">
          <table:table-cell table:style-name="Tabelle31.A1" office:value-type="string">
            <text:p text:style-name="P13">Name:</text:p>
          </table:table-cell>
          <table:table-cell table:style-name="Tabelle31.A1" office:value-type="string">
            <text:p text:style-name="P13">Wunsch erfüllen</text:p>
          </table:table-cell>
        </table:table-row>
        <table:table-row table:style-name="Tabelle31.1">
          <table:table-cell table:style-name="Tabelle31.A2" office:value-type="string">
            <text:p text:style-name="P13">Akteure:</text:p>
          </table:table-cell>
          <table:table-cell table:style-name="Tabelle31.A2" office:value-type="string">
            <text:p text:style-name="P10">Wunscherfüller</text:p>
          </table:table-cell>
        </table:table-row>
        <table:table-row table:style-name="Tabelle31.3">
          <table:table-cell table:style-name="Tabelle31.A1" office:value-type="string">
            <text:p text:style-name="P13">Kurzbeschreibung:</text:p>
          </table:table-cell>
          <table:table-cell table:style-name="Tabelle31.A1" office:value-type="string">
            <text:p text:style-name="P10">Der Wunscherfüller kann Wünsche der Wunschliste erfüllen</text:p>
          </table:table-cell>
        </table:table-row>
        <table:table-row table:style-name="Tabelle31.3">
          <table:table-cell table:style-name="Tabelle31.A2" office:value-type="string">
            <text:p text:style-name="P13">Auslöser:</text:p>
          </table:table-cell>
          <table:table-cell table:style-name="Tabelle31.A2" office:value-type="string">
            <text:p text:style-name="P10">Anklicken eines Wunsches und Schenken bestätigen</text:p>
          </table:table-cell>
        </table:table-row>
        <table:table-row table:style-name="Tabelle31.3">
          <table:table-cell table:style-name="Tabelle31.A1" office:value-type="string">
            <text:p text:style-name="P13">Vorbedingung:</text:p>
          </table:table-cell>
          <table:table-cell table:style-name="Tabelle31.A1" office:value-type="string">
            <text:p text:style-name="P10">Der Wunscherfüller hat die Liste aufgerufen</text:p>
          </table:table-cell>
        </table:table-row>
        <table:table-row table:style-name="Tabelle31.3">
          <table:table-cell table:style-name="Tabelle31.A2" office:value-type="string">
            <text:p text:style-name="P13">Nachbedingung:</text:p>
          </table:table-cell>
          <table:table-cell table:style-name="Tabelle31.A2" office:value-type="string">
            <text:p text:style-name="P10">Markierte Wünsche werden als <text:span text:style-name="Absatz-Standardschriftart"><text:span text:style-name="T34">reserviert von [Person]</text:span></text:span><text:span text:style-name="T34">, </text:span><text:span text:style-name="Absatz-Standardschriftart"><text:span text:style-name="T34">reserviert von [Personengruppe]</text:span></text:span><text:span text:style-name="T34"> oder </text:span><text:span text:style-name="Absatz-Standardschriftart"><text:span text:style-name="T34">lass dich überraschen</text:span></text:span> markiert</text:p>
          </table:table-cell>
        </table:table-row>
        <table:table-row table:style-name="Tabelle31.3">
          <table:table-cell table:style-name="Tabelle31.A1" office:value-type="string">
            <text:p text:style-name="P13">Ablauf:</text:p>
          </table:table-cell>
          <table:table-cell table:style-name="Tabelle3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 kann auswählen, wie er den Wunsch erfüllen will,<text:span text:style-name="T31"> </text:span><text:span text:style-name="Absatz-Standardschriftart"><text:span text:style-name="T35">reservieren oder</text:span></text:span><text:span text:style-name="T35"> </text:span><text:span text:style-name="Absatz-Standardschriftart"><text:span text:style-name="T35">gemeinsam schenken. Der Erfüller muss seinen Namen eingeben und bestätigen.</text:span></text:span></text:p>
          </table:table-cell>
        </table:table-row>
        <table:table-row table:style-name="Tabelle31.3">
          <table:table-cell table:style-name="Tabelle31.A2" office:value-type="string">
            <text:p text:style-name="P13">Alternative:</text:p>
          </table:table-cell>
          <table:table-cell table:style-name="Tabelle31.A2" office:value-type="string">
            <text:p text:style-name="P10">-</text:p>
          </table:table-cell>
        </table:table-row>
        <table:table-row table:style-name="Tabelle31.3">
          <table:table-cell table:style-name="Tabelle31.A1" office:value-type="string">
            <text:p text:style-name="P13">Benutzte Anwendungsfälle:</text:p>
          </table:table-cell>
          <table:table-cell table:style-name="Tabelle31.A1" office:value-type="string">
            <text:p text:style-name="P10">Wunsch erfüllen mit Personengruppe</text:p>
          </table:table-cell>
        </table:table-row>
      </table:table>
      <text:p text:style-name="Standard"/>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13">Name:</text:p>
          </table:table-cell>
          <table:table-cell table:style-name="Tabelle11.A1" office:value-type="string">
            <text:p text:style-name="P13">Wunscherfüllen mit Personengruppe</text:p>
          </table:table-cell>
        </table:table-row>
        <table:table-row table:style-name="Tabelle11.1">
          <table:table-cell table:style-name="Tabelle11.A2" office:value-type="string">
            <text:p text:style-name="P13">Akteure:</text:p>
          </table:table-cell>
          <table:table-cell table:style-name="Tabelle11.A2" office:value-type="string">
            <text:p text:style-name="P10">Wunscherfüller</text:p>
          </table:table-cell>
        </table:table-row>
        <table:table-row table:style-name="Tabelle11.3">
          <table:table-cell table:style-name="Tabelle11.A1" office:value-type="string">
            <text:p text:style-name="P13">Kurzbeschreibung:</text:p>
          </table:table-cell>
          <table:table-cell table:style-name="Tabelle11.A1" office:value-type="string">
            <text:p text:style-name="P10">Ein Wunscherfüller kann mit weiteren zusammen Wunscherfüllern einen Wunsch erfüllen</text:p>
          </table:table-cell>
        </table:table-row>
        <table:table-row table:style-name="Tabelle11.3">
          <table:table-cell table:style-name="Tabelle11.A2" office:value-type="string">
            <text:p text:style-name="P13">Auslöser:</text:p>
          </table:table-cell>
          <table:table-cell table:style-name="Tabelle11.A2" office:value-type="string">
            <text:p text:style-name="P10">Auswahl eines Wunsches</text:p>
          </table:table-cell>
        </table:table-row>
        <table:table-row table:style-name="Tabelle11.3">
          <table:table-cell table:style-name="Tabelle11.A1" office:value-type="string">
            <text:p text:style-name="P13">Vorbedingung:</text:p>
          </table:table-cell>
          <table:table-cell table:style-name="Tabelle11.A1" office:value-type="string">
            <text:p text:style-name="P10">Der Wunscherfüller hat die Liste aufgerufen</text:p>
          </table:table-cell>
        </table:table-row>
        <text:soft-page-break/>
        <table:table-row table:style-name="Tabelle11.3">
          <table:table-cell table:style-name="Tabelle11.A2" office:value-type="string">
            <text:p text:style-name="P13">Nachbedingung:</text:p>
          </table:table-cell>
          <table:table-cell table:style-name="Tabelle11.A2" office:value-type="string">
            <text:p text:style-name="P10">Markierte Wünsche werden als <text:span text:style-name="Absatz-Standardschriftart"><text:span text:style-name="T34">reserviert von [Person]</text:span></text:span><text:span text:style-name="T34">, </text:span><text:span text:style-name="Absatz-Standardschriftart"><text:span text:style-name="T34">reserviert von [Personengruppe]</text:span></text:span><text:span text:style-name="T34"> oder </text:span><text:span text:style-name="Absatz-Standardschriftart"><text:span text:style-name="T34">lass dich überraschen</text:span></text:span> markiert</text:p>
          </table:table-cell>
        </table:table-row>
        <table:table-row table:style-name="Tabelle11.3">
          <table:table-cell table:style-name="Tabelle11.A1" office:value-type="string">
            <text:p text:style-name="P13">Ablauf:</text:p>
          </table:table-cell>
          <table:table-cell table:style-name="Tabelle1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text:span text:style-name="T34"> </text:span><text:span text:style-name="Absatz-Standardschriftart"><text:span text:style-name="T34">wählt gemeinsam Schenken aus, gibt seinen Namen ein und bestätigt dieses.</text:span></text:span></text:p>
          </table:table-cell>
        </table:table-row>
        <table:table-row table:style-name="Tabelle11.3">
          <table:table-cell table:style-name="Tabelle11.A2" office:value-type="string">
            <text:p text:style-name="P13">Alternative:</text:p>
          </table:table-cell>
          <table:table-cell table:style-name="Tabelle11.A2" office:value-type="string">
            <text:p text:style-name="P10">-</text:p>
          </table:table-cell>
        </table:table-row>
        <table:table-row table:style-name="Tabelle11.3">
          <table:table-cell table:style-name="Tabelle11.A1" office:value-type="string">
            <text:p text:style-name="P13">Benutzte Anwendungsfälle:</text:p>
          </table:table-cell>
          <table:table-cell table:style-name="Tabelle11.A1" office:value-type="string">
            <text:p text:style-name="P10">Wünsche auswählen, Wunsch erfüllen</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3">Name:</text:p>
          </table:table-cell>
          <table:table-cell table:style-name="Tabelle10.A1" office:value-type="string">
            <text:p text:style-name="P13">Wünsche auswählen</text:p>
          </table:table-cell>
        </table:table-row>
        <table:table-row table:style-name="Tabelle10.1">
          <table:table-cell table:style-name="Tabelle10.A2" office:value-type="string">
            <text:p text:style-name="P13">Akteure:</text:p>
          </table:table-cell>
          <table:table-cell table:style-name="Tabelle10.A2" office:value-type="string">
            <text:p text:style-name="P10">Wunscherfüller</text:p>
          </table:table-cell>
        </table:table-row>
        <table:table-row table:style-name="Tabelle10.3">
          <table:table-cell table:style-name="Tabelle10.A1" office:value-type="string">
            <text:p text:style-name="P13">Kurzbeschreibung:</text:p>
          </table:table-cell>
          <table:table-cell table:style-name="Tabelle10.A1" office:value-type="string">
            <text:p text:style-name="P10">Der Wunscherfüller kann sich die Wünsche einer Liste mit allen Details ansehen</text:p>
          </table:table-cell>
        </table:table-row>
        <table:table-row table:style-name="Tabelle10.3">
          <table:table-cell table:style-name="Tabelle10.A2" office:value-type="string">
            <text:p text:style-name="P13">Auslöser:</text:p>
          </table:table-cell>
          <table:table-cell table:style-name="Tabelle10.A2" office:value-type="string">
            <text:p text:style-name="P10">Auswahl eines Wunsches</text:p>
          </table:table-cell>
        </table:table-row>
        <table:table-row table:style-name="Tabelle10.3">
          <table:table-cell table:style-name="Tabelle10.A1" office:value-type="string">
            <text:p text:style-name="P13">Vorbedingung:</text:p>
          </table:table-cell>
          <table:table-cell table:style-name="Tabelle10.A1" office:value-type="string">
            <text:p text:style-name="P10">Aufruf der Wunschliste</text:p>
          </table:table-cell>
        </table:table-row>
        <table:table-row table:style-name="Tabelle10.3">
          <table:table-cell table:style-name="Tabelle10.A2" office:value-type="string">
            <text:p text:style-name="P13">Nachbedingung:</text:p>
          </table:table-cell>
          <table:table-cell table:style-name="Tabelle10.A2" office:value-type="string">
            <text:p text:style-name="P10">Wunsch ist als <text:span text:style-name="Absatz-Standardschriftart"><text:span text:style-name="T34">reserviert</text:span></text:span><text:span text:style-name="T34">, </text:span><text:span text:style-name="Absatz-Standardschriftart"><text:span text:style-name="T34">gemeinsam schenken</text:span></text:span><text:span text:style-name="T34"> oder</text:span><text:span text:style-name="Absatz-Standardschriftart"><text:span text:style-name="T34"> lass dich überraschen oder kein Veränderung</text:span></text:span></text:p>
          </table:table-cell>
        </table:table-row>
        <table:table-row table:style-name="Tabelle10.3">
          <table:table-cell table:style-name="Tabelle10.A1" office:value-type="string">
            <text:p text:style-name="P13">Ablauf:</text:p>
          </table:table-cell>
          <table:table-cell table:style-name="Tabelle10.A1" office:value-type="string">
            <text:p text:style-name="P10">Durch Anklicken eines Wunsches aus der Wunschliste, öffnet sich ein verborgener Bereich mit weiteren Informationen zum Wunsch. Hier kann der Wunscherfüller auswählen, ob er den Wunsch schenken will oder sich die weiteren Details zum Wunsch ansehen.</text:p>
          </table:table-cell>
        </table:table-row>
        <table:table-row table:style-name="Tabelle10.3">
          <table:table-cell table:style-name="Tabelle10.A2" office:value-type="string">
            <text:p text:style-name="P13">Alternative:</text:p>
          </table:table-cell>
          <table:table-cell table:style-name="Tabelle10.A2" office:value-type="string">
            <text:p text:style-name="P10">-</text:p>
          </table:table-cell>
        </table:table-row>
        <table:table-row table:style-name="Tabelle10.3">
          <table:table-cell table:style-name="Tabelle10.A1" office:value-type="string">
            <text:p text:style-name="P13">Benutzte Anwendungsfälle:</text:p>
          </table:table-cell>
          <table:table-cell table:style-name="Tabelle10.A1" office:value-type="string">
            <text:p text:style-name="P10">Wunsch erfüllen</text:p>
          </table:table-cell>
        </table:table-row>
      </table:table>
      <text:p text:style-name="Standard"/>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P14">Name:</text:p>
          </table:table-cell>
          <table:table-cell table:style-name="Tabelle20.A1" office:value-type="string">
            <text:p text:style-name="P14">Überraschungsmodus setzen</text:p>
          </table:table-cell>
        </table:table-row>
        <text:soft-page-break/>
        <table:table-row table:style-name="Tabelle20.1">
          <table:table-cell table:style-name="Tabelle20.A2" office:value-type="string">
            <text:p text:style-name="P14">Akteure:</text:p>
          </table:table-cell>
          <table:table-cell table:style-name="Tabelle20.A2" office:value-type="string">
            <text:p text:style-name="P11">Wunschlistenersteller</text:p>
          </table:table-cell>
        </table:table-row>
        <table:table-row table:style-name="Tabelle20.3">
          <table:table-cell table:style-name="Tabelle20.A1" office:value-type="string">
            <text:p text:style-name="P14">Kurzbeschreibung:</text:p>
          </table:table-cell>
          <table:table-cell table:style-name="Tabelle20.A1" office:value-type="string">
            <text:p text:style-name="P11">Aktivierung des Überraschungsmodus</text:p>
          </table:table-cell>
        </table:table-row>
        <table:table-row table:style-name="Tabelle20.3">
          <table:table-cell table:style-name="Tabelle20.A2" office:value-type="string">
            <text:p text:style-name="P14">Auslöser:</text:p>
          </table:table-cell>
          <table:table-cell table:style-name="Tabelle20.A2" office:value-type="string">
            <text:p text:style-name="P11">Anklicken der Option Überraschungsmodus für die Wunschliste</text:p>
          </table:table-cell>
        </table:table-row>
        <table:table-row table:style-name="Tabelle20.3">
          <table:table-cell table:style-name="Tabelle20.A1" office:value-type="string">
            <text:p text:style-name="P14">Vorbedingung:</text:p>
          </table:table-cell>
          <table:table-cell table:style-name="Tabelle20.A1" office:value-type="string">
            <text:p text:style-name="P11">Eingeloggt als Wunschlistenersteller und im Bearbeitungsmodus der Liste</text:p>
          </table:table-cell>
        </table:table-row>
        <table:table-row table:style-name="Tabelle20.3">
          <table:table-cell table:style-name="Tabelle20.A2" office:value-type="string">
            <text:p text:style-name="P14">Nachbedingung:</text:p>
          </table:table-cell>
          <table:table-cell table:style-name="Tabelle20.A2" office:value-type="string">
            <text:p text:style-name="P11">Wird ein Wunsch erfüllt, wird der Name des Schenkers nicht mehr angezeigt</text:p>
          </table:table-cell>
        </table:table-row>
        <table:table-row table:style-name="Tabelle20.3">
          <table:table-cell table:style-name="Tabelle20.A1" office:value-type="string">
            <text:p text:style-name="P14">Ablauf:</text:p>
          </table:table-cell>
          <table:table-cell table:style-name="Tabelle20.A1" office:value-type="string">
            <text:p text:style-name="P11">Die Mögichkeit den Überraschungsmodus zu setzen besteht entweder nach Erstellung der Liste, beim Speichern oder bei einer nachträglichen Bearbeitung. Der Ersteller wählt die Option Überraschungsmodus aus. Danach wird die Liste gespeichert.</text:p>
          </table:table-cell>
        </table:table-row>
        <table:table-row table:style-name="Tabelle20.3">
          <table:table-cell table:style-name="Tabelle20.A2" office:value-type="string">
            <text:p text:style-name="P14">Alternative:</text:p>
          </table:table-cell>
          <table:table-cell table:style-name="Tabelle20.A2" office:value-type="string">
            <text:p text:style-name="P11">-</text:p>
          </table:table-cell>
        </table:table-row>
        <table:table-row table:style-name="Tabelle20.3">
          <table:table-cell table:style-name="Tabelle20.A1" office:value-type="string">
            <text:p text:style-name="P14">Benutzte Anwendungsfälle:</text:p>
          </table:table-cell>
          <table:table-cell table:style-name="Tabelle20.A1" office:value-type="string">
            <text:p text:style-name="P11">Wunschliste bearbeiten, Einloggen</text:p>
          </table:table-cell>
        </table:table-row>
      </table:table>
      <text:p text:style-name="Standard"/>
      <text:p text:style-name="Standard"/>
      <text:h text:style-name="Heading_20_2" text:outline-level="2"><text:bookmark-start text:name="_Toc481148323"/><text:bookmark-start text:name="__RefHeading__3315_1320936777"/><text:bookmark-start text:name="_Toc480741913"/><text:bookmark-start text:name="_Toc481146369"/>3.3 Andere Anforderungen<text:bookmark-end text:name="_Toc481148323"/><text:bookmark-end text:name="__RefHeading__3315_1320936777"/><text:bookmark-end text:name="_Toc480741913"/><text:bookmark-end text:name="_Toc481146369"/></text:h>
      <text:h text:style-name="Heading_20_2" text:outline-level="2"><text:bookmark-start text:name="_Toc481148324"/><text:bookmark-start text:name="__RefHeading__3317_1320936777"/><text:bookmark-start text:name="_Toc480741914"/><text:bookmark-start text:name="_Toc481146370"/>3.3.1 Technische Anforderungen<text:bookmark-end text:name="_Toc481148324"/><text:bookmark-end text:name="__RefHeading__3317_1320936777"/><text:bookmark-end text:name="_Toc480741914"/><text:bookmark-end text:name="_Toc481146370"/></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Table_20_Contents"><text:span text:style-name="Absatz-Standardschriftart"><text:span text:style-name="T12">ID</text:span></text:span></text:p>
          </table:table-cell>
          <table:table-cell table:style-name="Tabelle21.A1" office:value-type="string">
            <text:p text:style-name="Table_20_Contents"><text:span text:style-name="Absatz-Standardschriftart"><text:span text:style-name="T12">Typ</text:span></text:span></text:p>
          </table:table-cell>
          <table:table-cell table:style-name="Tabelle21.A1" office:value-type="string">
            <text:p text:style-name="Table_20_Contents"><text:span text:style-name="Absatz-Standardschriftart"><text:span text:style-name="T12">Beschreibung</text:span></text:span></text:p>
          </table:table-cell>
          <table:table-cell table:style-name="Tabelle21.A1" office:value-type="string">
            <text:p text:style-name="Table_20_Contents"><text:span text:style-name="Absatz-Standardschriftart"><text:span text:style-name="T12">Priorität</text:span></text:span></text:p>
          </table:table-cell>
          <table:table-cell table:style-name="Tabelle21.A1" office:value-type="string">
            <text:p text:style-name="Table_20_Contents"><text:span text:style-name="Absatz-Standardschriftart"><text:span text:style-name="T12">Kategorie</text:span></text:span></text:p>
          </table:table-cell>
        </table:table-row>
        <table:table-row>
          <table:table-cell table:style-name="Tabelle21.A2" office:value-type="string">
            <text:p text:style-name="Table_20_Contents"><text:span text:style-name="Absatz-Standardschriftart"><text:span text:style-name="T12">5.10</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ie Webanwendung ist in Java programmiert, unter Verwendung des Frameworks JSF.</text:span></text:span></text:p>
          </table:table-cell>
          <table:table-cell table:style-name="Tabelle21.A2" office:value-type="string">
            <text:p text:style-name="Table_20_Contents"><text:span text:style-name="Absatz-Standardschriftart"><text:span text:style-name="T13">Muss</text:span></text:span></text:p>
          </table:table-cell>
          <table:table-cell table:style-name="Tabelle21.A2" office:value-type="string">
            <text:p text:style-name="Table_20_Contents"><text:span text:style-name="Absatz-Standardschriftart"><text:span text:style-name="T13">Entwicklung</text:span></text:span></text:p>
          </table:table-cell>
        </table:table-row>
        <table:table-row>
          <table:table-cell table:style-name="Tabelle21.A1" office:value-type="string">
            <text:p text:style-name="Table_20_Contents"><text:span text:style-name="Absatz-Standardschriftart"><text:span text:style-name="T12">5.20</text:span></text:span></text:p>
          </table:table-cell>
          <table:table-cell table:style-name="Tabelle21.A1" office:value-type="string">
            <text:p text:style-name="Table_20_Contents"><text:span text:style-name="Absatz-Standardschriftart"><text:span text:style-name="T13">technisch</text:span></text:span></text:p>
          </table:table-cell>
          <table:table-cell table:style-name="Tabelle21.A1" office:value-type="string">
            <text:p text:style-name="P11"><text:span text:style-name="Absatz-Standardschriftart"><text:span text:style-name="T21">Die Gestaltung der </text:span></text:span><text:span text:style-name="Absatz-Standardschriftart"><text:span text:style-name="T21">Webanwendung erfolgt mittels CSS.</text:span></text:span></text:p>
          </table:table-cell>
          <table:table-cell table:style-name="Tabelle21.A1" office:value-type="string">
            <text:p text:style-name="Table_20_Contents"><text:span text:style-name="Absatz-Standardschriftart"><text:span text:style-name="T13">muss</text:span></text:span></text:p>
          </table:table-cell>
          <table:table-cell table:style-name="Tabelle21.A1" office:value-type="string">
            <text:p text:style-name="Table_20_Contents"><text:span text:style-name="Absatz-Standardschriftart"><text:span text:style-name="T13">Entwicklung</text:span></text:span></text:p>
          </table:table-cell>
        </table:table-row>
        <table:table-row>
          <table:table-cell table:style-name="Tabelle21.A2" office:value-type="string">
            <text:p text:style-name="Table_20_Contents"><text:span text:style-name="Absatz-Standardschriftart"><text:span text:style-name="T12">5.30</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ie Datenbank zur Speicherung der Daten wird mit Postgresql umgesetzt.</text:span></text:span></text:p>
          </table:table-cell>
          <table:table-cell table:style-name="Tabelle21.A2" office:value-type="string">
            <text:p text:style-name="Table_20_Contents"><text:span text:style-name="Absatz-Standardschriftart"><text:span text:style-name="T13">muss</text:span></text:span></text:p>
          </table:table-cell>
          <table:table-cell table:style-name="Tabelle21.A2" office:value-type="string">
            <text:p text:style-name="Table_20_Contents"><text:span text:style-name="Absatz-Standardschriftart"><text:span text:style-name="T13">Entwicklung</text:span></text:span></text:p>
          </table:table-cell>
        </table:table-row>
        <table:table-row>
          <table:table-cell table:style-name="Tabelle21.A1" office:value-type="string">
            <text:p text:style-name="Table_20_Contents"><text:span text:style-name="Absatz-Standardschriftart"><text:span text:style-name="T12">5.40</text:span></text:span></text:p>
          </table:table-cell>
          <table:table-cell table:style-name="Tabelle21.A1" office:value-type="string">
            <text:p text:style-name="Table_20_Contents"><text:span text:style-name="Absatz-Standardschriftart"><text:span text:style-name="T13">technisch</text:span></text:span></text:p>
          </table:table-cell>
          <table:table-cell table:style-name="Tabelle21.A1" office:value-type="string">
            <text:p text:style-name="P11"><text:span text:style-name="Absatz-Standardschriftart"><text:span text:style-name="T21">Die Anwendung läuft auf einem Server mit dem Betriebssystem Debian.</text:span></text:span></text:p>
          </table:table-cell>
          <table:table-cell table:style-name="Tabelle21.A1" office:value-type="string">
            <text:p text:style-name="Table_20_Contents"><text:span text:style-name="Absatz-Standardschriftart"><text:span text:style-name="T13">muss</text:span></text:span></text:p>
          </table:table-cell>
          <table:table-cell table:style-name="Tabelle21.A1" office:value-type="string">
            <text:p text:style-name="Table_20_Contents"><text:span text:style-name="Absatz-Standardschriftart"><text:span text:style-name="T13">Entwicklung</text:span></text:span></text:p>
          </table:table-cell>
        </table:table-row>
        <table:table-row>
          <table:table-cell table:style-name="Tabelle21.A2" office:value-type="string">
            <text:p text:style-name="Table_20_Contents"><text:span text:style-name="Absatz-Standardschriftart"><text:span text:style-name="T12">5.45</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ie Anwendung läuft auf einem Server mit dem Servletcontainer Tomcat.</text:span></text:span></text:p>
          </table:table-cell>
          <table:table-cell table:style-name="Tabelle21.A2" office:value-type="string">
            <text:p text:style-name="Table_20_Contents"><text:span text:style-name="Absatz-Standardschriftart"><text:span text:style-name="T13">muss</text:span></text:span></text:p>
          </table:table-cell>
          <table:table-cell table:style-name="Tabelle21.A2" office:value-type="string">
            <text:p text:style-name="Table_20_Contents"><text:span text:style-name="Absatz-Standardschriftart"><text:span text:style-name="T13">Entwicklung</text:span></text:span></text:p>
          </table:table-cell>
        </table:table-row>
        <table:table-row>
          <table:table-cell table:style-name="Tabelle21.A1" office:value-type="string">
            <text:p text:style-name="Table_20_Contents"><text:span text:style-name="Absatz-Standardschriftart"><text:span text:style-name="T12">5.50</text:span></text:span></text:p>
          </table:table-cell>
          <table:table-cell table:style-name="Tabelle21.A1" office:value-type="string">
            <text:p text:style-name="Table_20_Contents"><text:span text:style-name="Absatz-Standardschriftart"><text:span text:style-name="T13">technisch</text:span></text:span></text:p>
          </table:table-cell>
          <table:table-cell table:style-name="Tabelle21.A1" office:value-type="string">
            <text:p text:style-name="P11"><text:span text:style-name="Absatz-Standardschriftart"><text:span text:style-name="T21">Die Entwicklungsumgebung ist Eclipse Neon 3.</text:span></text:span></text:p>
          </table:table-cell>
          <table:table-cell table:style-name="Tabelle21.A1" office:value-type="string">
            <text:p text:style-name="Table_20_Contents"><text:span text:style-name="Absatz-Standardschriftart"><text:span text:style-name="T13">kann</text:span></text:span></text:p>
          </table:table-cell>
          <table:table-cell table:style-name="Tabelle21.A1" office:value-type="string">
            <text:p text:style-name="Table_20_Contents"><text:span text:style-name="Absatz-Standardschriftart"><text:span text:style-name="T13">Entwicklung</text:span></text:span></text:p>
          </table:table-cell>
        </table:table-row>
        <table:table-row>
          <table:table-cell table:style-name="Tabelle21.A2" office:value-type="string">
            <text:p text:style-name="Table_20_Contents"><text:span text:style-name="Absatz-Standardschriftart"><text:span text:style-name="T12">5.60</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er SSH-Client zur Fernwartung und Betrieb des </text:span></text:span><text:soft-page-break/><text:span text:style-name="Absatz-Standardschriftart"><text:span text:style-name="T21">Servers ist </text:span></text:span><text:span text:style-name="Absatz-Standardschriftart"><text:span text:style-name="T21">Putty.</text:span></text:span></text:p>
          </table:table-cell>
          <table:table-cell table:style-name="Tabelle21.A2" office:value-type="string">
            <text:p text:style-name="Table_20_Contents"><text:span text:style-name="Absatz-Standardschriftart"><text:span text:style-name="T13">kann</text:span></text:span></text:p>
          </table:table-cell>
          <table:table-cell table:style-name="Tabelle21.A2" office:value-type="string">
            <text:p text:style-name="Table_20_Contents"><text:span text:style-name="Absatz-Standardschriftart"><text:span text:style-name="T13">Entwicklung</text:span></text:span></text:p>
          </table:table-cell>
        </table:table-row>
      </table:table>
      <text:p text:style-name="Standard"/>
      <text:h text:style-name="Heading_20_2" text:outline-level="2"><text:bookmark-start text:name="_Toc481148325"/><text:bookmark-start text:name="__RefHeading__3319_1320936777"/><text:bookmark-start text:name="_Toc480741915"/><text:bookmark-start text:name="_Toc481146371"/>3.3.2 Schnittstellen Anforderungen (externe, interne)<text:bookmark-end text:name="_Toc481148325"/><text:bookmark-end text:name="__RefHeading__3319_1320936777"/><text:bookmark-end text:name="_Toc480741915"/><text:bookmark-end text:name="_Toc481146371"/></text:h>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Table_20_Contents"><text:span text:style-name="Absatz-Standardschriftart"><text:span text:style-name="T11">6.10</text:span></text:span></text:p>
          </table:table-cell>
          <table:table-cell table:style-name="Tabelle22.A1" office:value-type="string">
            <text:p text:style-name="Table_20_Contents"><text:span text:style-name="Absatz-Standardschriftart"><text:span text:style-name="T15">Schnittstellen</text:span></text:span></text:p>
          </table:table-cell>
          <table:table-cell table:style-name="Tabelle22.A1" office:value-type="string">
            <text:p text:style-name="Table_20_Contents"><text:span text:style-name="Absatz-Standardschriftart"><text:span text:style-name="T15">Die Anwendung muss eine Anbindung an die Datenbank bereitstellen.</text:span></text:span></text:p>
          </table:table-cell>
          <table:table-cell table:style-name="Tabelle22.A1" office:value-type="string">
            <text:p text:style-name="Table_20_Contents"><text:span text:style-name="Absatz-Standardschriftart"><text:span text:style-name="T15">muss</text:span></text:span></text:p>
          </table:table-cell>
          <table:table-cell table:style-name="Tabelle22.A1" office:value-type="string">
            <text:p text:style-name="Table_20_Contents"><text:span text:style-name="Absatz-Standardschriftart"><text:span text:style-name="T15">Ergonomie</text:span></text:span></text:p>
          </table:table-cell>
        </table:table-row>
      </table:table>
      <text:h text:style-name="Heading_20_2" text:outline-level="2"><text:bookmark-start text:name="_Toc481148326"/><text:bookmark-start text:name="__RefHeading__3321_1320936777"/><text:bookmark-start text:name="_Toc480741916"/><text:bookmark-start text:name="_Toc481146372"/>3.3.3 Bedienbarkeits-/ Operationalitätsanforderungen<text:bookmark-end text:name="_Toc481148326"/><text:bookmark-end text:name="__RefHeading__3321_1320936777"/><text:bookmark-end text:name="_Toc480741916"/><text:bookmark-end text:name="_Toc481146372"/></text:h>
      <table:table table:name="Tabelle23" table:style-name="Tabelle23">
        <table:table-column table:style-name="Tabelle23.A"/>
        <table:table-column table:style-name="Tabelle23.B"/>
        <table:table-column table:style-name="Tabelle23.C"/>
        <table:table-column table:style-name="Tabelle23.D"/>
        <table:table-column table:style-name="Tabelle23.E"/>
        <table:table-row table:style-name="Tabelle23.1">
          <table:table-cell table:style-name="Tabelle23.A1" office:value-type="string">
            <text:p text:style-name="Table_20_Contents"><text:span text:style-name="Absatz-Standardschriftart"><text:span text:style-name="T11">7.10</text:span></text:span></text:p>
          </table:table-cell>
          <table:table-cell table:style-name="Tabelle23.A1" office:value-type="string">
            <text:p text:style-name="Table_20_Contents"><text:span text:style-name="Absatz-Standardschriftart"><text:span text:style-name="T15">Qualität</text:span></text:span></text:p>
          </table:table-cell>
          <table:table-cell table:style-name="Tabelle23.A1" office:value-type="string">
            <text:p text:style-name="Table_20_Contents"><text:span text:style-name="Absatz-Standardschriftart"><text:span text:style-name="T15">Die </text:span></text:span><text:span text:style-name="Absatz-Standardschriftart"><text:span text:style-name="T15">Gestaltung der Nutzerschnittstelle erfolgt nach ergonomischen Prinzipien gemäß DIN EN 9241.</text:span></text:span></text:p>
          </table:table-cell>
          <table:table-cell table:style-name="Tabelle23.A1" office:value-type="string">
            <text:p text:style-name="Table_20_Contents"><text:span text:style-name="Absatz-Standardschriftart"><text:span text:style-name="T15">muss</text:span></text:span></text:p>
          </table:table-cell>
          <table:table-cell table:style-name="Tabelle23.A1" office:value-type="string">
            <text:p text:style-name="Table_20_Contents"><text:span text:style-name="Absatz-Standardschriftart"><text:span text:style-name="T15">Ergonomie</text:span></text:span></text:p>
          </table:table-cell>
        </table:table-row>
        <table:table-row table:style-name="Tabelle23.1">
          <table:table-cell table:style-name="Tabelle23.A2" office:value-type="string">
            <text:p text:style-name="Table_20_Contents"><text:span text:style-name="Absatz-Standardschriftart"><text:span text:style-name="T11">7.20</text:span></text:span></text:p>
          </table:table-cell>
          <table:table-cell table:style-name="Tabelle23.A2" office:value-type="string">
            <text:p text:style-name="Table_20_Contents"><text:span text:style-name="Absatz-Standardschriftart"><text:span text:style-name="T15">Qualität</text:span></text:span></text:p>
          </table:table-cell>
          <table:table-cell table:style-name="Tabelle23.A2" office:value-type="string">
            <text:p text:style-name="Table_20_Contents"><text:span text:style-name="Absatz-Standardschriftart"><text:span text:style-name="T15">Das Erstellen einer einfachen Wunschliste mit einem Wunsch ist in unter fünf Minuten möglich.</text:span></text:span></text:p>
          </table:table-cell>
          <table:table-cell table:style-name="Tabelle23.A2" office:value-type="string">
            <text:p text:style-name="Table_20_Contents"><text:span text:style-name="Absatz-Standardschriftart"><text:span text:style-name="T15">muss</text:span></text:span></text:p>
          </table:table-cell>
          <table:table-cell table:style-name="Tabelle23.A2" office:value-type="string">
            <text:p text:style-name="Table_20_Contents"><text:span text:style-name="Absatz-Standardschriftart"><text:span text:style-name="T15">Ergonomie</text:span></text:span></text:p>
          </table:table-cell>
        </table:table-row>
        <table:table-row table:style-name="Tabelle23.1">
          <table:table-cell table:style-name="Tabelle23.A1" office:value-type="string">
            <text:p text:style-name="Table_20_Contents"><text:span text:style-name="Absatz-Standardschriftart"><text:span text:style-name="T11">7.30</text:span></text:span></text:p>
          </table:table-cell>
          <table:table-cell table:style-name="Tabelle23.A1" office:value-type="string">
            <text:p text:style-name="Table_20_Contents"><text:span text:style-name="Absatz-Standardschriftart"><text:span text:style-name="T15">Qualität</text:span></text:span></text:p>
          </table:table-cell>
          <table:table-cell table:style-name="Tabelle23.A1" office:value-type="string">
            <text:p text:style-name="Table_20_Contents"><text:span text:style-name="Absatz-Standardschriftart"><text:span text:style-name="T15">Die </text:span></text:span><text:span text:style-name="Absatz-Standardschriftart"><text:span text:style-name="T15">Webanwendung ist barrierefrei</text:span></text:span></text:p>
          </table:table-cell>
          <table:table-cell table:style-name="Tabelle23.A1" office:value-type="string">
            <text:p text:style-name="Table_20_Contents"><text:span text:style-name="Absatz-Standardschriftart"><text:span text:style-name="T15">muss</text:span></text:span></text:p>
          </table:table-cell>
          <table:table-cell table:style-name="Tabelle23.A1" office:value-type="string">
            <text:p text:style-name="Table_20_Contents"><text:span text:style-name="Absatz-Standardschriftart"><text:span text:style-name="T15">Ergonomie</text:span></text:span></text:p>
          </table:table-cell>
        </table:table-row>
      </table:table>
      <text:p text:style-name="Text_20_body"/>
      <text:h text:style-name="Heading_20_2" text:outline-level="2"><text:bookmark-start text:name="_Toc481148327"/><text:bookmark-start text:name="__RefHeading__3323_1320936777"/><text:bookmark-start text:name="_Toc480741917"/><text:bookmark-start text:name="_Toc481146373"/>3.3.4 Zuverlässigkeitsanforderungen<text:bookmark-end text:name="_Toc481148327"/><text:bookmark-end text:name="__RefHeading__3323_1320936777"/><text:bookmark-end text:name="_Toc480741917"/><text:bookmark-end text:name="_Toc481146373"/></text:h>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Table_20_Contents"><text:span text:style-name="Absatz-Standardschriftart"><text:span text:style-name="T11">8.10</text:span></text:span></text:p>
          </table:table-cell>
          <table:table-cell table:style-name="Tabelle24.A1" office:value-type="string">
            <text:p text:style-name="Table_20_Contents"><text:span text:style-name="Absatz-Standardschriftart"><text:span text:style-name="T15">Qualität</text:span></text:span></text:p>
          </table:table-cell>
          <table:table-cell table:style-name="Tabelle24.A1" office:value-type="string">
            <text:p text:style-name="P11"><text:span text:style-name="Absatz-Standardschriftart"><text:span text:style-name="T21">Die Verfügbarkeit der Anwendung liegt bei 95,5%</text:span></text:span></text:p>
          </table:table-cell>
          <table:table-cell table:style-name="Tabelle24.A1" office:value-type="string">
            <text:p text:style-name="Table_20_Contents"><text:span text:style-name="Absatz-Standardschriftart"><text:span text:style-name="T15">muss</text:span></text:span></text:p>
          </table:table-cell>
          <table:table-cell table:style-name="Tabelle24.A1" office:value-type="string">
            <text:p text:style-name="Table_20_Contents"><text:span text:style-name="Absatz-Standardschriftart"><text:span text:style-name="T15">Verfügbarkeit</text:span></text:span></text:p>
          </table:table-cell>
        </table:table-row>
      </table:table>
      <text:h text:style-name="Heading_20_2" text:outline-level="2"/>
      <text:h text:style-name="Heading_20_2" text:outline-level="2"><text:bookmark-start text:name="_Toc481148328"/><text:bookmark-start text:name="__RefHeading__3325_1320936777"/><text:bookmark-start text:name="_Toc480741918"/><text:bookmark-start text:name="_Toc481146374"/>3.3.5 Leistungs-/ Performanceanforderungen<text:bookmark-end text:name="_Toc481148328"/><text:bookmark-end text:name="__RefHeading__3325_1320936777"/><text:bookmark-end text:name="_Toc480741918"/><text:bookmark-end text:name="_Toc481146374"/></text:h>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table-cell table:style-name="Tabelle25.A1" office:value-type="string">
            <text:p text:style-name="Table_20_Contents"><text:span text:style-name="Absatz-Standardschriftart"><text:span text:style-name="T11">ID</text:span></text:span></text:p>
          </table:table-cell>
          <table:table-cell table:style-name="Tabelle25.A1" office:value-type="string">
            <text:p text:style-name="Table_20_Contents"><text:span text:style-name="Absatz-Standardschriftart"><text:span text:style-name="T11">Typ</text:span></text:span></text:p>
          </table:table-cell>
          <table:table-cell table:style-name="Tabelle25.A1" office:value-type="string">
            <text:p text:style-name="Table_20_Contents"><text:span text:style-name="Absatz-Standardschriftart"><text:span text:style-name="T11">Beschreibung</text:span></text:span></text:p>
          </table:table-cell>
          <table:table-cell table:style-name="Tabelle25.A1" office:value-type="string">
            <text:p text:style-name="Table_20_Contents"><text:span text:style-name="Absatz-Standardschriftart"><text:span text:style-name="T11">Priorität</text:span></text:span></text:p>
          </table:table-cell>
          <table:table-cell table:style-name="Tabelle25.A1" office:value-type="string">
            <text:p text:style-name="Table_20_Contents"><text:span text:style-name="Absatz-Standardschriftart"><text:span text:style-name="T11">Kategorie</text:span></text:span></text:p>
          </table:table-cell>
        </table:table-row>
        <table:table-row>
          <table:table-cell table:style-name="Tabelle25.A1" office:value-type="string">
            <text:p text:style-name="Table_20_Contents"><text:span text:style-name="Absatz-Standardschriftart"><text:span text:style-name="T11">9.10</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P11"><text:span text:style-name="Absatz-Standardschriftart"><text:span text:style-name="T21">Erfassung von bis zu 250 Wünschen pro Listendarstellung</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Skalierbarkeit</text:span></text:span></text:p>
          </table:table-cell>
        </table:table-row>
        <table:table-row>
          <table:table-cell table:style-name="Tabelle25.A3" office:value-type="string">
            <text:p text:style-name="Table_20_Contents"><text:span text:style-name="Absatz-Standardschriftart"><text:span text:style-name="T11">9.20</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P11"><text:span text:style-name="Absatz-Standardschriftart"><text:span text:style-name="T21">Speicherung von bis zu 1.000.000 Listen</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Skalierbarkeit</text:span></text:span></text:p>
          </table:table-cell>
        </table:table-row>
        <table:table-row>
          <table:table-cell table:style-name="Tabelle25.A1" office:value-type="string">
            <text:p text:style-name="Table_20_Contents"><text:span text:style-name="Absatz-Standardschriftart"><text:span text:style-name="T11">9.30</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ist von einem Computer aus nutzbar.</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text:span></text:span></text:p>
          </table:table-cell>
        </table:table-row>
        <table:table-row>
          <table:table-cell table:style-name="Tabelle25.A3" office:value-type="string">
            <text:p text:style-name="Table_20_Contents"><text:span text:style-name="Absatz-Standardschriftart"><text:span text:style-name="T11">9.40</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Table_20_Contents"><text:span text:style-name="Absatz-Standardschriftart"><text:span text:style-name="T15">Die Anwendung ist von einem mobilen Endgerät nutzbar.</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Portierbarkeit</text:span></text:span></text:p>
          </table:table-cell>
        </table:table-row>
        <table:table-row>
          <table:table-cell table:style-name="Tabelle25.A1" office:value-type="string">
            <text:p text:style-name="Table_20_Contents"><text:span text:style-name="Absatz-Standardschriftart"><text:span text:style-name="T11">9.50</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ist über verschiedene Webbrowser nutzbar.</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text:span></text:span></text:p>
          </table:table-cell>
        </table:table-row>
        <table:table-row>
          <table:table-cell table:style-name="Tabelle25.A3" office:value-type="string">
            <text:p text:style-name="Table_20_Contents"><text:span text:style-name="Absatz-Standardschriftart"><text:span text:style-name="T11">9.51</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Table_20_Contents"><text:span text:style-name="Absatz-Standardschriftart"><text:span text:style-name="T15">Die Anwendung kann über Chrome aufgerufen werden.</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Portierbarkeit</text:span></text:span></text:p>
          </table:table-cell>
        </table:table-row>
        <table:table-row>
          <table:table-cell table:style-name="Tabelle25.A1" office:value-type="string">
            <text:p text:style-name="Table_20_Contents"><text:span text:style-name="Absatz-Standardschriftart"><text:span text:style-name="T11">9.52</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kann über Firefox aufgerufen </text:span></text:span><text:soft-page-break/><text:span text:style-name="Absatz-Standardschriftart"><text:span text:style-name="T15">werden.</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ext:span></text:span><text:soft-page-break/><text:span text:style-name="Absatz-Standardschriftart"><text:span text:style-name="T15">t</text:span></text:span></text:p>
          </table:table-cell>
        </table:table-row>
        <table:table-row>
          <table:table-cell table:style-name="Tabelle25.A3" office:value-type="string">
            <text:p text:style-name="Table_20_Contents"><text:span text:style-name="Absatz-Standardschriftart"><text:span text:style-name="T11">9.53</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Table_20_Contents"><text:span text:style-name="Absatz-Standardschriftart"><text:span text:style-name="T15">Die Anwendung kann über Opera aufgerufen werden.</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Portierbarkeit</text:span></text:span></text:p>
          </table:table-cell>
        </table:table-row>
        <table:table-row>
          <table:table-cell table:style-name="Tabelle25.A1" office:value-type="string">
            <text:p text:style-name="Table_20_Contents"><text:span text:style-name="Absatz-Standardschriftart"><text:span text:style-name="T11">9.54</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kann über Edge aufgerufen werden.</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ext:span></text:span><text:span text:style-name="Absatz-Standardschriftart"><text:span text:style-name="T15">t</text:span></text:span></text:p>
          </table:table-cell>
        </table:table-row>
      </table:table>
      <text:p text:style-name="Standard"><text:bookmark-start text:name="__RefHeading__3329_1320936777"/><text:bookmark-end text:name="__RefHeading__3329_1320936777"/><text:bookmark text:name="_Toc480741920"/><text:bookmark text:name="_Toc480741919"/><text:bookmark text:name="_Toc481146375"/></text:p>
      <text:h text:style-name="Heading_20_1" text:outline-level="1"><text:bookmark-start text:name="_Toc481148329"/><text:bookmark-start text:name="__RefHeading__3331_1320936777"/>4. <text:bookmark-start text:name="_Toc481146377"/>Umgebung<text:bookmark-end text:name="_Toc481148329"/><text:bookmark-end text:name="__RefHeading__3331_1320936777"/><text:bookmark-end text:name="_Toc481146377"/></text:h>
      <text:h text:style-name="Heading_20_2" text:outline-level="2"><text:bookmark-start text:name="_Toc481148330"/><text:bookmark-start text:name="__RefHeading__3333_1320936777"/>4.1 <text:bookmark-start text:name="_Toc481146378"/>Land<text:bookmark-end text:name="_Toc481148330"/><text:bookmark-end text:name="__RefHeading__3333_1320936777"/><text:bookmark-end text:name="_Toc481146378"/></text:h>
      <text:p text:style-name="Standard"><text:span text:style-name="Absatz-Standardschriftart"><text:span text:style-name="T21">Die Anwendung wird in Deutschland genutzt und Betrieben.</text:span></text:span></text:p>
      <text:h text:style-name="Heading_20_2" text:outline-level="2"><text:bookmark-start text:name="_Toc481148331"/><text:bookmark-start text:name="__RefHeading__3335_1320936777"/>4.2 <text:bookmark-start text:name="_Toc481146379"/>Hardware Umgebung<text:bookmark-end text:name="_Toc481148331"/><text:bookmark-end text:name="__RefHeading__3335_1320936777"/><text:bookmark-end text:name="_Toc481146379"/></text:h>
      <text:h text:style-name="Heading_20_3" text:outline-level="3"><text:bookmark-start text:name="_Toc481148332"/><text:span text:style-name="Überschrift_20_3_20_Zchn"><text:span text:style-name="T33">4.2.1 Server</text:span></text:span><text:bookmark-end text:name="_Toc481148332"/></text:h>
      <text:p text:style-name="P21"><text:span text:style-name="Absatz-Standardschriftart"><text:span text:style-name="T21">Die Anwendung benötigt zwei Server für den Betrieb. Es wird ein Datenbankserver und ein Anwendungsserver benötigt. Clientseitig sind kaum Anforderungen </text:span></text:span><text:span text:style-name="Absatz-Standardschriftart"><text:span text:style-name="T21">zu erfüllen.</text:span></text:span></text:p>
      <text:p text:style-name="P21"><text:span text:style-name="Absatz-Standardschriftart"><text:span text:style-name="T21">Der Anwendungsserver muss folgende Mindestanforderungen erfüllen:</text:span></text:span></text:p>
      <text:list xml:id="list1957816191580599808" text:style-name="WWNum4">
        <text:list-item>
          <text:p text:style-name="P34"><text:span text:style-name="Absatz-Standardschriftart"><text:span text:style-name="T21">CPU: Quad Core 2Ghz+</text:span></text:span></text:p>
        </text:list-item>
        <text:list-item>
          <text:p text:style-name="P34"><text:span text:style-name="Absatz-Standardschriftart"><text:span text:style-name="T21">8GB DDR3 RAM</text:span></text:span></text:p>
        </text:list-item>
        <text:list-item>
          <text:p text:style-name="P32"><text:span text:style-name="Absatz-Standardschriftart"><text:span text:style-name="T21">HDD 500GB</text:span></text:span></text:p>
        </text:list-item>
      </text:list>
      <text:p text:style-name="P21"><text:span text:style-name="Absatz-Standardschriftart"><text:span text:style-name="T21">Der Datenbankserver muss folgende Mindestanforderungen erfüllen:</text:span></text:span></text:p>
      <text:list xml:id="list820072715108662735" text:style-name="WWNum5">
        <text:list-item>
          <text:p text:style-name="P30"><text:span text:style-name="Absatz-Standardschriftart"><text:span text:style-name="T21">CPU: Quad Core 2Ghz+</text:span></text:span></text:p>
        </text:list-item>
        <text:list-item>
          <text:p text:style-name="P35"><text:span text:style-name="Absatz-Standardschriftart"><text:span text:style-name="T21">8GB DDR3 RAM</text:span></text:span></text:p>
        </text:list-item>
        <text:list-item>
          <text:p text:style-name="P35"><text:span text:style-name="Absatz-Standardschriftart"><text:span text:style-name="T21">HDD 3TB</text:span></text:span></text:p>
        </text:list-item>
      </text:list>
      <text:h text:style-name="Heading_20_3" text:outline-level="3"><text:bookmark-start text:name="_Toc481148333"/><text:bookmark-start text:name="__RefHeading__3337_1320936777"/>4.2.2 <text:bookmark-start text:name="_Toc481146380"/>Client<text:bookmark-end text:name="_Toc481148333"/><text:bookmark-end text:name="__RefHeading__3337_1320936777"/><text:bookmark-end text:name="_Toc481146380"/></text:h>
      <text:list xml:id="list1972881815039950458" text:style-name="WWNum6">
        <text:list-item>
          <text:p text:style-name="P36"><text:span text:style-name="Absatz-Standardschriftart"><text:span text:style-name="T21">Computer mit </text:span></text:span><text:span text:style-name="Absatz-Standardschriftart"><text:span text:style-name="T21">Zugang zum Internet</text:span></text:span></text:p>
        </text:list-item>
      </text:list>
      <text:h text:style-name="Heading_20_2" text:outline-level="2"><text:bookmark-start text:name="_Toc481148334"/><text:bookmark-start text:name="__RefHeading__3339_1320936777"/>4.3 <text:bookmark-start text:name="_Toc481146381"/>Software Umgebung<text:bookmark-end text:name="_Toc481148334"/><text:bookmark-end text:name="__RefHeading__3339_1320936777"/><text:bookmark-end text:name="_Toc481146381"/></text:h>
      <text:h text:style-name="Heading_20_3" text:outline-level="3"><text:bookmark-start text:name="_Toc481148335"/><text:bookmark-start text:name="__RefHeading__3341_1320936777"/>4.3.1 <text:bookmark-start text:name="_Toc481146382"/>Server<text:bookmark-end text:name="_Toc481148335"/><text:bookmark-end text:name="__RefHeading__3341_1320936777"/><text:bookmark-end text:name="_Toc481146382"/></text:h>
      <text:p text:style-name="Standard"><text:span text:style-name="Absatz-Standardschriftart"><text:span text:style-name="T21">Auf beiden Servern muss das Betriebssystem Debian laufen.</text:span></text:span></text:p>
      <text:p text:style-name="Standard"><text:soft-page-break/><text:span text:style-name="Absatz-Standardschriftart"><text:span text:style-name="T21">Auf dem Anwendungsserver muss Java8 installiert sein, sowie der Servletcontainer Tomcat8 oder höher.</text:span></text:span></text:p>
      <text:p text:style-name="Standard"><text:span text:style-name="Absatz-Standardschriftart"><text:span text:style-name="T21">Der Datenbankserver muss Postgresql 9.x in</text:span></text:span><text:span text:style-name="Absatz-Standardschriftart"><text:span text:style-name="T21">stalliert haben sowie den zugehörigen Postgresql-client.</text:span></text:span></text:p>
      <text:h text:style-name="Heading_20_3" text:outline-level="3"><text:bookmark-start text:name="_Toc481148336"/><text:bookmark-start text:name="__RefHeading__3343_1320936777"/>4.3.2 <text:bookmark-start text:name="_Toc481146383"/>Client<text:bookmark-end text:name="_Toc481148336"/><text:bookmark-end text:name="__RefHeading__3343_1320936777"/><text:bookmark-end text:name="_Toc481146383"/></text:h>
      <text:p text:style-name="Standard"><text:span text:style-name="Absatz-Standardschriftart"><text:span text:style-name="T21">Das Endgerät des Nutzers muss einen der folgenden Webbrowser installiert haben:</text:span></text:span></text:p>
      <text:list xml:id="list8361259109993739394" text:style-name="WWNum7">
        <text:list-item>
          <text:p text:style-name="P37"><text:span text:style-name="Absatz-Standardschriftart"><text:span text:style-name="T21">Chrome</text:span></text:span></text:p>
        </text:list-item>
        <text:list-item>
          <text:p text:style-name="P37"><text:span text:style-name="Absatz-Standardschriftart"><text:span text:style-name="T21">Edge</text:span></text:span></text:p>
        </text:list-item>
        <text:list-item>
          <text:p text:style-name="P37"><text:span text:style-name="Absatz-Standardschriftart"><text:span text:style-name="T21">Firefox</text:span></text:span></text:p>
        </text:list-item>
        <text:list-item>
          <text:p text:style-name="P37"><text:span text:style-name="Absatz-Standardschriftart"><text:span text:style-name="T21">Opera</text:span></text:span></text:p>
        </text:list-item>
      </text:list>
      <text:h text:style-name="Heading_20_1" text:outline-level="1"><text:bookmark-start text:name="_Toc481148337"/><text:bookmark-start text:name="__RefHeading__3345_1320936777"/>5<text:bookmark-start text:name="_Toc480741923"/><text:bookmark-start text:name="_Toc481146384"/>. Abnahmekriterien<text:bookmark-end text:name="_Toc481148337"/><text:bookmark-end text:name="__RefHeading__3345_1320936777"/><text:bookmark-end text:name="_Toc480741923"/><text:bookmark-end text:name="_Toc481146384"/></text:h>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Table_20_Contents"><text:span text:style-name="Absatz-Standardschriftart"><text:span text:style-name="T11">ID</text:span></text:span></text:p>
          </table:table-cell>
          <table:table-cell table:style-name="Tabelle26.A1" office:value-type="string">
            <text:p text:style-name="Table_20_Contents"><text:span text:style-name="Absatz-Standardschriftart"><text:span text:style-name="T11">Beschreibung</text:span></text:span></text:p>
          </table:table-cell>
          <table:table-cell table:style-name="Tabelle26.A1" office:value-type="string">
            <text:p text:style-name="Table_20_Contents"><text:span text:style-name="Absatz-Standardschriftart"><text:span text:style-name="T11">Verweis</text:span></text:span></text:p>
          </table:table-cell>
          <table:table-cell table:style-name="Tabelle26.A1" office:value-type="string">
            <text:p text:style-name="Table_20_Contents"><text:span text:style-name="Absatz-Standardschriftart"><text:span text:style-name="T11">Test</text:span></text:span></text:p>
          </table:table-cell>
        </table:table-row>
        <table:table-row>
          <table:table-cell table:style-name="Tabelle26.A2" office:value-type="string">
            <text:p text:style-name="Table_20_Contents"><text:span text:style-name="Absatz-Standardschriftart"><text:span text:style-name="T11">K10</text:span></text:span></text:p>
          </table:table-cell>
          <table:table-cell table:style-name="Tabelle26.A2" office:value-type="string">
            <text:p text:style-name="Table_20_Contents"><text:span text:style-name="Absatz-Standardschriftart"><text:span text:style-name="T15">Die Anwendung ist über den Link www.wuensch-dir-was.de aufrufbar</text:span></text:span></text:p>
          </table:table-cell>
          <table:table-cell table:style-name="Tabelle26.A2" office:value-type="string">
            <text:p text:style-name="Table_20_Contents"><text:span text:style-name="Absatz-Standardschriftart"><text:span text:style-name="T15">1.10</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20</text:span></text:span></text:p>
          </table:table-cell>
          <table:table-cell table:style-name="Tabelle26.A1" office:value-type="string">
            <text:p text:style-name="Table_20_Contents"><text:span text:style-name="Absatz-Standardschriftart"><text:span text:style-name="T15">Eine Wunschliste kann bis zu 250 Wünsche enthalten</text:span></text:span></text:p>
          </table:table-cell>
          <table:table-cell table:style-name="Tabelle26.A1" office:value-type="string">
            <text:p text:style-name="Table_20_Contents"><text:span text:style-name="Absatz-Standardschriftart"><text:span text:style-name="T15">6.20</text:span></text:span></text:p>
          </table:table-cell>
          <table:table-cell table:style-name="Tabelle26.A1" office:value-type="string">
            <text:p text:style-name="Table_20_Contents"><text:span text:style-name="Absatz-Standardschriftart"><text:span text:style-name="T15">Lastentest</text:span></text:span></text:p>
          </table:table-cell>
        </table:table-row>
        <table:table-row>
          <table:table-cell table:style-name="Tabelle26.A2" office:value-type="string">
            <text:p text:style-name="Table_20_Contents"><text:span text:style-name="Absatz-Standardschriftart"><text:span text:style-name="T11">K30</text:span></text:span></text:p>
          </table:table-cell>
          <table:table-cell table:style-name="Tabelle26.A2" office:value-type="string">
            <text:p text:style-name="Table_20_Contents"><text:span text:style-name="Absatz-Standardschriftart"><text:span text:style-name="T15">Die Wunscherfüller können verborgen werden</text:span></text:span></text:p>
          </table:table-cell>
          <table:table-cell table:style-name="Tabelle26.A2" office:value-type="string">
            <text:p text:style-name="Table_20_Contents"><text:span text:style-name="Absatz-Standardschriftart"><text:span text:style-name="T15">4.22</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40</text:span></text:span></text:p>
          </table:table-cell>
          <table:table-cell table:style-name="Tabelle26.A1" office:value-type="string">
            <text:p text:style-name="Table_20_Contents"><text:span text:style-name="Absatz-Standardschriftart"><text:span text:style-name="T15">Das Erstellen einer Liste mit einem Wunsch </text:span></text:span><text:span text:style-name="Absatz-Standardschriftart"><text:span text:style-name="T15">ist für ungeübte Nutzer in unter fünf min möglich</text:span></text:span></text:p>
          </table:table-cell>
          <table:table-cell table:style-name="Tabelle26.A1" office:value-type="string">
            <text:p text:style-name="Table_20_Contents"><text:span text:style-name="Absatz-Standardschriftart"><text:span text:style-name="T15">6.80</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50</text:span></text:span></text:p>
          </table:table-cell>
          <table:table-cell table:style-name="Tabelle26.A2" office:value-type="string">
            <text:p text:style-name="Table_20_Contents"><text:span text:style-name="Absatz-Standardschriftart"><text:span text:style-name="T15">Eine Liste wird über eine eindeutige URL aufgerufen</text:span></text:span></text:p>
          </table:table-cell>
          <table:table-cell table:style-name="Tabelle26.A2" office:value-type="string">
            <text:p text:style-name="Table_20_Contents"><text:span text:style-name="Absatz-Standardschriftart"><text:span text:style-name="T15">2.130</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60</text:span></text:span></text:p>
          </table:table-cell>
          <table:table-cell table:style-name="Tabelle26.A1" office:value-type="string">
            <text:p text:style-name="Table_20_Contents"><text:span text:style-name="Absatz-Standardschriftart"><text:span text:style-name="T15">Eine Liste muss einen Namen haben</text:span></text:span></text:p>
          </table:table-cell>
          <table:table-cell table:style-name="Tabelle26.A1" office:value-type="string">
            <text:p text:style-name="Table_20_Contents"><text:span text:style-name="Absatz-Standardschriftart"><text:span text:style-name="T15">2.34</text:span></text:span></text:p>
          </table:table-cell>
          <table:table-cell table:style-name="Tabelle26.A1" office:value-type="string">
            <text:p text:style-name="Table_20_Contents"><text:span text:style-name="Absatz-Standardschriftart"><text:span text:style-name="T15">Automatisierter Junit Test</text:span></text:span></text:p>
          </table:table-cell>
        </table:table-row>
        <table:table-row>
          <table:table-cell table:style-name="Tabelle26.A2" office:value-type="string">
            <text:p text:style-name="Table_20_Contents"><text:span text:style-name="Absatz-Standardschriftart"><text:span text:style-name="T11">K70</text:span></text:span></text:p>
          </table:table-cell>
          <table:table-cell table:style-name="Tabelle26.A2" office:value-type="string">
            <text:p text:style-name="Table_20_Contents"><text:span text:style-name="Absatz-Standardschriftart"><text:span text:style-name="T15">Eine Liste muss eine </text:span></text:span><text:span text:style-name="Absatz-Standardschriftart"><text:span text:style-name="T15">Kontaktperson haben</text:span></text:span></text:p>
          </table:table-cell>
          <table:table-cell table:style-name="Tabelle26.A2" office:value-type="string">
            <text:p text:style-name="Table_20_Contents"><text:span text:style-name="Absatz-Standardschriftart"><text:span text:style-name="T15">2.76</text:span></text:span></text:p>
          </table:table-cell>
          <table:table-cell table:style-name="Tabelle26.A2" office:value-type="string">
            <text:p text:style-name="Table_20_Contents"><text:span text:style-name="Absatz-Standardschriftart"><text:span text:style-name="T15">Automatisierter Junit Test</text:span></text:span></text:p>
          </table:table-cell>
        </table:table-row>
        <table:table-row>
          <table:table-cell table:style-name="Tabelle26.A1" office:value-type="string">
            <text:p text:style-name="Table_20_Contents"><text:span text:style-name="Absatz-Standardschriftart"><text:span text:style-name="T11">K80</text:span></text:span></text:p>
          </table:table-cell>
          <table:table-cell table:style-name="Tabelle26.A1" office:value-type="string">
            <text:p text:style-name="Table_20_Contents"><text:span text:style-name="Absatz-Standardschriftart"><text:span text:style-name="T15">Eine Liste ist nach Ablauf des Enddatums nicht mehr aufrufbar</text:span></text:span></text:p>
          </table:table-cell>
          <table:table-cell table:style-name="Tabelle26.A1" office:value-type="string">
            <text:p text:style-name="Table_20_Contents"><text:span text:style-name="Absatz-Standardschriftart"><text:span text:style-name="T15">2.30, 2.32, 2.33</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90</text:span></text:span></text:p>
          </table:table-cell>
          <table:table-cell table:style-name="Tabelle26.A2" office:value-type="string">
            <text:p text:style-name="Table_20_Contents"><text:span text:style-name="Absatz-Standardschriftart"><text:span text:style-name="T15">Änderungen an einer Liste nur durch Eingabe des Listenpassworts möglich</text:span></text:span></text:p>
          </table:table-cell>
          <table:table-cell table:style-name="Tabelle26.A2" office:value-type="string">
            <text:p text:style-name="Table_20_Contents"><text:span text:style-name="Absatz-Standardschriftart"><text:span text:style-name="T15">2.78, 2.80, 2.81</text:span></text:span></text:p>
          </table:table-cell>
          <table:table-cell table:style-name="Tabelle26.A2" office:value-type="string">
            <text:p text:style-name="Table_20_Contents"><text:span text:style-name="Absatz-Standardschriftart"><text:span text:style-name="T15">Test </text:span></text:span><text:span text:style-name="Absatz-Standardschriftart"><text:span text:style-name="T15">durch Abnehmer</text:span></text:span></text:p>
          </table:table-cell>
        </table:table-row>
        <table:table-row>
          <table:table-cell table:style-name="Tabelle26.A1" office:value-type="string">
            <text:p text:style-name="Table_20_Contents"><text:span text:style-name="Absatz-Standardschriftart"><text:span text:style-name="T11">K100</text:span></text:span></text:p>
          </table:table-cell>
          <table:table-cell table:style-name="Tabelle26.A1" office:value-type="string">
            <text:p text:style-name="Table_20_Contents"><text:span text:style-name="Absatz-Standardschriftart"><text:span text:style-name="T15">Es kann abgefragt werden, wie oft die Liste aufgerufen wurde</text:span></text:span></text:p>
          </table:table-cell>
          <table:table-cell table:style-name="Tabelle26.A1" office:value-type="string">
            <text:p text:style-name="Table_20_Contents"><text:span text:style-name="Absatz-Standardschriftart"><text:span text:style-name="T15">2.60</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110</text:span></text:span></text:p>
          </table:table-cell>
          <table:table-cell table:style-name="Tabelle26.A2" office:value-type="string">
            <text:p text:style-name="Table_20_Contents"><text:span text:style-name="Absatz-Standardschriftart"><text:span text:style-name="T15">Es kann abgefragt werden, wie viele Geschenke bereits reserviert sind</text:span></text:span></text:p>
          </table:table-cell>
          <table:table-cell table:style-name="Tabelle26.A2" office:value-type="string">
            <text:p text:style-name="Table_20_Contents"><text:span text:style-name="Absatz-Standardschriftart"><text:span text:style-name="T15">2.50</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120</text:span></text:span></text:p>
          </table:table-cell>
          <table:table-cell table:style-name="Tabelle26.A1" office:value-type="string">
            <text:p text:style-name="Table_20_Contents"><text:span text:style-name="Absatz-Standardschriftart"><text:span text:style-name="T15">Das Erfüllen von einem oder mehreren </text:span></text:span><text:span text:style-name="Absatz-Standardschriftart"><text:span text:style-name="T15">Wünschen </text:span></text:span><text:span text:style-name="Absatz-Standardschriftart"><text:span text:style-name="T15">ist möglich</text:span></text:span></text:p>
          </table:table-cell>
          <table:table-cell table:style-name="Tabelle26.A1" office:value-type="string">
            <text:p text:style-name="Table_20_Contents"><text:span text:style-name="Absatz-Standardschriftart"><text:span text:style-name="T15">4.12</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130</text:span></text:span></text:p>
          </table:table-cell>
          <table:table-cell table:style-name="Tabelle26.A2" office:value-type="string">
            <text:p text:style-name="Table_20_Contents"><text:span text:style-name="Absatz-Standardschriftart"><text:span text:style-name="T15">Das Erfüllen von Wünschen mit mehreren Wunscherfüllern ist möglich</text:span></text:span></text:p>
          </table:table-cell>
          <table:table-cell table:style-name="Tabelle26.A2" office:value-type="string">
            <text:p text:style-name="P24"/>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row>
          <table:table-cell table:style-name="Tabelle26.A2" office:value-type="string">
            <text:p text:style-name="P23"/>
          </table:table-cell>
          <table:table-cell table:style-name="Tabelle26.A2" office:value-type="string">
            <text:p text:style-name="P24"/>
          </table:table-cell>
          <table:table-cell table:style-name="Tabelle26.A2" office:value-type="string">
            <text:p text:style-name="P24"/>
          </table:table-cell>
          <table:table-cell table:style-name="Tabelle26.A2" office:value-type="string">
            <text:p text:style-name="P24"/>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000000" style:font-name="Calibri Light" fo:font-size="16pt" fo:font-weight="bold" style:font-size-asian="16pt" style:font-weight-asian="bold"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orphans="0" fo:widows="0" fo:hyphenation-ladder-count="no-limit"/>
      <style:text-properties fo:color="#000000" style:font-name="Calibri Light" fo:font-size="14pt" fo:font-weight="bold" style:font-size-asian="14pt" style:font-weight-asian="bold"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000000" style:font-name="Calibri Light" fo:font-size="13pt" fo:font-weight="bold" style:font-size-asian="13pt" style:font-weight-asian="bold"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style:language-asian="de" style:country-asian="DE" style:font-weight-complex="bold" fo:hyphenate="false" fo:hyphenation-remain-char-count="0" fo:hyphenation-push-char-count="0"/>
    </style:style>
    <style:style style:name="Contents_20_1" style:display-name="Contents 1" style:family="paragraph" style:parent-style-name="Standard" style:class="index">
      <style:paragraph-properties fo:margin-top="0.212cm" fo:margin-bottom="0.176cm" fo:hyphenation-ladder-count="no-limit">
        <style:tab-stops>
          <style:tab-stop style:position="0.776cm"/>
          <style:tab-stop style:position="15.984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212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anguage-asian="zh" style:country-asian="CN" style:font-name-complex="Lucida Sans" style:font-size-complex="12pt" style:language-complex="hi" style:country-complex="IN"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212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212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000000" style:font-name="Calibri Light" fo:font-size="14pt" fo:font-weight="bold" style:font-size-asian="14pt" style:font-weight-asian="bold" style:font-name-complex="F" style:font-size-complex="13pt"/>
    </style:style>
    <style:style style:name="Erwähnung" style:family="text" style:parent-style-name="Absatz-Standardschriftart">
      <style:text-properties fo:color="#2b579a"/>
    </style:style>
    <style:style style:name="Überschrift_20_3_20_Zchn" style:display-name="Überschrift 3 Zchn" style:family="text" style:parent-style-name="Absatz-Standardschriftart">
      <style:text-properties fo:color="#000000" style:font-name="Calibri" fo:font-size="13pt" style:text-underline-style="solid" style:text-underline-width="auto" style:text-underline-color="font-color" style:text-underline-mode="continuous" style:text-overline-mode="continuous" style:text-line-through-mode="continuous" style:font-size-asian="13pt" style:font-name-complex="F" style:font-size-complex="12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MP1">HS Bremen, IFI, SoSe 2017 Programmierpraktikum</text:p>
        <text:p text:style-name="MP1">Rütjerodt, Belmass, Mangal, Düpont</text:p>
      </style:header>
      <style:footer>
        <text:p text:style-name="MP2"><text:tab/><text:span text:style-name="MT1"><text:date style:data-style-name="N37" text:date-value="2017-05-11T10:04:35.76" text:fixed="true">11.05.17</text:date></text:span><text:span text:style-name="MT1"><text:tab/></text:span><text:span text:style-name="MT1"><text:page-number text:select-page="current">26</text:page-number></text:span><text:span text:style-name="MT1">/</text:span><text:span text:style-name="MT1"><text:page-count>26</text:page-count></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rtha Duepont</meta:initial-creator>
    <dc:creator>Saskia Rütjerodt</dc:creator>
    <meta:creation-date>2017-04-23T13:03:00Z</meta:creation-date>
    <dc:date>2017-05-28T11:39:28.29</dc:date>
    <meta:editing-cycles>127</meta:editing-cycles>
    <meta:editing-duration>PT8H12M</meta:editing-duration>
    <meta:document-statistic meta:table-count="29" meta:image-count="1" meta:object-count="0" meta:page-count="26" meta:paragraph-count="968" meta:word-count="3704" meta:character-count="281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